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F_5_mile_Baseline_2_Samsung_Watch__CR" table:style-name="ta1">
        <table:shapes>
          <draw:frame draw:z-index="0" draw:style-name="gr1" draw:text-style-name="P1" svg:width="617.36pt" svg:height="475.11pt" svg:x="435.2pt" svg:y="3pt">
            <draw:object draw:notify-on-update-of-ranges="MAF_5_mile_Baseline_2_Samsung_Watch__CR.A1:MAF_5_mile_Baseline_2_Samsung_Watch__CR.A1 MAF_5_mile_Baseline_2_Samsung_Watch__CR.A2:MAF_5_mile_Baseline_2_Samsung_Watch__CR.A1010 MAF_5_mile_Baseline_2_Samsung_Watch__CR.E1:MAF_5_mile_Baseline_2_Samsung_Watch__CR.E1 MAF_5_mile_Baseline_2_Samsung_Watch__CR.E2:MAF_5_mile_Baseline_2_Samsung_Watch__CR.E1010 MAF_5_mile_Baseline_2_Samsung_Watch__CR.A1:MAF_5_mile_Baseline_2_Samsung_Watch__CR.A1 MAF_5_mile_Baseline_2_Samsung_Watch__CR.A2:MAF_5_mile_Baseline_2_Samsung_Watch__CR.A1010 MAF_5_mile_Baseline_2_Samsung_Watch__CR.F1:MAF_5_mile_Baseline_2_Samsung_Watch__CR.F1 MAF_5_mile_Baseline_2_Samsung_Watch__CR.F2:MAF_5_mile_Baseline_2_Samsung_Watch__CR.F1010 MAF_5_mile_Baseline_2_Samsung_Watch__CR.A1:MAF_5_mile_Baseline_2_Samsung_Watch__CR.A1 MAF_5_mile_Baseline_2_Samsung_Watch__CR.A2:MAF_5_mile_Baseline_2_Samsung_Watch__CR.A1010 MAF_5_mile_Baseline_2_Samsung_Watch__CR.G1:MAF_5_mile_Baseline_2_Samsung_Watch__CR.G1 MAF_5_mile_Baseline_2_Samsung_Watch__CR.G2:MAF_5_mile_Baseline_2_Samsung_Watch__CR.G10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 (secs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Heart_Rate (bpm)</text:p>
          </table:table-cell>
          <table:table-cell office:value-type="string" calcext:value-type="string">
            <text:p>HRmax (bpm)</text:p>
          </table:table-cell>
          <table:table-cell office:value-type="string" calcext:value-type="string">
            <text:p>HRmin (bpm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.90845" calcext:value-type="float">
            <text:p>39.90845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8" calcext:value-type="float">
            <text:p>323.8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.90845" calcext:value-type="float">
            <text:p>39.90845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8" calcext:value-type="float">
            <text:p>323.8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.90845" calcext:value-type="float">
            <text:p>39.90845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8" calcext:value-type="float">
            <text:p>323.8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.908394" calcext:value-type="float">
            <text:p>39.908394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7" calcext:value-type="float">
            <text:p>323.7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.90834" calcext:value-type="float">
            <text:p>39.90834</text:p>
          </table:table-cell>
          <table:table-cell office:value-type="float" office:value="-79.71206" calcext:value-type="float">
            <text:p>-79.71206</text:p>
          </table:table-cell>
          <table:table-cell office:value-type="float" office:value="323.7" calcext:value-type="float">
            <text:p>323.7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.908325" calcext:value-type="float">
            <text:p>39.908325</text:p>
          </table:table-cell>
          <table:table-cell office:value-type="float" office:value="-79.711975" calcext:value-type="float">
            <text:p>-79.711975</text:p>
          </table:table-cell>
          <table:table-cell office:value-type="float" office:value="323.8" calcext:value-type="float">
            <text:p>323.8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.908318" calcext:value-type="float">
            <text:p>39.908318</text:p>
          </table:table-cell>
          <table:table-cell office:value-type="float" office:value="-79.7119" calcext:value-type="float">
            <text:p>-79.7119</text:p>
          </table:table-cell>
          <table:table-cell office:value-type="float" office:value="323.7" calcext:value-type="float">
            <text:p>323.7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.908325" calcext:value-type="float">
            <text:p>39.908325</text:p>
          </table:table-cell>
          <table:table-cell office:value-type="float" office:value="-79.711784" calcext:value-type="float">
            <text:p>-79.711784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169" calcext:value-type="float">
            <text:p>-79.71169</text:p>
          </table:table-cell>
          <table:table-cell office:value-type="float" office:value="323.7" calcext:value-type="float">
            <text:p>323.7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.90837" calcext:value-type="float">
            <text:p>39.90837</text:p>
          </table:table-cell>
          <table:table-cell office:value-type="float" office:value="-79.7116" calcext:value-type="float">
            <text:p>-79.7116</text:p>
          </table:table-cell>
          <table:table-cell office:value-type="float" office:value="323.8" calcext:value-type="float">
            <text:p>323.8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.9084" calcext:value-type="float">
            <text:p>39.9084</text:p>
          </table:table-cell>
          <table:table-cell office:value-type="float" office:value="-79.71155" calcext:value-type="float">
            <text:p>-79.71155</text:p>
          </table:table-cell>
          <table:table-cell office:value-type="float" office:value="323.7" calcext:value-type="float">
            <text:p>323.7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.90844" calcext:value-type="float">
            <text:p>39.90844</text:p>
          </table:table-cell>
          <table:table-cell office:value-type="float" office:value="-79.71147" calcext:value-type="float">
            <text:p>-79.71147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.90848" calcext:value-type="float">
            <text:p>39.90848</text:p>
          </table:table-cell>
          <table:table-cell office:value-type="float" office:value="-79.71141" calcext:value-type="float">
            <text:p>-79.71141</text:p>
          </table:table-cell>
          <table:table-cell office:value-type="float" office:value="323.7" calcext:value-type="float">
            <text:p>323.7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9.908554" calcext:value-type="float">
            <text:p>39.908554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5" calcext:value-type="float">
            <text:p>323.5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9.908615" calcext:value-type="float">
            <text:p>39.908615</text:p>
          </table:table-cell>
          <table:table-cell office:value-type="float" office:value="-79.71118" calcext:value-type="float">
            <text:p>-79.71118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.908676" calcext:value-type="float">
            <text:p>39.908676</text:p>
          </table:table-cell>
          <table:table-cell office:value-type="float" office:value="-79.71107" calcext:value-type="float">
            <text:p>-79.71107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9.908714" calcext:value-type="float">
            <text:p>39.908714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9" calcext:value-type="float">
            <text:p>323.9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9.90878" calcext:value-type="float">
            <text:p>39.90878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9.908805" calcext:value-type="float">
            <text:p>39.908805</text:p>
          </table:table-cell>
          <table:table-cell office:value-type="float" office:value="-79.71083" calcext:value-type="float">
            <text:p>-79.71083</text:p>
          </table:table-cell>
          <table:table-cell office:value-type="float" office:value="323.7" calcext:value-type="float">
            <text:p>323.7</text:p>
          </table:table-cell>
          <table:table-cell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9.90883" calcext:value-type="float">
            <text:p>39.90883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7" calcext:value-type="float">
            <text:p>323.7</text:p>
          </table:table-cell>
          <table:table-cell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9.908886" calcext:value-type="float">
            <text:p>39.908886</text:p>
          </table:table-cell>
          <table:table-cell office:value-type="float" office:value="-79.71072" calcext:value-type="float">
            <text:p>-79.71072</text:p>
          </table:table-cell>
          <table:table-cell office:value-type="float" office:value="323.7" calcext:value-type="float">
            <text:p>323.7</text:p>
          </table:table-cell>
          <table:table-cell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9.90895" calcext:value-type="float">
            <text:p>39.90895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8" calcext:value-type="float">
            <text:p>323.8</text:p>
          </table:table-cell>
          <table:table-cell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.90895" calcext:value-type="float">
            <text:p>39.90895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8" calcext:value-type="float">
            <text:p>323.8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9.90903" calcext:value-type="float">
            <text:p>39.90903</text:p>
          </table:table-cell>
          <table:table-cell office:value-type="float" office:value="-79.71056" calcext:value-type="float">
            <text:p>-79.71056</text:p>
          </table:table-cell>
          <table:table-cell office:value-type="float" office:value="323.8" calcext:value-type="float">
            <text:p>323.8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9.909084" calcext:value-type="float">
            <text:p>39.909084</text:p>
          </table:table-cell>
          <table:table-cell office:value-type="float" office:value="-79.71055" calcext:value-type="float">
            <text:p>-79.71055</text:p>
          </table:table-cell>
          <table:table-cell office:value-type="float" office:value="323.7" calcext:value-type="float">
            <text:p>323.7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9.909187" calcext:value-type="float">
            <text:p>39.909187</text:p>
          </table:table-cell>
          <table:table-cell office:value-type="float" office:value="-79.71052" calcext:value-type="float">
            <text:p>-79.71052</text:p>
          </table:table-cell>
          <table:table-cell office:value-type="float" office:value="323.6" calcext:value-type="float">
            <text:p>323.6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9.909283" calcext:value-type="float">
            <text:p>39.909283</text:p>
          </table:table-cell>
          <table:table-cell office:value-type="float" office:value="-79.71053" calcext:value-type="float">
            <text:p>-79.71053</text:p>
          </table:table-cell>
          <table:table-cell office:value-type="float" office:value="323.6" calcext:value-type="float">
            <text:p>323.6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9.909386" calcext:value-type="float">
            <text:p>39.909386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9" calcext:value-type="float">
            <text:p>323.9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9.90945" calcext:value-type="float">
            <text:p>39.90945</text:p>
          </table:table-cell>
          <table:table-cell office:value-type="float" office:value="-79.71069" calcext:value-type="float">
            <text:p>-79.71069</text:p>
          </table:table-cell>
          <table:table-cell office:value-type="float" office:value="323.6" calcext:value-type="float">
            <text:p>323.6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9.909504" calcext:value-type="float">
            <text:p>39.909504</text:p>
          </table:table-cell>
          <table:table-cell office:value-type="float" office:value="-79.71081" calcext:value-type="float">
            <text:p>-79.71081</text:p>
          </table:table-cell>
          <table:table-cell office:value-type="float" office:value="323.8" calcext:value-type="float">
            <text:p>323.8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.90952" calcext:value-type="float">
            <text:p>39.90952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4" calcext:value-type="float">
            <text:p>323.4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9.909534" calcext:value-type="float">
            <text:p>39.909534</text:p>
          </table:table-cell>
          <table:table-cell office:value-type="float" office:value="-79.711006" calcext:value-type="float">
            <text:p>-79.711006</text:p>
          </table:table-cell>
          <table:table-cell office:value-type="float" office:value="323.6" calcext:value-type="float">
            <text:p>323.6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.909534" calcext:value-type="float">
            <text:p>39.909534</text:p>
          </table:table-cell>
          <table:table-cell office:value-type="float" office:value="-79.711006" calcext:value-type="float">
            <text:p>-79.711006</text:p>
          </table:table-cell>
          <table:table-cell office:value-type="float" office:value="323.6" calcext:value-type="float">
            <text:p>323.6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9.909496" calcext:value-type="float">
            <text:p>39.909496</text:p>
          </table:table-cell>
          <table:table-cell office:value-type="float" office:value="-79.71115" calcext:value-type="float">
            <text:p>-79.71115</text:p>
          </table:table-cell>
          <table:table-cell office:value-type="float" office:value="323.7" calcext:value-type="float">
            <text:p>323.7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.909435" calcext:value-type="float">
            <text:p>39.909435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8" calcext:value-type="float">
            <text:p>323.8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9.909386" calcext:value-type="float">
            <text:p>39.909386</text:p>
          </table:table-cell>
          <table:table-cell office:value-type="float" office:value="-79.71137" calcext:value-type="float">
            <text:p>-79.71137</text:p>
          </table:table-cell>
          <table:table-cell office:value-type="float" office:value="323.7" calcext:value-type="float">
            <text:p>323.7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.90934" calcext:value-type="float">
            <text:p>39.90934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7" calcext:value-type="float">
            <text:p>323.7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9.90934" calcext:value-type="float">
            <text:p>39.90934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7" calcext:value-type="float">
            <text:p>323.7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9.909264" calcext:value-type="float">
            <text:p>39.909264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8" calcext:value-type="float">
            <text:p>323.8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9.909218" calcext:value-type="float">
            <text:p>39.909218</text:p>
          </table:table-cell>
          <table:table-cell office:value-type="float" office:value="-79.711624" calcext:value-type="float">
            <text:p>-79.711624</text:p>
          </table:table-cell>
          <table:table-cell office:value-type="float" office:value="323.8" calcext:value-type="float">
            <text:p>323.8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9.90915" calcext:value-type="float">
            <text:p>39.90915</text:p>
          </table:table-cell>
          <table:table-cell office:value-type="float" office:value="-79.71173" calcext:value-type="float">
            <text:p>-79.71173</text:p>
          </table:table-cell>
          <table:table-cell office:value-type="float" office:value="323.7" calcext:value-type="float">
            <text:p>323.7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9.909103" calcext:value-type="float">
            <text:p>39.909103</text:p>
          </table:table-cell>
          <table:table-cell office:value-type="float" office:value="-79.71179" calcext:value-type="float">
            <text:p>-79.71179</text:p>
          </table:table-cell>
          <table:table-cell office:value-type="float" office:value="323.7" calcext:value-type="float">
            <text:p>323.7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9.909058" calcext:value-type="float">
            <text:p>39.909058</text:p>
          </table:table-cell>
          <table:table-cell office:value-type="float" office:value="-79.71187" calcext:value-type="float">
            <text:p>-79.71187</text:p>
          </table:table-cell>
          <table:table-cell office:value-type="float" office:value="323.8" calcext:value-type="float">
            <text:p>323.8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9.909058" calcext:value-type="float">
            <text:p>39.909058</text:p>
          </table:table-cell>
          <table:table-cell office:value-type="float" office:value="-79.71187" calcext:value-type="float">
            <text:p>-79.71187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9.909058" calcext:value-type="float">
            <text:p>39.909058</text:p>
          </table:table-cell>
          <table:table-cell office:value-type="float" office:value="-79.71187" calcext:value-type="float">
            <text:p>-79.71187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9.908978" calcext:value-type="float">
            <text:p>39.908978</text:p>
          </table:table-cell>
          <table:table-cell office:value-type="float" office:value="-79.712" calcext:value-type="float">
            <text:p>-79.712</text:p>
          </table:table-cell>
          <table:table-cell office:value-type="float" office:value="323.7" calcext:value-type="float">
            <text:p>323.7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.908928" calcext:value-type="float">
            <text:p>39.908928</text:p>
          </table:table-cell>
          <table:table-cell office:value-type="float" office:value="-79.71207" calcext:value-type="float">
            <text:p>-79.71207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9.90886" calcext:value-type="float">
            <text:p>39.90886</text:p>
          </table:table-cell>
          <table:table-cell office:value-type="float" office:value="-79.712166" calcext:value-type="float">
            <text:p>-79.712166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.908775" calcext:value-type="float">
            <text:p>39.908775</text:p>
          </table:table-cell>
          <table:table-cell office:value-type="float" office:value="-79.71225" calcext:value-type="float">
            <text:p>-79.71225</text:p>
          </table:table-cell>
          <table:table-cell office:value-type="float" office:value="323.7" calcext:value-type="float">
            <text:p>323.7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9.90867" calcext:value-type="float">
            <text:p>39.90867</text:p>
          </table:table-cell>
          <table:table-cell office:value-type="float" office:value="-79.71231" calcext:value-type="float">
            <text:p>-79.71231</text:p>
          </table:table-cell>
          <table:table-cell office:value-type="float" office:value="323.9" calcext:value-type="float">
            <text:p>323.9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9.908607" calcext:value-type="float">
            <text:p>39.908607</text:p>
          </table:table-cell>
          <table:table-cell office:value-type="float" office:value="-79.71233" calcext:value-type="float">
            <text:p>-79.71233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9.908504" calcext:value-type="float">
            <text:p>39.908504</text:p>
          </table:table-cell>
          <table:table-cell office:value-type="float" office:value="-79.71232" calcext:value-type="float">
            <text:p>-79.71232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9.908455" calcext:value-type="float">
            <text:p>39.908455</text:p>
          </table:table-cell>
          <table:table-cell office:value-type="float" office:value="-79.71228" calcext:value-type="float">
            <text:p>-79.71228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7" calcext:value-type="float">
            <text:p>323.7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7" calcext:value-type="float">
            <text:p>323.7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9.908314" calcext:value-type="float">
            <text:p>39.908314</text:p>
          </table:table-cell>
          <table:table-cell office:value-type="float" office:value="-79.712105" calcext:value-type="float">
            <text:p>-79.712105</text:p>
          </table:table-cell>
          <table:table-cell office:value-type="float" office:value="323.6" calcext:value-type="float">
            <text:p>323.6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9.908264" calcext:value-type="float">
            <text:p>39.908264</text:p>
          </table:table-cell>
          <table:table-cell office:value-type="float" office:value="-79.71202" calcext:value-type="float">
            <text:p>-79.71202</text:p>
          </table:table-cell>
          <table:table-cell office:value-type="float" office:value="323.7" calcext:value-type="float">
            <text:p>323.7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9.90824" calcext:value-type="float">
            <text:p>39.90824</text:p>
          </table:table-cell>
          <table:table-cell office:value-type="float" office:value="-79.71191" calcext:value-type="float">
            <text:p>-79.71191</text:p>
          </table:table-cell>
          <table:table-cell office:value-type="float" office:value="323.7" calcext:value-type="float">
            <text:p>323.7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9.908253" calcext:value-type="float">
            <text:p>39.908253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7" calcext:value-type="float">
            <text:p>323.7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9.9083" calcext:value-type="float">
            <text:p>39.9083</text:p>
          </table:table-cell>
          <table:table-cell office:value-type="float" office:value="-79.711685" calcext:value-type="float">
            <text:p>-79.711685</text:p>
          </table:table-cell>
          <table:table-cell office:value-type="float" office:value="323.8" calcext:value-type="float">
            <text:p>323.8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.90834" calcext:value-type="float">
            <text:p>39.90834</text:p>
          </table:table-cell>
          <table:table-cell office:value-type="float" office:value="-79.7116" calcext:value-type="float">
            <text:p>-79.7116</text:p>
          </table:table-cell>
          <table:table-cell office:value-type="float" office:value="323.7" calcext:value-type="float">
            <text:p>323.7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.90839" calcext:value-type="float">
            <text:p>39.90839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6" calcext:value-type="float">
            <text:p>323.6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.90843" calcext:value-type="float">
            <text:p>39.90843</text:p>
          </table:table-cell>
          <table:table-cell office:value-type="float" office:value="-79.71144" calcext:value-type="float">
            <text:p>-79.71144</text:p>
          </table:table-cell>
          <table:table-cell office:value-type="float" office:value="323.6" calcext:value-type="float">
            <text:p>323.6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.908474" calcext:value-type="float">
            <text:p>39.908474</text:p>
          </table:table-cell>
          <table:table-cell office:value-type="float" office:value="-79.71135" calcext:value-type="float">
            <text:p>-79.71135</text:p>
          </table:table-cell>
          <table:table-cell office:value-type="float" office:value="323.8" calcext:value-type="float">
            <text:p>323.8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9.90853" calcext:value-type="float">
            <text:p>39.90853</text:p>
          </table:table-cell>
          <table:table-cell office:value-type="float" office:value="-79.71124" calcext:value-type="float">
            <text:p>-79.71124</text:p>
          </table:table-cell>
          <table:table-cell office:value-type="float" office:value="323.7" calcext:value-type="float">
            <text:p>323.7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9.90857" calcext:value-type="float">
            <text:p>39.90857</text:p>
          </table:table-cell>
          <table:table-cell office:value-type="float" office:value="-79.711205" calcext:value-type="float">
            <text:p>-79.711205</text:p>
          </table:table-cell>
          <table:table-cell office:value-type="float" office:value="323.7" calcext:value-type="float">
            <text:p>323.7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.90857" calcext:value-type="float">
            <text:p>39.90857</text:p>
          </table:table-cell>
          <table:table-cell office:value-type="float" office:value="-79.711205" calcext:value-type="float">
            <text:p>-79.711205</text:p>
          </table:table-cell>
          <table:table-cell office:value-type="float" office:value="323.7" calcext:value-type="float">
            <text:p>323.7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9.9086" calcext:value-type="float">
            <text:p>39.9086</text:p>
          </table:table-cell>
          <table:table-cell office:value-type="float" office:value="-79.71117" calcext:value-type="float">
            <text:p>-79.71117</text:p>
          </table:table-cell>
          <table:table-cell office:value-type="float" office:value="323.7" calcext:value-type="float">
            <text:p>323.7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9.908657" calcext:value-type="float">
            <text:p>39.908657</text:p>
          </table:table-cell>
          <table:table-cell office:value-type="float" office:value="-79.711075" calcext:value-type="float">
            <text:p>-79.711075</text:p>
          </table:table-cell>
          <table:table-cell office:value-type="float" office:value="323.6" calcext:value-type="float">
            <text:p>323.6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9.908722" calcext:value-type="float">
            <text:p>39.908722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9.908787" calcext:value-type="float">
            <text:p>39.908787</text:p>
          </table:table-cell>
          <table:table-cell office:value-type="float" office:value="-79.71088" calcext:value-type="float">
            <text:p>-79.71088</text:p>
          </table:table-cell>
          <table:table-cell office:value-type="float" office:value="323.6" calcext:value-type="float">
            <text:p>323.6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9.90884" calcext:value-type="float">
            <text:p>39.90884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6" calcext:value-type="float">
            <text:p>323.6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9.908897" calcext:value-type="float">
            <text:p>39.908897</text:p>
          </table:table-cell>
          <table:table-cell office:value-type="float" office:value="-79.71072" calcext:value-type="float">
            <text:p>-79.71072</text:p>
          </table:table-cell>
          <table:table-cell office:value-type="float" office:value="323.7" calcext:value-type="float">
            <text:p>323.7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.908955" calcext:value-type="float">
            <text:p>39.908955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8" calcext:value-type="float">
            <text:p>323.8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.909046" calcext:value-type="float">
            <text:p>39.909046</text:p>
          </table:table-cell>
          <table:table-cell office:value-type="float" office:value="-79.71057" calcext:value-type="float">
            <text:p>-79.71057</text:p>
          </table:table-cell>
          <table:table-cell office:value-type="float" office:value="323.9" calcext:value-type="float">
            <text:p>323.9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9.909115" calcext:value-type="float">
            <text:p>39.909115</text:p>
          </table:table-cell>
          <table:table-cell office:value-type="float" office:value="-79.71054" calcext:value-type="float">
            <text:p>-79.71054</text:p>
          </table:table-cell>
          <table:table-cell office:value-type="float" office:value="323.6" calcext:value-type="float">
            <text:p>323.6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9.909176" calcext:value-type="float">
            <text:p>39.909176</text:p>
          </table:table-cell>
          <table:table-cell office:value-type="float" office:value="-79.71054" calcext:value-type="float">
            <text:p>-79.71054</text:p>
          </table:table-cell>
          <table:table-cell office:value-type="float" office:value="323.7" calcext:value-type="float">
            <text:p>323.7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9.90923" calcext:value-type="float">
            <text:p>39.90923</text:p>
          </table:table-cell>
          <table:table-cell office:value-type="float" office:value="-79.71055" calcext:value-type="float">
            <text:p>-79.71055</text:p>
          </table:table-cell>
          <table:table-cell office:value-type="float" office:value="323.6" calcext:value-type="float">
            <text:p>323.6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9.90923" calcext:value-type="float">
            <text:p>39.90923</text:p>
          </table:table-cell>
          <table:table-cell office:value-type="float" office:value="-79.71055" calcext:value-type="float">
            <text:p>-79.71055</text:p>
          </table:table-cell>
          <table:table-cell office:value-type="float" office:value="323.6" calcext:value-type="float">
            <text:p>323.6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9.909286" calcext:value-type="float">
            <text:p>39.909286</text:p>
          </table:table-cell>
          <table:table-cell office:value-type="float" office:value="-79.71056" calcext:value-type="float">
            <text:p>-79.71056</text:p>
          </table:table-cell>
          <table:table-cell office:value-type="float" office:value="323.8" calcext:value-type="float">
            <text:p>323.8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9.909378" calcext:value-type="float">
            <text:p>39.909378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9" calcext:value-type="float">
            <text:p>323.9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9.909443" calcext:value-type="float">
            <text:p>39.909443</text:p>
          </table:table-cell>
          <table:table-cell office:value-type="float" office:value="-79.71069" calcext:value-type="float">
            <text:p>-79.71069</text:p>
          </table:table-cell>
          <table:table-cell office:value-type="float" office:value="323.6" calcext:value-type="float">
            <text:p>323.6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9.909508" calcext:value-type="float">
            <text:p>39.909508</text:p>
          </table:table-cell>
          <table:table-cell office:value-type="float" office:value="-79.71088" calcext:value-type="float">
            <text:p>-79.71088</text:p>
          </table:table-cell>
          <table:table-cell office:value-type="float" office:value="323.5" calcext:value-type="float">
            <text:p>323.5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9.909534" calcext:value-type="float">
            <text:p>39.909534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9.909542" calcext:value-type="float">
            <text:p>39.909542</text:p>
          </table:table-cell>
          <table:table-cell office:value-type="float" office:value="-79.711075" calcext:value-type="float">
            <text:p>-79.711075</text:p>
          </table:table-cell>
          <table:table-cell office:value-type="float" office:value="322.4" calcext:value-type="float">
            <text:p>322.4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9.909504" calcext:value-type="float">
            <text:p>39.909504</text:p>
          </table:table-cell>
          <table:table-cell office:value-type="float" office:value="-79.71118" calcext:value-type="float">
            <text:p>-79.71118</text:p>
          </table:table-cell>
          <table:table-cell office:value-type="float" office:value="323.3" calcext:value-type="float">
            <text:p>323.3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9.90942" calcext:value-type="float">
            <text:p>39.90942</text:p>
          </table:table-cell>
          <table:table-cell office:value-type="float" office:value="-79.71133" calcext:value-type="float">
            <text:p>-79.71133</text:p>
          </table:table-cell>
          <table:table-cell office:value-type="float" office:value="323.7" calcext:value-type="float">
            <text:p>323.7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9.90935" calcext:value-type="float">
            <text:p>39.90935</text:p>
          </table:table-cell>
          <table:table-cell office:value-type="float" office:value="-79.7114" calcext:value-type="float">
            <text:p>-79.7114</text:p>
          </table:table-cell>
          <table:table-cell office:value-type="float" office:value="323.7" calcext:value-type="float">
            <text:p>323.7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9.90929" calcext:value-type="float">
            <text:p>39.90929</text:p>
          </table:table-cell>
          <table:table-cell office:value-type="float" office:value="-79.71149" calcext:value-type="float">
            <text:p>-79.71149</text:p>
          </table:table-cell>
          <table:table-cell office:value-type="float" office:value="323.8" calcext:value-type="float">
            <text:p>323.8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9.90929" calcext:value-type="float">
            <text:p>39.90929</text:p>
          </table:table-cell>
          <table:table-cell office:value-type="float" office:value="-79.71149" calcext:value-type="float">
            <text:p>-79.71149</text:p>
          </table:table-cell>
          <table:table-cell office:value-type="float" office:value="323.8" calcext:value-type="float">
            <text:p>323.8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9.90923" calcext:value-type="float">
            <text:p>39.90923</text:p>
          </table:table-cell>
          <table:table-cell office:value-type="float" office:value="-79.71158" calcext:value-type="float">
            <text:p>-79.71158</text:p>
          </table:table-cell>
          <table:table-cell office:value-type="float" office:value="323.8" calcext:value-type="float">
            <text:p>323.8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.909176" calcext:value-type="float">
            <text:p>39.909176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7" calcext:value-type="float">
            <text:p>323.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9.90913" calcext:value-type="float">
            <text:p>39.90913</text:p>
          </table:table-cell>
          <table:table-cell office:value-type="float" office:value="-79.711754" calcext:value-type="float">
            <text:p>-79.711754</text:p>
          </table:table-cell>
          <table:table-cell office:value-type="float" office:value="323.7" calcext:value-type="float">
            <text:p>323.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9.90906" calcext:value-type="float">
            <text:p>39.90906</text:p>
          </table:table-cell>
          <table:table-cell office:value-type="float" office:value="-79.71189" calcext:value-type="float">
            <text:p>-79.71189</text:p>
          </table:table-cell>
          <table:table-cell office:value-type="float" office:value="323.8" calcext:value-type="float">
            <text:p>323.8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9.909004" calcext:value-type="float">
            <text:p>39.909004</text:p>
          </table:table-cell>
          <table:table-cell office:value-type="float" office:value="-79.71199" calcext:value-type="float">
            <text:p>-79.71199</text:p>
          </table:table-cell>
          <table:table-cell office:value-type="float" office:value="323.7" calcext:value-type="float">
            <text:p>323.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9.909004" calcext:value-type="float">
            <text:p>39.909004</text:p>
          </table:table-cell>
          <table:table-cell office:value-type="float" office:value="-79.71199" calcext:value-type="float">
            <text:p>-79.71199</text:p>
          </table:table-cell>
          <table:table-cell office:value-type="float" office:value="323.7" calcext:value-type="float">
            <text:p>323.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9.90895" calcext:value-type="float">
            <text:p>39.90895</text:p>
          </table:table-cell>
          <table:table-cell office:value-type="float" office:value="-79.71207" calcext:value-type="float">
            <text:p>-79.71207</text:p>
          </table:table-cell>
          <table:table-cell office:value-type="float" office:value="323.7" calcext:value-type="float">
            <text:p>323.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7" calcext:value-type="float">
            <text:p>323.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9.90884" calcext:value-type="float">
            <text:p>39.90884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7" calcext:value-type="float">
            <text:p>323.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9.908768" calcext:value-type="float">
            <text:p>39.908768</text:p>
          </table:table-cell>
          <table:table-cell office:value-type="float" office:value="-79.7123" calcext:value-type="float">
            <text:p>-79.7123</text:p>
          </table:table-cell>
          <table:table-cell office:value-type="float" office:value="323.9" calcext:value-type="float">
            <text:p>323.9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9.908768" calcext:value-type="float">
            <text:p>39.908768</text:p>
          </table:table-cell>
          <table:table-cell office:value-type="float" office:value="-79.7123" calcext:value-type="float">
            <text:p>-79.7123</text:p>
          </table:table-cell>
          <table:table-cell office:value-type="float" office:value="323.9" calcext:value-type="float">
            <text:p>323.9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9.908665" calcext:value-type="float">
            <text:p>39.908665</text:p>
          </table:table-cell>
          <table:table-cell office:value-type="float" office:value="-79.71234" calcext:value-type="float">
            <text:p>-79.71234</text:p>
          </table:table-cell>
          <table:table-cell office:value-type="float" office:value="323.9" calcext:value-type="float">
            <text:p>323.9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9.908596" calcext:value-type="float">
            <text:p>39.908596</text:p>
          </table:table-cell>
          <table:table-cell office:value-type="float" office:value="-79.71234" calcext:value-type="float">
            <text:p>-79.71234</text:p>
          </table:table-cell>
          <table:table-cell office:value-type="float" office:value="323.7" calcext:value-type="float">
            <text:p>323.7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9.90851" calcext:value-type="float">
            <text:p>39.90851</text:p>
          </table:table-cell>
          <table:table-cell office:value-type="float" office:value="-79.71232" calcext:value-type="float">
            <text:p>-79.71232</text:p>
          </table:table-cell>
          <table:table-cell office:value-type="float" office:value="323.8" calcext:value-type="float">
            <text:p>323.8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9.90843" calcext:value-type="float">
            <text:p>39.90843</text:p>
          </table:table-cell>
          <table:table-cell office:value-type="float" office:value="-79.71227" calcext:value-type="float">
            <text:p>-79.71227</text:p>
          </table:table-cell>
          <table:table-cell office:value-type="float" office:value="323.7" calcext:value-type="float">
            <text:p>323.7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7" calcext:value-type="float">
            <text:p>323.7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9.908276" calcext:value-type="float">
            <text:p>39.908276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9" calcext:value-type="float">
            <text:p>323.9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9.908245" calcext:value-type="float">
            <text:p>39.908245</text:p>
          </table:table-cell>
          <table:table-cell office:value-type="float" office:value="-79.71201" calcext:value-type="float">
            <text:p>-79.71201</text:p>
          </table:table-cell>
          <table:table-cell office:value-type="float" office:value="323.8" calcext:value-type="float">
            <text:p>323.8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9.908257" calcext:value-type="float">
            <text:p>39.908257</text:p>
          </table:table-cell>
          <table:table-cell office:value-type="float" office:value="-79.71186" calcext:value-type="float">
            <text:p>-79.71186</text:p>
          </table:table-cell>
          <table:table-cell office:value-type="float" office:value="323.8" calcext:value-type="float">
            <text:p>323.8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9.908276" calcext:value-type="float">
            <text:p>39.908276</text:p>
          </table:table-cell>
          <table:table-cell office:value-type="float" office:value="-79.71176" calcext:value-type="float">
            <text:p>-79.71176</text:p>
          </table:table-cell>
          <table:table-cell office:value-type="float" office:value="323.7" calcext:value-type="float">
            <text:p>323.7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9.90833" calcext:value-type="float">
            <text:p>39.90833</text:p>
          </table:table-cell>
          <table:table-cell office:value-type="float" office:value="-79.71165" calcext:value-type="float">
            <text:p>-79.71165</text:p>
          </table:table-cell>
          <table:table-cell office:value-type="float" office:value="323.8" calcext:value-type="float">
            <text:p>323.8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9.908414" calcext:value-type="float">
            <text:p>39.908414</text:p>
          </table:table-cell>
          <table:table-cell office:value-type="float" office:value="-79.71147" calcext:value-type="float">
            <text:p>-79.71147</text:p>
          </table:table-cell>
          <table:table-cell office:value-type="float" office:value="323.6" calcext:value-type="float">
            <text:p>323.6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9.908431" calcext:value-type="float">
            <text:p>39.908431</text:p>
          </table:table-cell>
          <table:table-cell office:value-type="float" office:value="-79.71144" calcext:value-type="float">
            <text:p>-79.71144</text:p>
          </table:table-cell>
          <table:table-cell office:value-type="float" office:value="323.6" calcext:value-type="float">
            <text:p>323.6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9.908447" calcext:value-type="float">
            <text:p>39.908447</text:p>
          </table:table-cell>
          <table:table-cell office:value-type="float" office:value="-79.71141" calcext:value-type="float">
            <text:p>-79.71141</text:p>
          </table:table-cell>
          <table:table-cell office:value-type="float" office:value="323.9" calcext:value-type="float">
            <text:p>323.9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13" calcext:value-type="float">
            <text:p>-79.7113</text:p>
          </table:table-cell>
          <table:table-cell office:value-type="float" office:value="324" calcext:value-type="float">
            <text:p>324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9.90856" calcext:value-type="float">
            <text:p>39.90856</text:p>
          </table:table-cell>
          <table:table-cell office:value-type="float" office:value="-79.71121" calcext:value-type="float">
            <text:p>-79.71121</text:p>
          </table:table-cell>
          <table:table-cell office:value-type="float" office:value="323.7" calcext:value-type="float">
            <text:p>323.7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9.908604" calcext:value-type="float">
            <text:p>39.908604</text:p>
          </table:table-cell>
          <table:table-cell office:value-type="float" office:value="-79.71113" calcext:value-type="float">
            <text:p>-79.71113</text:p>
          </table:table-cell>
          <table:table-cell office:value-type="float" office:value="324.1" calcext:value-type="float">
            <text:p>324.1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.908604" calcext:value-type="float">
            <text:p>39.908604</text:p>
          </table:table-cell>
          <table:table-cell office:value-type="float" office:value="-79.71113" calcext:value-type="float">
            <text:p>-79.71113</text:p>
          </table:table-cell>
          <table:table-cell office:value-type="float" office:value="324.1" calcext:value-type="float">
            <text:p>324.1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9.908684" calcext:value-type="float">
            <text:p>39.908684</text:p>
          </table:table-cell>
          <table:table-cell office:value-type="float" office:value="-79.71099" calcext:value-type="float">
            <text:p>-79.71099</text:p>
          </table:table-cell>
          <table:table-cell office:value-type="float" office:value="323.9" calcext:value-type="float">
            <text:p>323.9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9.908733" calcext:value-type="float">
            <text:p>39.908733</text:p>
          </table:table-cell>
          <table:table-cell office:value-type="float" office:value="-79.71093" calcext:value-type="float">
            <text:p>-79.71093</text:p>
          </table:table-cell>
          <table:table-cell office:value-type="float" office:value="323.7" calcext:value-type="float">
            <text:p>323.7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9.908813" calcext:value-type="float">
            <text:p>39.908813</text:p>
          </table:table-cell>
          <table:table-cell office:value-type="float" office:value="-79.71083" calcext:value-type="float">
            <text:p>-79.71083</text:p>
          </table:table-cell>
          <table:table-cell office:value-type="float" office:value="323.7" calcext:value-type="float">
            <text:p>323.7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9.908893" calcext:value-type="float">
            <text:p>39.908893</text:p>
          </table:table-cell>
          <table:table-cell office:value-type="float" office:value="-79.710736" calcext:value-type="float">
            <text:p>-79.710736</text:p>
          </table:table-cell>
          <table:table-cell office:value-type="float" office:value="323.7" calcext:value-type="float">
            <text:p>323.7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9.90892" calcext:value-type="float">
            <text:p>39.90892</text:p>
          </table:table-cell>
          <table:table-cell office:value-type="float" office:value="-79.710712" calcext:value-type="float">
            <text:p>-79.710712</text:p>
          </table:table-cell>
          <table:table-cell office:value-type="float" office:value="323.7" calcext:value-type="float">
            <text:p>323.7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9.908946" calcext:value-type="float">
            <text:p>39.908946</text:p>
          </table:table-cell>
          <table:table-cell office:value-type="float" office:value="-79.710689" calcext:value-type="float">
            <text:p>-79.710689</text:p>
          </table:table-cell>
          <table:table-cell office:value-type="float" office:value="323.8" calcext:value-type="float">
            <text:p>323.8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9.908972" calcext:value-type="float">
            <text:p>39.908972</text:p>
          </table:table-cell>
          <table:table-cell office:value-type="float" office:value="-79.710665" calcext:value-type="float">
            <text:p>-79.710665</text:p>
          </table:table-cell>
          <table:table-cell office:value-type="float" office:value="323.7" calcext:value-type="float">
            <text:p>323.7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9.908999" calcext:value-type="float">
            <text:p>39.908999</text:p>
          </table:table-cell>
          <table:table-cell office:value-type="float" office:value="-79.710641" calcext:value-type="float">
            <text:p>-79.710641</text:p>
          </table:table-cell>
          <table:table-cell office:value-type="float" office:value="323.8" calcext:value-type="float">
            <text:p>323.8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9.909025" calcext:value-type="float">
            <text:p>39.909025</text:p>
          </table:table-cell>
          <table:table-cell office:value-type="float" office:value="-79.710617" calcext:value-type="float">
            <text:p>-79.710617</text:p>
          </table:table-cell>
          <table:table-cell office:value-type="float" office:value="323.8" calcext:value-type="float">
            <text:p>323.8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9.9092" calcext:value-type="float">
            <text:p>39.9092</text:p>
          </table:table-cell>
          <table:table-cell office:value-type="float" office:value="-79.71055" calcext:value-type="float">
            <text:p>-79.71055</text:p>
          </table:table-cell>
          <table:table-cell office:value-type="float" office:value="323.7" calcext:value-type="float">
            <text:p>323.7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9.909294" calcext:value-type="float">
            <text:p>39.909294</text:p>
          </table:table-cell>
          <table:table-cell office:value-type="float" office:value="-79.710556" calcext:value-type="float">
            <text:p>-79.710556</text:p>
          </table:table-cell>
          <table:table-cell office:value-type="float" office:value="323.8" calcext:value-type="float">
            <text:p>323.8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9.909416" calcext:value-type="float">
            <text:p>39.909416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9" calcext:value-type="float">
            <text:p>323.9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9.90948" calcext:value-type="float">
            <text:p>39.90948</text:p>
          </table:table-cell>
          <table:table-cell office:value-type="float" office:value="-79.71078" calcext:value-type="float">
            <text:p>-79.71078</text:p>
          </table:table-cell>
          <table:table-cell office:value-type="float" office:value="323.7" calcext:value-type="float">
            <text:p>323.7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9.909496" calcext:value-type="float">
            <text:p>39.909496</text:p>
          </table:table-cell>
          <table:table-cell office:value-type="float" office:value="-79.71089" calcext:value-type="float">
            <text:p>-79.71089</text:p>
          </table:table-cell>
          <table:table-cell office:value-type="float" office:value="323.7" calcext:value-type="float">
            <text:p>323.7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.909504" calcext:value-type="float">
            <text:p>39.909504</text:p>
          </table:table-cell>
          <table:table-cell office:value-type="float" office:value="-79.71109" calcext:value-type="float">
            <text:p>-79.71109</text:p>
          </table:table-cell>
          <table:table-cell office:value-type="float" office:value="323.8" calcext:value-type="float">
            <text:p>323.8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9.90946" calcext:value-type="float">
            <text:p>39.90946</text:p>
          </table:table-cell>
          <table:table-cell office:value-type="float" office:value="-79.71124" calcext:value-type="float">
            <text:p>-79.71124</text:p>
          </table:table-cell>
          <table:table-cell office:value-type="float" office:value="323.5" calcext:value-type="float">
            <text:p>323.5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9.90938" calcext:value-type="float">
            <text:p>39.90938</text:p>
          </table:table-cell>
          <table:table-cell office:value-type="float" office:value="-79.71136" calcext:value-type="float">
            <text:p>-79.71136</text:p>
          </table:table-cell>
          <table:table-cell office:value-type="float" office:value="323.7" calcext:value-type="float">
            <text:p>323.7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9.90938" calcext:value-type="float">
            <text:p>39.90938</text:p>
          </table:table-cell>
          <table:table-cell office:value-type="float" office:value="-79.71136" calcext:value-type="float">
            <text:p>-79.71136</text:p>
          </table:table-cell>
          <table:table-cell office:value-type="float" office:value="323.7" calcext:value-type="float">
            <text:p>323.7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9.90938" calcext:value-type="float">
            <text:p>39.90938</text:p>
          </table:table-cell>
          <table:table-cell office:value-type="float" office:value="-79.71136" calcext:value-type="float">
            <text:p>-79.71136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9.909245" calcext:value-type="float">
            <text:p>39.909245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9.909184" calcext:value-type="float">
            <text:p>39.909184</text:p>
          </table:table-cell>
          <table:table-cell office:value-type="float" office:value="-79.71166" calcext:value-type="float">
            <text:p>-79.71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9.909122" calcext:value-type="float">
            <text:p>39.909122</text:p>
          </table:table-cell>
          <table:table-cell office:value-type="float" office:value="-79.71175" calcext:value-type="float">
            <text:p>-79.7117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9.909065" calcext:value-type="float">
            <text:p>39.909065</text:p>
          </table:table-cell>
          <table:table-cell office:value-type="float" office:value="-79.711815" calcext:value-type="float">
            <text:p>-79.71181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9.90902" calcext:value-type="float">
            <text:p>39.90902</text:p>
          </table:table-cell>
          <table:table-cell office:value-type="float" office:value="-79.711876" calcext:value-type="float">
            <text:p>-79.711876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9.908966" calcext:value-type="float">
            <text:p>39.908966</text:p>
          </table:table-cell>
          <table:table-cell office:value-type="float" office:value="-79.71195" calcext:value-type="float">
            <text:p>-79.7119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9.908916" calcext:value-type="float">
            <text:p>39.908916</text:p>
          </table:table-cell>
          <table:table-cell office:value-type="float" office:value="-79.71202" calcext:value-type="float">
            <text:p>-79.71202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9.908863" calcext:value-type="float">
            <text:p>39.908863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9.908794" calcext:value-type="float">
            <text:p>39.908794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9.908707" calcext:value-type="float">
            <text:p>39.908707</text:p>
          </table:table-cell>
          <table:table-cell office:value-type="float" office:value="-79.712296" calcext:value-type="float">
            <text:p>-79.712296</text:p>
          </table:table-cell>
          <table:table-cell office:value-type="float" office:value="323.9" calcext:value-type="float">
            <text:p>323.9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9.908607" calcext:value-type="float">
            <text:p>39.908607</text:p>
          </table:table-cell>
          <table:table-cell office:value-type="float" office:value="-79.712326" calcext:value-type="float">
            <text:p>-79.712326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9.908543" calcext:value-type="float">
            <text:p>39.908543</text:p>
          </table:table-cell>
          <table:table-cell office:value-type="float" office:value="-79.712326" calcext:value-type="float">
            <text:p>-79.712326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9.908543" calcext:value-type="float">
            <text:p>39.908543</text:p>
          </table:table-cell>
          <table:table-cell office:value-type="float" office:value="-79.712326" calcext:value-type="float">
            <text:p>-79.712326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9.90847" calcext:value-type="float">
            <text:p>39.90847</text:p>
          </table:table-cell>
          <table:table-cell office:value-type="float" office:value="-79.712296" calcext:value-type="float">
            <text:p>-79.712296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9.908398" calcext:value-type="float">
            <text:p>39.908398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9.908348" calcext:value-type="float">
            <text:p>39.908348</text:p>
          </table:table-cell>
          <table:table-cell office:value-type="float" office:value="-79.71217" calcext:value-type="float">
            <text:p>-79.71217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9.90831" calcext:value-type="float">
            <text:p>39.90831</text:p>
          </table:table-cell>
          <table:table-cell office:value-type="float" office:value="-79.71209" calcext:value-type="float">
            <text:p>-79.71209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9.908276" calcext:value-type="float">
            <text:p>39.908276</text:p>
          </table:table-cell>
          <table:table-cell office:value-type="float" office:value="-79.71199" calcext:value-type="float">
            <text:p>-79.71199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9.90826" calcext:value-type="float">
            <text:p>39.90826</text:p>
          </table:table-cell>
          <table:table-cell office:value-type="float" office:value="-79.71189" calcext:value-type="float">
            <text:p>-79.71189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9.908264" calcext:value-type="float">
            <text:p>39.908264</text:p>
          </table:table-cell>
          <table:table-cell office:value-type="float" office:value="-79.7118" calcext:value-type="float">
            <text:p>-79.7118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9.90829" calcext:value-type="float">
            <text:p>39.90829</text:p>
          </table:table-cell>
          <table:table-cell office:value-type="float" office:value="-79.71169" calcext:value-type="float">
            <text:p>-79.71169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9.908356" calcext:value-type="float">
            <text:p>39.908356</text:p>
          </table:table-cell>
          <table:table-cell office:value-type="float" office:value="-79.71158" calcext:value-type="float">
            <text:p>-79.71158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9.908436" calcext:value-type="float">
            <text:p>39.908436</text:p>
          </table:table-cell>
          <table:table-cell office:value-type="float" office:value="-79.711464" calcext:value-type="float">
            <text:p>-79.711464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9.908436" calcext:value-type="float">
            <text:p>39.908436</text:p>
          </table:table-cell>
          <table:table-cell office:value-type="float" office:value="-79.711464" calcext:value-type="float">
            <text:p>-79.711464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9.90854" calcext:value-type="float">
            <text:p>39.90854</text:p>
          </table:table-cell>
          <table:table-cell office:value-type="float" office:value="-79.71131" calcext:value-type="float">
            <text:p>-79.71131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9.90854" calcext:value-type="float">
            <text:p>39.90854</text:p>
          </table:table-cell>
          <table:table-cell office:value-type="float" office:value="-79.71131" calcext:value-type="float">
            <text:p>-79.71131</text:p>
          </table:table-cell>
          <table:table-cell office:value-type="float" office:value="323.7" calcext:value-type="float">
            <text:p>323.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9.90858" calcext:value-type="float">
            <text:p>39.90858</text:p>
          </table:table-cell>
          <table:table-cell office:value-type="float" office:value="-79.71125" calcext:value-type="float">
            <text:p>-79.71125</text:p>
          </table:table-cell>
          <table:table-cell office:value-type="float" office:value="323.4" calcext:value-type="float">
            <text:p>323.4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9.908627" calcext:value-type="float">
            <text:p>39.908627</text:p>
          </table:table-cell>
          <table:table-cell office:value-type="float" office:value="-79.71118" calcext:value-type="float">
            <text:p>-79.71118</text:p>
          </table:table-cell>
          <table:table-cell office:value-type="float" office:value="323.7" calcext:value-type="float">
            <text:p>323.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9.908672" calcext:value-type="float">
            <text:p>39.908672</text:p>
          </table:table-cell>
          <table:table-cell office:value-type="float" office:value="-79.71111" calcext:value-type="float">
            <text:p>-79.71111</text:p>
          </table:table-cell>
          <table:table-cell office:value-type="float" office:value="323.6" calcext:value-type="float">
            <text:p>323.6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9.908714" calcext:value-type="float">
            <text:p>39.908714</text:p>
          </table:table-cell>
          <table:table-cell office:value-type="float" office:value="-79.711044" calcext:value-type="float">
            <text:p>-79.711044</text:p>
          </table:table-cell>
          <table:table-cell office:value-type="float" office:value="323.6" calcext:value-type="float">
            <text:p>323.6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9.908787" calcext:value-type="float">
            <text:p>39.908787</text:p>
          </table:table-cell>
          <table:table-cell office:value-type="float" office:value="-79.7109" calcext:value-type="float">
            <text:p>-79.7109</text:p>
          </table:table-cell>
          <table:table-cell office:value-type="float" office:value="323.6" calcext:value-type="float">
            <text:p>323.6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9.90885" calcext:value-type="float">
            <text:p>39.90885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7" calcext:value-type="float">
            <text:p>323.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9.90895" calcext:value-type="float">
            <text:p>39.90895</text:p>
          </table:table-cell>
          <table:table-cell office:value-type="float" office:value="-79.710655" calcext:value-type="float">
            <text:p>-79.710655</text:p>
          </table:table-cell>
          <table:table-cell office:value-type="float" office:value="323.8" calcext:value-type="float">
            <text:p>323.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9.90905" calcext:value-type="float">
            <text:p>39.90905</text:p>
          </table:table-cell>
          <table:table-cell office:value-type="float" office:value="-79.71058" calcext:value-type="float">
            <text:p>-79.71058</text:p>
          </table:table-cell>
          <table:table-cell office:value-type="float" office:value="323.6" calcext:value-type="float">
            <text:p>323.6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9.909157" calcext:value-type="float">
            <text:p>39.909157</text:p>
          </table:table-cell>
          <table:table-cell office:value-type="float" office:value="-79.71054" calcext:value-type="float">
            <text:p>-79.71054</text:p>
          </table:table-cell>
          <table:table-cell office:value-type="float" office:value="323.7" calcext:value-type="float">
            <text:p>323.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9.90924" calcext:value-type="float">
            <text:p>39.90924</text:p>
          </table:table-cell>
          <table:table-cell office:value-type="float" office:value="-79.71054" calcext:value-type="float">
            <text:p>-79.71054</text:p>
          </table:table-cell>
          <table:table-cell office:value-type="float" office:value="323.6" calcext:value-type="float">
            <text:p>323.6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9.90924" calcext:value-type="float">
            <text:p>39.90924</text:p>
          </table:table-cell>
          <table:table-cell office:value-type="float" office:value="-79.71054" calcext:value-type="float">
            <text:p>-79.71054</text:p>
          </table:table-cell>
          <table:table-cell office:value-type="float" office:value="323.6" calcext:value-type="float">
            <text:p>323.6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9.909266" calcext:value-type="float">
            <text:p>39.909266</text:p>
          </table:table-cell>
          <table:table-cell office:value-type="float" office:value="-79.710559" calcext:value-type="float">
            <text:p>-79.710559</text:p>
          </table:table-cell>
          <table:table-cell office:value-type="float" office:value="323.7" calcext:value-type="float">
            <text:p>323.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9.909397" calcext:value-type="float">
            <text:p>39.909397</text:p>
          </table:table-cell>
          <table:table-cell office:value-type="float" office:value="-79.710655" calcext:value-type="float">
            <text:p>-79.710655</text:p>
          </table:table-cell>
          <table:table-cell office:value-type="float" office:value="323.9" calcext:value-type="float">
            <text:p>323.9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9.909443" calcext:value-type="float">
            <text:p>39.909443</text:p>
          </table:table-cell>
          <table:table-cell office:value-type="float" office:value="-79.71072" calcext:value-type="float">
            <text:p>-79.71072</text:p>
          </table:table-cell>
          <table:table-cell office:value-type="float" office:value="323.8" calcext:value-type="float">
            <text:p>323.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9.90949" calcext:value-type="float">
            <text:p>39.90949</text:p>
          </table:table-cell>
          <table:table-cell office:value-type="float" office:value="-79.71081" calcext:value-type="float">
            <text:p>-79.71081</text:p>
          </table:table-cell>
          <table:table-cell office:value-type="float" office:value="323.8" calcext:value-type="float">
            <text:p>323.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9.909515" calcext:value-type="float">
            <text:p>39.909515</text:p>
          </table:table-cell>
          <table:table-cell office:value-type="float" office:value="-79.710945" calcext:value-type="float">
            <text:p>-79.710945</text:p>
          </table:table-cell>
          <table:table-cell office:value-type="float" office:value="323.6" calcext:value-type="float">
            <text:p>323.6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9.90951" calcext:value-type="float">
            <text:p>39.90951</text:p>
          </table:table-cell>
          <table:table-cell office:value-type="float" office:value="-79.71109" calcext:value-type="float">
            <text:p>-79.71109</text:p>
          </table:table-cell>
          <table:table-cell office:value-type="float" office:value="323.4" calcext:value-type="float">
            <text:p>323.4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9.909448" calcext:value-type="float">
            <text:p>39.909448</text:p>
          </table:table-cell>
          <table:table-cell office:value-type="float" office:value="-79.71125" calcext:value-type="float">
            <text:p>-79.71125</text:p>
          </table:table-cell>
          <table:table-cell office:value-type="float" office:value="323.5" calcext:value-type="float">
            <text:p>323.5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9.909404" calcext:value-type="float">
            <text:p>39.909404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7" calcext:value-type="float">
            <text:p>323.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9.90936" calcext:value-type="float">
            <text:p>39.90936</text:p>
          </table:table-cell>
          <table:table-cell office:value-type="float" office:value="-79.71139" calcext:value-type="float">
            <text:p>-79.71139</text:p>
          </table:table-cell>
          <table:table-cell office:value-type="float" office:value="323.7" calcext:value-type="float">
            <text:p>323.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9.909316" calcext:value-type="float">
            <text:p>39.909316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8" calcext:value-type="float">
            <text:p>323.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9.909272" calcext:value-type="float">
            <text:p>39.909272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8" calcext:value-type="float">
            <text:p>323.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9.909228" calcext:value-type="float">
            <text:p>39.909228</text:p>
          </table:table-cell>
          <table:table-cell office:value-type="float" office:value="-79.7116" calcext:value-type="float">
            <text:p>-79.7116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9.909184" calcext:value-type="float">
            <text:p>39.909184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9.90911" calcext:value-type="float">
            <text:p>39.90911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9.90904" calcext:value-type="float">
            <text:p>39.90904</text:p>
          </table:table-cell>
          <table:table-cell office:value-type="float" office:value="-79.71188" calcext:value-type="float">
            <text:p>-79.71188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9.908997" calcext:value-type="float">
            <text:p>39.908997</text:p>
          </table:table-cell>
          <table:table-cell office:value-type="float" office:value="-79.711975" calcext:value-type="float">
            <text:p>-79.711975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9.908947" calcext:value-type="float">
            <text:p>39.908947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9.9089" calcext:value-type="float">
            <text:p>39.9089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9.90885" calcext:value-type="float">
            <text:p>39.90885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9.90879" calcext:value-type="float">
            <text:p>39.90879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9.908688" calcext:value-type="float">
            <text:p>39.908688</text:p>
          </table:table-cell>
          <table:table-cell office:value-type="float" office:value="-79.712326" calcext:value-type="float">
            <text:p>-79.712326</text:p>
          </table:table-cell>
          <table:table-cell office:value-type="float" office:value="323.9" calcext:value-type="float">
            <text:p>323.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9.908596" calcext:value-type="float">
            <text:p>39.908596</text:p>
          </table:table-cell>
          <table:table-cell office:value-type="float" office:value="-79.71233" calcext:value-type="float">
            <text:p>-79.71233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9.908483" calcext:value-type="float">
            <text:p>39.908483</text:p>
          </table:table-cell>
          <table:table-cell office:value-type="float" office:value="-79.712302" calcext:value-type="float">
            <text:p>-79.712302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9.908445" calcext:value-type="float">
            <text:p>39.908445</text:p>
          </table:table-cell>
          <table:table-cell office:value-type="float" office:value="-79.712275" calcext:value-type="float">
            <text:p>-79.712275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9.908408" calcext:value-type="float">
            <text:p>39.908408</text:p>
          </table:table-cell>
          <table:table-cell office:value-type="float" office:value="-79.712247" calcext:value-type="float">
            <text:p>-79.712247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9.90837" calcext:value-type="float">
            <text:p>39.90837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9.908314" calcext:value-type="float">
            <text:p>39.908314</text:p>
          </table:table-cell>
          <table:table-cell office:value-type="float" office:value="-79.712135" calcext:value-type="float">
            <text:p>-79.712135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9.90828" calcext:value-type="float">
            <text:p>39.90828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9.908268" calcext:value-type="float">
            <text:p>39.908268</text:p>
          </table:table-cell>
          <table:table-cell office:value-type="float" office:value="-79.71196" calcext:value-type="float">
            <text:p>-79.71196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9.90827" calcext:value-type="float">
            <text:p>39.90827</text:p>
          </table:table-cell>
          <table:table-cell office:value-type="float" office:value="-79.711845" calcext:value-type="float">
            <text:p>-79.711845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9.908295" calcext:value-type="float">
            <text:p>39.908295</text:p>
          </table:table-cell>
          <table:table-cell office:value-type="float" office:value="-79.711716" calcext:value-type="float">
            <text:p>-79.711716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9.9084" calcext:value-type="float">
            <text:p>39.9084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9.908455" calcext:value-type="float">
            <text:p>39.908455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9.908493" calcext:value-type="float">
            <text:p>39.908493</text:p>
          </table:table-cell>
          <table:table-cell office:value-type="float" office:value="-79.71141" calcext:value-type="float">
            <text:p>-79.71141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9.90854" calcext:value-type="float">
            <text:p>39.90854</text:p>
          </table:table-cell>
          <table:table-cell office:value-type="float" office:value="-79.71134" calcext:value-type="float">
            <text:p>-79.71134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9.908592" calcext:value-type="float">
            <text:p>39.908592</text:p>
          </table:table-cell>
          <table:table-cell office:value-type="float" office:value="-79.71124" calcext:value-type="float">
            <text:p>-79.71124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9.908625" calcext:value-type="float">
            <text:p>39.908625</text:p>
          </table:table-cell>
          <table:table-cell office:value-type="float" office:value="-79.711188" calcext:value-type="float">
            <text:p>-79.7111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9.908657" calcext:value-type="float">
            <text:p>39.908657</text:p>
          </table:table-cell>
          <table:table-cell office:value-type="float" office:value="-79.711136" calcext:value-type="float">
            <text:p>-79.711136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9.908722" calcext:value-type="float">
            <text:p>39.908722</text:p>
          </table:table-cell>
          <table:table-cell office:value-type="float" office:value="-79.71103" calcext:value-type="float">
            <text:p>-79.711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9.908805" calcext:value-type="float">
            <text:p>39.908805</text:p>
          </table:table-cell>
          <table:table-cell office:value-type="float" office:value="-79.710909" calcext:value-type="float">
            <text:p>-79.710909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9.90883" calcext:value-type="float">
            <text:p>39.90883</text:p>
          </table:table-cell>
          <table:table-cell office:value-type="float" office:value="-79.710873" calcext:value-type="float">
            <text:p>-79.710873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9.908855" calcext:value-type="float">
            <text:p>39.908855</text:p>
          </table:table-cell>
          <table:table-cell office:value-type="float" office:value="-79.710836" calcext:value-type="float">
            <text:p>-79.710836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9.90888" calcext:value-type="float">
            <text:p>39.90888</text:p>
          </table:table-cell>
          <table:table-cell office:value-type="float" office:value="-79.7108" calcext:value-type="float">
            <text:p>-79.7108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9.90892" calcext:value-type="float">
            <text:p>39.90892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9.908966" calcext:value-type="float">
            <text:p>39.908966</text:p>
          </table:table-cell>
          <table:table-cell office:value-type="float" office:value="-79.710655" calcext:value-type="float">
            <text:p>-79.710655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9.909023" calcext:value-type="float">
            <text:p>39.909023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9.90911" calcext:value-type="float">
            <text:p>39.90911</text:p>
          </table:table-cell>
          <table:table-cell office:value-type="float" office:value="-79.71056" calcext:value-type="float">
            <text:p>-79.71056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9.909218" calcext:value-type="float">
            <text:p>39.909218</text:p>
          </table:table-cell>
          <table:table-cell office:value-type="float" office:value="-79.71054" calcext:value-type="float">
            <text:p>-79.710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9.909325" calcext:value-type="float">
            <text:p>39.909325</text:p>
          </table:table-cell>
          <table:table-cell office:value-type="float" office:value="-79.71057" calcext:value-type="float">
            <text:p>-79.71057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9.909405" calcext:value-type="float">
            <text:p>39.909405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9" calcext:value-type="float">
            <text:p>323.9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9.909428" calcext:value-type="float">
            <text:p>39.909428</text:p>
          </table:table-cell>
          <table:table-cell office:value-type="float" office:value="-79.710657" calcext:value-type="float">
            <text:p>-79.710657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9.90945" calcext:value-type="float">
            <text:p>39.90945</text:p>
          </table:table-cell>
          <table:table-cell office:value-type="float" office:value="-79.71069" calcext:value-type="float">
            <text:p>-79.71069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9.9095" calcext:value-type="float">
            <text:p>39.9095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9.90953" calcext:value-type="float">
            <text:p>39.90953</text:p>
          </table:table-cell>
          <table:table-cell office:value-type="float" office:value="-79.71092" calcext:value-type="float">
            <text:p>-79.71092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9.909492" calcext:value-type="float">
            <text:p>39.909492</text:p>
          </table:table-cell>
          <table:table-cell office:value-type="float" office:value="-79.711073" calcext:value-type="float">
            <text:p>-79.711073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9.909457" calcext:value-type="float">
            <text:p>39.909457</text:p>
          </table:table-cell>
          <table:table-cell office:value-type="float" office:value="-79.711135" calcext:value-type="float">
            <text:p>-79.711135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9.909421" calcext:value-type="float">
            <text:p>39.909421</text:p>
          </table:table-cell>
          <table:table-cell office:value-type="float" office:value="-79.711198" calcext:value-type="float">
            <text:p>-79.711198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9.909386" calcext:value-type="float">
            <text:p>39.909386</text:p>
          </table:table-cell>
          <table:table-cell office:value-type="float" office:value="-79.711261" calcext:value-type="float">
            <text:p>-79.711261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9.909351" calcext:value-type="float">
            <text:p>39.909351</text:p>
          </table:table-cell>
          <table:table-cell office:value-type="float" office:value="-79.711324" calcext:value-type="float">
            <text:p>-79.7113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9.909316" calcext:value-type="float">
            <text:p>39.909316</text:p>
          </table:table-cell>
          <table:table-cell office:value-type="float" office:value="-79.711386" calcext:value-type="float">
            <text:p>-79.7113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9.909281" calcext:value-type="float">
            <text:p>39.909281</text:p>
          </table:table-cell>
          <table:table-cell office:value-type="float" office:value="-79.711449" calcext:value-type="float">
            <text:p>-79.711449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9.909246" calcext:value-type="float">
            <text:p>39.909246</text:p>
          </table:table-cell>
          <table:table-cell office:value-type="float" office:value="-79.711512" calcext:value-type="float">
            <text:p>-79.711512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9.90921" calcext:value-type="float">
            <text:p>39.90921</text:p>
          </table:table-cell>
          <table:table-cell office:value-type="float" office:value="-79.711575" calcext:value-type="float">
            <text:p>-79.711575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9.909175" calcext:value-type="float">
            <text:p>39.909175</text:p>
          </table:table-cell>
          <table:table-cell office:value-type="float" office:value="-79.711637" calcext:value-type="float">
            <text:p>-79.711637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9.90914" calcext:value-type="float">
            <text:p>39.90914</text:p>
          </table:table-cell>
          <table:table-cell office:value-type="float" office:value="-79.7117" calcext:value-type="float">
            <text:p>-79.7117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9.90909" calcext:value-type="float">
            <text:p>39.90909</text:p>
          </table:table-cell>
          <table:table-cell office:value-type="float" office:value="-79.71179" calcext:value-type="float">
            <text:p>-79.71179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9.909027" calcext:value-type="float">
            <text:p>39.909027</text:p>
          </table:table-cell>
          <table:table-cell office:value-type="float" office:value="-79.7119" calcext:value-type="float">
            <text:p>-79.7119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9.908962" calcext:value-type="float">
            <text:p>39.908962</text:p>
          </table:table-cell>
          <table:table-cell office:value-type="float" office:value="-79.71201" calcext:value-type="float">
            <text:p>-79.71201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9.908894" calcext:value-type="float">
            <text:p>39.908894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9.908793" calcext:value-type="float">
            <text:p>39.908793</text:p>
          </table:table-cell>
          <table:table-cell office:value-type="float" office:value="-79.712182" calcext:value-type="float">
            <text:p>-79.712182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9.908742" calcext:value-type="float">
            <text:p>39.908742</text:p>
          </table:table-cell>
          <table:table-cell office:value-type="float" office:value="-79.712184" calcext:value-type="float">
            <text:p>-79.712184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9.908691" calcext:value-type="float">
            <text:p>39.908691</text:p>
          </table:table-cell>
          <table:table-cell office:value-type="float" office:value="-79.712187" calcext:value-type="float">
            <text:p>-79.712187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9.90864" calcext:value-type="float">
            <text:p>39.90864</text:p>
          </table:table-cell>
          <table:table-cell office:value-type="float" office:value="-79.712189" calcext:value-type="float">
            <text:p>-79.712189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39.90859" calcext:value-type="float">
            <text:p>39.90859</text:p>
          </table:table-cell>
          <table:table-cell office:value-type="float" office:value="-79.712191" calcext:value-type="float">
            <text:p>-79.7121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9.908539" calcext:value-type="float">
            <text:p>39.908539</text:p>
          </table:table-cell>
          <table:table-cell office:value-type="float" office:value="-79.712193" calcext:value-type="float">
            <text:p>-79.712193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9.908488" calcext:value-type="float">
            <text:p>39.908488</text:p>
          </table:table-cell>
          <table:table-cell office:value-type="float" office:value="-79.712196" calcext:value-type="float">
            <text:p>-79.7121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9.908437" calcext:value-type="float">
            <text:p>39.908437</text:p>
          </table:table-cell>
          <table:table-cell office:value-type="float" office:value="-79.712198" calcext:value-type="float">
            <text:p>-79.712198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22" calcext:value-type="float">
            <text:p>-79.7122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9.90828" calcext:value-type="float">
            <text:p>39.90828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9.908276" calcext:value-type="float">
            <text:p>39.908276</text:p>
          </table:table-cell>
          <table:table-cell office:value-type="float" office:value="-79.71185" calcext:value-type="float">
            <text:p>-79.71185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9.908295" calcext:value-type="float">
            <text:p>39.908295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169" calcext:value-type="float">
            <text:p>-79.71169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9.90837" calcext:value-type="float">
            <text:p>39.90837</text:p>
          </table:table-cell>
          <table:table-cell office:value-type="float" office:value="-79.7116" calcext:value-type="float">
            <text:p>-79.7116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39.908405" calcext:value-type="float">
            <text:p>39.908405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9.90845" calcext:value-type="float">
            <text:p>39.90845</text:p>
          </table:table-cell>
          <table:table-cell office:value-type="float" office:value="-79.71143" calcext:value-type="float">
            <text:p>-79.71143</text:p>
          </table:table-cell>
          <table:table-cell office:value-type="float" office:value="323.9" calcext:value-type="float">
            <text:p>323.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136" calcext:value-type="float">
            <text:p>-79.71136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9.908596" calcext:value-type="float">
            <text:p>39.908596</text:p>
          </table:table-cell>
          <table:table-cell office:value-type="float" office:value="-79.71124" calcext:value-type="float">
            <text:p>-79.71124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39.908634" calcext:value-type="float">
            <text:p>39.908634</text:p>
          </table:table-cell>
          <table:table-cell office:value-type="float" office:value="-79.71118" calcext:value-type="float">
            <text:p>-79.71118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9.908672" calcext:value-type="float">
            <text:p>39.908672</text:p>
          </table:table-cell>
          <table:table-cell office:value-type="float" office:value="-79.71112" calcext:value-type="float">
            <text:p>-79.71112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9.908672" calcext:value-type="float">
            <text:p>39.908672</text:p>
          </table:table-cell>
          <table:table-cell office:value-type="float" office:value="-79.71112" calcext:value-type="float">
            <text:p>-79.71112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39.908733" calcext:value-type="float">
            <text:p>39.908733</text:p>
          </table:table-cell>
          <table:table-cell office:value-type="float" office:value="-79.711044" calcext:value-type="float">
            <text:p>-79.711044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9.908775" calcext:value-type="float">
            <text:p>39.908775</text:p>
          </table:table-cell>
          <table:table-cell office:value-type="float" office:value="-79.71096" calcext:value-type="float">
            <text:p>-79.71096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9.908813" calcext:value-type="float">
            <text:p>39.908813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9.908882" calcext:value-type="float">
            <text:p>39.908882</text:p>
          </table:table-cell>
          <table:table-cell office:value-type="float" office:value="-79.71077" calcext:value-type="float">
            <text:p>-79.71077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39.908955" calcext:value-type="float">
            <text:p>39.908955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9.909035" calcext:value-type="float">
            <text:p>39.909035</text:p>
          </table:table-cell>
          <table:table-cell office:value-type="float" office:value="-79.71058" calcext:value-type="float">
            <text:p>-79.71058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39.909147" calcext:value-type="float">
            <text:p>39.909147</text:p>
          </table:table-cell>
          <table:table-cell office:value-type="float" office:value="-79.710582" calcext:value-type="float">
            <text:p>-79.710582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9.909203" calcext:value-type="float">
            <text:p>39.909203</text:p>
          </table:table-cell>
          <table:table-cell office:value-type="float" office:value="-79.710603" calcext:value-type="float">
            <text:p>-79.7106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9.90926" calcext:value-type="float">
            <text:p>39.90926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39.909317" calcext:value-type="float">
            <text:p>39.909317</text:p>
          </table:table-cell>
          <table:table-cell office:value-type="float" office:value="-79.710647" calcext:value-type="float">
            <text:p>-79.710647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39.909373" calcext:value-type="float">
            <text:p>39.909373</text:p>
          </table:table-cell>
          <table:table-cell office:value-type="float" office:value="-79.710668" calcext:value-type="float">
            <text:p>-79.710668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9.90943" calcext:value-type="float">
            <text:p>39.90943</text:p>
          </table:table-cell>
          <table:table-cell office:value-type="float" office:value="-79.71069" calcext:value-type="float">
            <text:p>-79.71069</text:p>
          </table:table-cell>
          <table:table-cell office:value-type="float" office:value="323.9" calcext:value-type="float">
            <text:p>323.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9.909477" calcext:value-type="float">
            <text:p>39.909477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9.90951" calcext:value-type="float">
            <text:p>39.90951</text:p>
          </table:table-cell>
          <table:table-cell office:value-type="float" office:value="-79.710915" calcext:value-type="float">
            <text:p>-79.710915</text:p>
          </table:table-cell>
          <table:table-cell office:value-type="float" office:value="323.5" calcext:value-type="float">
            <text:p>323.5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39.909515" calcext:value-type="float">
            <text:p>39.909515</text:p>
          </table:table-cell>
          <table:table-cell office:value-type="float" office:value="-79.71104" calcext:value-type="float">
            <text:p>-79.71104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9.909462" calcext:value-type="float">
            <text:p>39.909462</text:p>
          </table:table-cell>
          <table:table-cell office:value-type="float" office:value="-79.71125" calcext:value-type="float">
            <text:p>-79.71125</text:p>
          </table:table-cell>
          <table:table-cell office:value-type="float" office:value="323.5" calcext:value-type="float">
            <text:p>323.5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9.909424" calcext:value-type="float">
            <text:p>39.909424</text:p>
          </table:table-cell>
          <table:table-cell office:value-type="float" office:value="-79.71133" calcext:value-type="float">
            <text:p>-79.71133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39.909386" calcext:value-type="float">
            <text:p>39.909386</text:p>
          </table:table-cell>
          <table:table-cell office:value-type="float" office:value="-79.71142" calcext:value-type="float">
            <text:p>-79.71142</text:p>
          </table:table-cell>
          <table:table-cell office:value-type="float" office:value="323.5" calcext:value-type="float">
            <text:p>323.5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9.909332" calcext:value-type="float">
            <text:p>39.909332</text:p>
          </table:table-cell>
          <table:table-cell office:value-type="float" office:value="-79.711494" calcext:value-type="float">
            <text:p>-79.711494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39.90928" calcext:value-type="float">
            <text:p>39.90928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9.909218" calcext:value-type="float">
            <text:p>39.909218</text:p>
          </table:table-cell>
          <table:table-cell office:value-type="float" office:value="-79.71163" calcext:value-type="float">
            <text:p>-79.71163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39.909157" calcext:value-type="float">
            <text:p>39.909157</text:p>
          </table:table-cell>
          <table:table-cell office:value-type="float" office:value="-79.71171" calcext:value-type="float">
            <text:p>-79.71171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39.909157" calcext:value-type="float">
            <text:p>39.909157</text:p>
          </table:table-cell>
          <table:table-cell office:value-type="float" office:value="-79.71171" calcext:value-type="float">
            <text:p>-79.71171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9.909137" calcext:value-type="float">
            <text:p>39.909137</text:p>
          </table:table-cell>
          <table:table-cell office:value-type="float" office:value="-79.71174" calcext:value-type="float">
            <text:p>-79.7117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39.909035" calcext:value-type="float">
            <text:p>39.909035</text:p>
          </table:table-cell>
          <table:table-cell office:value-type="float" office:value="-79.71189" calcext:value-type="float">
            <text:p>-79.71189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9.908993" calcext:value-type="float">
            <text:p>39.908993</text:p>
          </table:table-cell>
          <table:table-cell office:value-type="float" office:value="-79.71196" calcext:value-type="float">
            <text:p>-79.7119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39.90895" calcext:value-type="float">
            <text:p>39.90895</text:p>
          </table:table-cell>
          <table:table-cell office:value-type="float" office:value="-79.71203" calcext:value-type="float">
            <text:p>-79.7120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9.908905" calcext:value-type="float">
            <text:p>39.908905</text:p>
          </table:table-cell>
          <table:table-cell office:value-type="float" office:value="-79.712105" calcext:value-type="float">
            <text:p>-79.71210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39.90886" calcext:value-type="float">
            <text:p>39.90886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9.9088" calcext:value-type="float">
            <text:p>39.9088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39.90873" calcext:value-type="float">
            <text:p>39.90873</text:p>
          </table:table-cell>
          <table:table-cell office:value-type="float" office:value="-79.71231" calcext:value-type="float">
            <text:p>-79.71231</text:p>
          </table:table-cell>
          <table:table-cell office:value-type="float" office:value="323.9" calcext:value-type="float">
            <text:p>323.9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9.908672" calcext:value-type="float">
            <text:p>39.908672</text:p>
          </table:table-cell>
          <table:table-cell office:value-type="float" office:value="-79.712326" calcext:value-type="float">
            <text:p>-79.712326</text:p>
          </table:table-cell>
          <table:table-cell office:value-type="float" office:value="323.9" calcext:value-type="float">
            <text:p>323.9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39.908585" calcext:value-type="float">
            <text:p>39.908585</text:p>
          </table:table-cell>
          <table:table-cell office:value-type="float" office:value="-79.71233" calcext:value-type="float">
            <text:p>-79.71233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9.908493" calcext:value-type="float">
            <text:p>39.908493</text:p>
          </table:table-cell>
          <table:table-cell office:value-type="float" office:value="-79.71231" calcext:value-type="float">
            <text:p>-79.71231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39.908394" calcext:value-type="float">
            <text:p>39.908394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39.908364" calcext:value-type="float">
            <text:p>39.908364</text:p>
          </table:table-cell>
          <table:table-cell office:value-type="float" office:value="-79.71221" calcext:value-type="float">
            <text:p>-79.712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39.9083" calcext:value-type="float">
            <text:p>39.908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9.908276" calcext:value-type="float">
            <text:p>39.908276</text:p>
          </table:table-cell>
          <table:table-cell office:value-type="float" office:value="-79.712006" calcext:value-type="float">
            <text:p>-79.71200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39.908264" calcext:value-type="float">
            <text:p>39.908264</text:p>
          </table:table-cell>
          <table:table-cell office:value-type="float" office:value="-79.7119" calcext:value-type="float">
            <text:p>-79.7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9.90827" calcext:value-type="float">
            <text:p>39.90827</text:p>
          </table:table-cell>
          <table:table-cell office:value-type="float" office:value="-79.711784" calcext:value-type="float">
            <text:p>-79.711784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39.9083" calcext:value-type="float">
            <text:p>39.9083</text:p>
          </table:table-cell>
          <table:table-cell office:value-type="float" office:value="-79.711685" calcext:value-type="float">
            <text:p>-79.71168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16" calcext:value-type="float">
            <text:p>-79.711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39.908405" calcext:value-type="float">
            <text:p>39.908405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9.90845" calcext:value-type="float">
            <text:p>39.90845</text:p>
          </table:table-cell>
          <table:table-cell office:value-type="float" office:value="-79.71145" calcext:value-type="float">
            <text:p>-79.7114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39.908512" calcext:value-type="float">
            <text:p>39.908512</text:p>
          </table:table-cell>
          <table:table-cell office:value-type="float" office:value="-79.711365" calcext:value-type="float">
            <text:p>-79.7113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9.908573" calcext:value-type="float">
            <text:p>39.908573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39.908634" calcext:value-type="float">
            <text:p>39.908634</text:p>
          </table:table-cell>
          <table:table-cell office:value-type="float" office:value="-79.71119" calcext:value-type="float">
            <text:p>-79.71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39.908634" calcext:value-type="float">
            <text:p>39.908634</text:p>
          </table:table-cell>
          <table:table-cell office:value-type="float" office:value="-79.71119" calcext:value-type="float">
            <text:p>-79.71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9.908653" calcext:value-type="float">
            <text:p>39.908653</text:p>
          </table:table-cell>
          <table:table-cell office:value-type="float" office:value="-79.711159" calcext:value-type="float">
            <text:p>-79.711159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1006" calcext:value-type="float">
            <text:p>-79.711006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9.908843" calcext:value-type="float">
            <text:p>39.908843</text:p>
          </table:table-cell>
          <table:table-cell office:value-type="float" office:value="-79.710907" calcext:value-type="float">
            <text:p>-79.7109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39.908896" calcext:value-type="float">
            <text:p>39.908896</text:p>
          </table:table-cell>
          <table:table-cell office:value-type="float" office:value="-79.710883" calcext:value-type="float">
            <text:p>-79.710883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9.908949" calcext:value-type="float">
            <text:p>39.908949</text:p>
          </table:table-cell>
          <table:table-cell office:value-type="float" office:value="-79.71086" calcext:value-type="float">
            <text:p>-79.710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39.909001" calcext:value-type="float">
            <text:p>39.909001</text:p>
          </table:table-cell>
          <table:table-cell office:value-type="float" office:value="-79.710837" calcext:value-type="float">
            <text:p>-79.710837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9.909054" calcext:value-type="float">
            <text:p>39.909054</text:p>
          </table:table-cell>
          <table:table-cell office:value-type="float" office:value="-79.710813" calcext:value-type="float">
            <text:p>-79.710813</text:p>
          </table:table-cell>
          <table:table-cell office:value-type="float" office:value="323.9" calcext:value-type="float">
            <text:p>323.9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39.909107" calcext:value-type="float">
            <text:p>39.909107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9" calcext:value-type="float">
            <text:p>323.9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9.90916" calcext:value-type="float">
            <text:p>39.90916</text:p>
          </table:table-cell>
          <table:table-cell office:value-type="float" office:value="-79.710767" calcext:value-type="float">
            <text:p>-79.710767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39.909213" calcext:value-type="float">
            <text:p>39.909213</text:p>
          </table:table-cell>
          <table:table-cell office:value-type="float" office:value="-79.710743" calcext:value-type="float">
            <text:p>-79.710743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9.909266" calcext:value-type="float">
            <text:p>39.909266</text:p>
          </table:table-cell>
          <table:table-cell office:value-type="float" office:value="-79.71072" calcext:value-type="float">
            <text:p>-79.71072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39.909318" calcext:value-type="float">
            <text:p>39.909318</text:p>
          </table:table-cell>
          <table:table-cell office:value-type="float" office:value="-79.710697" calcext:value-type="float">
            <text:p>-79.710697</text:p>
          </table:table-cell>
          <table:table-cell office:value-type="float" office:value="323.4" calcext:value-type="float">
            <text:p>323.4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39.909371" calcext:value-type="float">
            <text:p>39.909371</text:p>
          </table:table-cell>
          <table:table-cell office:value-type="float" office:value="-79.710673" calcext:value-type="float">
            <text:p>-79.710673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9.909424" calcext:value-type="float">
            <text:p>39.909424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39.909485" calcext:value-type="float">
            <text:p>39.909485</text:p>
          </table:table-cell>
          <table:table-cell office:value-type="float" office:value="-79.71075" calcext:value-type="float">
            <text:p>-79.71075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9.909508" calcext:value-type="float">
            <text:p>39.909508</text:p>
          </table:table-cell>
          <table:table-cell office:value-type="float" office:value="-79.710846" calcext:value-type="float">
            <text:p>-79.710846</text:p>
          </table:table-cell>
          <table:table-cell office:value-type="float" office:value="323.4" calcext:value-type="float">
            <text:p>323.4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39.909523" calcext:value-type="float">
            <text:p>39.909523</text:p>
          </table:table-cell>
          <table:table-cell office:value-type="float" office:value="-79.71094" calcext:value-type="float">
            <text:p>-79.71094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9.90951" calcext:value-type="float">
            <text:p>39.90951</text:p>
          </table:table-cell>
          <table:table-cell office:value-type="float" office:value="-79.71104" calcext:value-type="float">
            <text:p>-79.71104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39.909496" calcext:value-type="float">
            <text:p>39.909496</text:p>
          </table:table-cell>
          <table:table-cell office:value-type="float" office:value="-79.71113" calcext:value-type="float">
            <text:p>-79.711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9.909454" calcext:value-type="float">
            <text:p>39.909454</text:p>
          </table:table-cell>
          <table:table-cell office:value-type="float" office:value="-79.71122" calcext:value-type="float">
            <text:p>-79.71122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39.90939" calcext:value-type="float">
            <text:p>39.90939</text:p>
          </table:table-cell>
          <table:table-cell office:value-type="float" office:value="-79.7113" calcext:value-type="float">
            <text:p>-79.71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9.90932" calcext:value-type="float">
            <text:p>39.90932</text:p>
          </table:table-cell>
          <table:table-cell office:value-type="float" office:value="-79.7114" calcext:value-type="float">
            <text:p>-79.7114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39.909256" calcext:value-type="float">
            <text:p>39.909256</text:p>
          </table:table-cell>
          <table:table-cell office:value-type="float" office:value="-79.7115" calcext:value-type="float">
            <text:p>-79.7115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9.909198" calcext:value-type="float">
            <text:p>39.909198</text:p>
          </table:table-cell>
          <table:table-cell office:value-type="float" office:value="-79.711613" calcext:value-type="float">
            <text:p>-79.7116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39.909182" calcext:value-type="float">
            <text:p>39.909182</text:p>
          </table:table-cell>
          <table:table-cell office:value-type="float" office:value="-79.711645" calcext:value-type="float">
            <text:p>-79.711645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39.909166" calcext:value-type="float">
            <text:p>39.909166</text:p>
          </table:table-cell>
          <table:table-cell office:value-type="float" office:value="-79.711678" calcext:value-type="float">
            <text:p>-79.711678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9.90915" calcext:value-type="float">
            <text:p>39.90915</text:p>
          </table:table-cell>
          <table:table-cell office:value-type="float" office:value="-79.71171" calcext:value-type="float">
            <text:p>-79.71171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9.909107" calcext:value-type="float">
            <text:p>39.909107</text:p>
          </table:table-cell>
          <table:table-cell office:value-type="float" office:value="-79.711784" calcext:value-type="float">
            <text:p>-79.71178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39.909065" calcext:value-type="float">
            <text:p>39.909065</text:p>
          </table:table-cell>
          <table:table-cell office:value-type="float" office:value="-79.71186" calcext:value-type="float">
            <text:p>-79.71186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39.90902" calcext:value-type="float">
            <text:p>39.90902</text:p>
          </table:table-cell>
          <table:table-cell office:value-type="float" office:value="-79.711945" calcext:value-type="float">
            <text:p>-79.71194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9.908966" calcext:value-type="float">
            <text:p>39.908966</text:p>
          </table:table-cell>
          <table:table-cell office:value-type="float" office:value="-79.71201" calcext:value-type="float">
            <text:p>-79.71201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39.908905" calcext:value-type="float">
            <text:p>39.908905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9.90879" calcext:value-type="float">
            <text:p>39.90879</text:p>
          </table:table-cell>
          <table:table-cell office:value-type="float" office:value="-79.712199" calcext:value-type="float">
            <text:p>-79.71219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39.908736" calcext:value-type="float">
            <text:p>39.908736</text:p>
          </table:table-cell>
          <table:table-cell office:value-type="float" office:value="-79.712208" calcext:value-type="float">
            <text:p>-79.712208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9.908681" calcext:value-type="float">
            <text:p>39.908681</text:p>
          </table:table-cell>
          <table:table-cell office:value-type="float" office:value="-79.712216" calcext:value-type="float">
            <text:p>-79.712216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39.908627" calcext:value-type="float">
            <text:p>39.908627</text:p>
          </table:table-cell>
          <table:table-cell office:value-type="float" office:value="-79.712225" calcext:value-type="float">
            <text:p>-79.71222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9.908573" calcext:value-type="float">
            <text:p>39.908573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9.908519" calcext:value-type="float">
            <text:p>39.908519</text:p>
          </table:table-cell>
          <table:table-cell office:value-type="float" office:value="-79.712243" calcext:value-type="float">
            <text:p>-79.712243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39.908464" calcext:value-type="float">
            <text:p>39.908464</text:p>
          </table:table-cell>
          <table:table-cell office:value-type="float" office:value="-79.712251" calcext:value-type="float">
            <text:p>-79.712251</text:p>
          </table:table-cell>
          <table:table-cell office:value-type="float" office:value="323.8" calcext:value-type="float">
            <text:p>323.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9.90841" calcext:value-type="float">
            <text:p>39.90841</text:p>
          </table:table-cell>
          <table:table-cell office:value-type="float" office:value="-79.71226" calcext:value-type="float">
            <text:p>-79.71226</text:p>
          </table:table-cell>
          <table:table-cell office:value-type="float" office:value="323.6" calcext:value-type="float">
            <text:p>323.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39.908337" calcext:value-type="float">
            <text:p>39.908337</text:p>
          </table:table-cell>
          <table:table-cell office:value-type="float" office:value="-79.71217" calcext:value-type="float">
            <text:p>-79.71217</text:p>
          </table:table-cell>
          <table:table-cell office:value-type="float" office:value="323.7" calcext:value-type="float">
            <text:p>323.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9.908283" calcext:value-type="float">
            <text:p>39.908283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7" calcext:value-type="float">
            <text:p>323.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9.908264" calcext:value-type="float">
            <text:p>39.908264</text:p>
          </table:table-cell>
          <table:table-cell office:value-type="float" office:value="-79.71195" calcext:value-type="float">
            <text:p>-79.71195</text:p>
          </table:table-cell>
          <table:table-cell office:value-type="float" office:value="323.7" calcext:value-type="float">
            <text:p>323.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9.908268" calcext:value-type="float">
            <text:p>39.908268</text:p>
          </table:table-cell>
          <table:table-cell office:value-type="float" office:value="-79.71187" calcext:value-type="float">
            <text:p>-79.71187</text:p>
          </table:table-cell>
          <table:table-cell office:value-type="float" office:value="323.7" calcext:value-type="float">
            <text:p>323.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39.908287" calcext:value-type="float">
            <text:p>39.908287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7" calcext:value-type="float">
            <text:p>323.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1685" calcext:value-type="float">
            <text:p>-79.711685</text:p>
          </table:table-cell>
          <table:table-cell office:value-type="float" office:value="323.8" calcext:value-type="float">
            <text:p>323.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162" calcext:value-type="float">
            <text:p>-79.71162</text:p>
          </table:table-cell>
          <table:table-cell office:value-type="float" office:value="323.8" calcext:value-type="float">
            <text:p>323.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39.908455" calcext:value-type="float">
            <text:p>39.908455</text:p>
          </table:table-cell>
          <table:table-cell office:value-type="float" office:value="-79.71149" calcext:value-type="float">
            <text:p>-79.71149</text:p>
          </table:table-cell>
          <table:table-cell office:value-type="float" office:value="323.5" calcext:value-type="float">
            <text:p>323.5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9.90854" calcext:value-type="float">
            <text:p>39.90854</text:p>
          </table:table-cell>
          <table:table-cell office:value-type="float" office:value="-79.71136" calcext:value-type="float">
            <text:p>-79.71136</text:p>
          </table:table-cell>
          <table:table-cell office:value-type="float" office:value="323.8" calcext:value-type="float">
            <text:p>323.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9.90858" calcext:value-type="float">
            <text:p>39.90858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5" calcext:value-type="float">
            <text:p>323.5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9.90858" calcext:value-type="float">
            <text:p>39.90858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9.908623" calcext:value-type="float">
            <text:p>39.908623</text:p>
          </table:table-cell>
          <table:table-cell office:value-type="float" office:value="-79.7112" calcext:value-type="float">
            <text:p>-79.7112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39.90868" calcext:value-type="float">
            <text:p>39.90868</text:p>
          </table:table-cell>
          <table:table-cell office:value-type="float" office:value="-79.71111" calcext:value-type="float">
            <text:p>-79.711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39.908726" calcext:value-type="float">
            <text:p>39.908726</text:p>
          </table:table-cell>
          <table:table-cell office:value-type="float" office:value="-79.71104" calcext:value-type="float">
            <text:p>-79.71104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9.908775" calcext:value-type="float">
            <text:p>39.908775</text:p>
          </table:table-cell>
          <table:table-cell office:value-type="float" office:value="-79.71096" calcext:value-type="float">
            <text:p>-79.71096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9.908836" calcext:value-type="float">
            <text:p>39.908836</text:p>
          </table:table-cell>
          <table:table-cell office:value-type="float" office:value="-79.71085" calcext:value-type="float">
            <text:p>-79.710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9.908916" calcext:value-type="float">
            <text:p>39.908916</text:p>
          </table:table-cell>
          <table:table-cell office:value-type="float" office:value="-79.71075" calcext:value-type="float">
            <text:p>-79.71075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9.908997" calcext:value-type="float">
            <text:p>39.908997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39.909084" calcext:value-type="float">
            <text:p>39.909084</text:p>
          </table:table-cell>
          <table:table-cell office:value-type="float" office:value="-79.71057" calcext:value-type="float">
            <text:p>-79.71057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9.90919" calcext:value-type="float">
            <text:p>39.90919</text:p>
          </table:table-cell>
          <table:table-cell office:value-type="float" office:value="-79.710563" calcext:value-type="float">
            <text:p>-79.710563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39.909229" calcext:value-type="float">
            <text:p>39.909229</text:p>
          </table:table-cell>
          <table:table-cell office:value-type="float" office:value="-79.71057" calcext:value-type="float">
            <text:p>-79.71057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39.909269" calcext:value-type="float">
            <text:p>39.909269</text:p>
          </table:table-cell>
          <table:table-cell office:value-type="float" office:value="-79.710576" calcext:value-type="float">
            <text:p>-79.7105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39.909308" calcext:value-type="float">
            <text:p>39.909308</text:p>
          </table:table-cell>
          <table:table-cell office:value-type="float" office:value="-79.710583" calcext:value-type="float">
            <text:p>-79.710583</text:p>
          </table:table-cell>
          <table:table-cell office:value-type="float" office:value="323.7" calcext:value-type="float">
            <text:p>323.7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39.909348" calcext:value-type="float">
            <text:p>39.909348</text:p>
          </table:table-cell>
          <table:table-cell office:value-type="float" office:value="-79.71059" calcext:value-type="float">
            <text:p>-79.71059</text:p>
          </table:table-cell>
          <table:table-cell office:value-type="float" office:value="323.8" calcext:value-type="float">
            <text:p>323.8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39.909405" calcext:value-type="float">
            <text:p>39.909405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9" calcext:value-type="float">
            <text:p>323.9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39.909466" calcext:value-type="float">
            <text:p>39.909466</text:p>
          </table:table-cell>
          <table:table-cell office:value-type="float" office:value="-79.71073" calcext:value-type="float">
            <text:p>-79.71073</text:p>
          </table:table-cell>
          <table:table-cell office:value-type="float" office:value="323.8" calcext:value-type="float">
            <text:p>323.8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39.909523" calcext:value-type="float">
            <text:p>39.909523</text:p>
          </table:table-cell>
          <table:table-cell office:value-type="float" office:value="-79.710884" calcext:value-type="float">
            <text:p>-79.710884</text:p>
          </table:table-cell>
          <table:table-cell office:value-type="float" office:value="323.5" calcext:value-type="float">
            <text:p>323.5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39.909527" calcext:value-type="float">
            <text:p>39.909527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6" calcext:value-type="float">
            <text:p>323.6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39.90952" calcext:value-type="float">
            <text:p>39.90952</text:p>
          </table:table-cell>
          <table:table-cell office:value-type="float" office:value="-79.711075" calcext:value-type="float">
            <text:p>-79.711075</text:p>
          </table:table-cell>
          <table:table-cell office:value-type="float" office:value="323.5" calcext:value-type="float">
            <text:p>323.5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39.909485" calcext:value-type="float">
            <text:p>39.909485</text:p>
          </table:table-cell>
          <table:table-cell office:value-type="float" office:value="-79.711174" calcext:value-type="float">
            <text:p>-79.711174</text:p>
          </table:table-cell>
          <table:table-cell office:value-type="float" office:value="323.7" calcext:value-type="float">
            <text:p>323.7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39.90943" calcext:value-type="float">
            <text:p>39.90943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8" calcext:value-type="float">
            <text:p>323.8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39.909367" calcext:value-type="float">
            <text:p>39.909367</text:p>
          </table:table-cell>
          <table:table-cell office:value-type="float" office:value="-79.71138" calcext:value-type="float">
            <text:p>-79.71138</text:p>
          </table:table-cell>
          <table:table-cell office:value-type="float" office:value="323.7" calcext:value-type="float">
            <text:p>323.7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39.909317" calcext:value-type="float">
            <text:p>39.909317</text:p>
          </table:table-cell>
          <table:table-cell office:value-type="float" office:value="-79.71145" calcext:value-type="float">
            <text:p>-79.71145</text:p>
          </table:table-cell>
          <table:table-cell office:value-type="float" office:value="323.8" calcext:value-type="float">
            <text:p>323.8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39.90926" calcext:value-type="float">
            <text:p>39.90926</text:p>
          </table:table-cell>
          <table:table-cell office:value-type="float" office:value="-79.71152" calcext:value-type="float">
            <text:p>-79.71152</text:p>
          </table:table-cell>
          <table:table-cell office:value-type="float" office:value="323.8" calcext:value-type="float">
            <text:p>323.8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39.909218" calcext:value-type="float">
            <text:p>39.909218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8" calcext:value-type="float">
            <text:p>323.8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39.909218" calcext:value-type="float">
            <text:p>39.909218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9.909164" calcext:value-type="float">
            <text:p>39.909164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39.90912" calcext:value-type="float">
            <text:p>39.90912</text:p>
          </table:table-cell>
          <table:table-cell office:value-type="float" office:value="-79.71173" calcext:value-type="float">
            <text:p>-79.71173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9.909073" calcext:value-type="float">
            <text:p>39.909073</text:p>
          </table:table-cell>
          <table:table-cell office:value-type="float" office:value="-79.71179" calcext:value-type="float">
            <text:p>-79.7117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39.90901" calcext:value-type="float">
            <text:p>39.90901</text:p>
          </table:table-cell>
          <table:table-cell office:value-type="float" office:value="-79.71189" calcext:value-type="float">
            <text:p>-79.7118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9.908962" calcext:value-type="float">
            <text:p>39.908962</text:p>
          </table:table-cell>
          <table:table-cell office:value-type="float" office:value="-79.71198" calcext:value-type="float">
            <text:p>-79.71198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207" calcext:value-type="float">
            <text:p>-79.71207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9.90886" calcext:value-type="float">
            <text:p>39.90886</text:p>
          </table:table-cell>
          <table:table-cell office:value-type="float" office:value="-79.712166" calcext:value-type="float">
            <text:p>-79.712166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9.908813" calcext:value-type="float">
            <text:p>39.908813</text:p>
          </table:table-cell>
          <table:table-cell office:value-type="float" office:value="-79.71223" calcext:value-type="float">
            <text:p>-79.7122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9.908745" calcext:value-type="float">
            <text:p>39.908745</text:p>
          </table:table-cell>
          <table:table-cell office:value-type="float" office:value="-79.71227" calcext:value-type="float">
            <text:p>-79.71227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9.90868" calcext:value-type="float">
            <text:p>39.90868</text:p>
          </table:table-cell>
          <table:table-cell office:value-type="float" office:value="-79.71232" calcext:value-type="float">
            <text:p>-79.71232</text:p>
          </table:table-cell>
          <table:table-cell office:value-type="float" office:value="323.9" calcext:value-type="float">
            <text:p>323.9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9.908607" calcext:value-type="float">
            <text:p>39.908607</text:p>
          </table:table-cell>
          <table:table-cell office:value-type="float" office:value="-79.71234" calcext:value-type="float">
            <text:p>-79.71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9.908543" calcext:value-type="float">
            <text:p>39.908543</text:p>
          </table:table-cell>
          <table:table-cell office:value-type="float" office:value="-79.712326" calcext:value-type="float">
            <text:p>-79.712326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9.908543" calcext:value-type="float">
            <text:p>39.908543</text:p>
          </table:table-cell>
          <table:table-cell office:value-type="float" office:value="-79.712326" calcext:value-type="float">
            <text:p>-79.712326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9.908474" calcext:value-type="float">
            <text:p>39.908474</text:p>
          </table:table-cell>
          <table:table-cell office:value-type="float" office:value="-79.71229" calcext:value-type="float">
            <text:p>-79.71229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9.908417" calcext:value-type="float">
            <text:p>39.908417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2166" calcext:value-type="float">
            <text:p>-79.712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9.908295" calcext:value-type="float">
            <text:p>39.908295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9.90827" calcext:value-type="float">
            <text:p>39.90827</text:p>
          </table:table-cell>
          <table:table-cell office:value-type="float" office:value="-79.71192" calcext:value-type="float">
            <text:p>-79.71192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9.90828" calcext:value-type="float">
            <text:p>39.90828</text:p>
          </table:table-cell>
          <table:table-cell office:value-type="float" office:value="-79.71181" calcext:value-type="float">
            <text:p>-79.71181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9.908302" calcext:value-type="float">
            <text:p>39.908302</text:p>
          </table:table-cell>
          <table:table-cell office:value-type="float" office:value="-79.71173" calcext:value-type="float">
            <text:p>-79.71173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9.90834" calcext:value-type="float">
            <text:p>39.90834</text:p>
          </table:table-cell>
          <table:table-cell office:value-type="float" office:value="-79.71166" calcext:value-type="float">
            <text:p>-79.71166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9.90838" calcext:value-type="float">
            <text:p>39.90838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39.90842" calcext:value-type="float">
            <text:p>39.90842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39.908474" calcext:value-type="float">
            <text:p>39.908474</text:p>
          </table:table-cell>
          <table:table-cell office:value-type="float" office:value="-79.71143" calcext:value-type="float">
            <text:p>-79.71143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134" calcext:value-type="float">
            <text:p>-79.711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134" calcext:value-type="float">
            <text:p>-79.71134</text:p>
          </table:table-cell>
          <table:table-cell office:value-type="float" office:value="323.7" calcext:value-type="float">
            <text:p>323.7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9.90857" calcext:value-type="float">
            <text:p>39.90857</text:p>
          </table:table-cell>
          <table:table-cell office:value-type="float" office:value="-79.711266" calcext:value-type="float">
            <text:p>-79.711266</text:p>
          </table:table-cell>
          <table:table-cell office:value-type="float" office:value="323.5" calcext:value-type="float">
            <text:p>323.5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9.908623" calcext:value-type="float">
            <text:p>39.908623</text:p>
          </table:table-cell>
          <table:table-cell office:value-type="float" office:value="-79.71119" calcext:value-type="float">
            <text:p>-79.71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39.90868" calcext:value-type="float">
            <text:p>39.90868</text:p>
          </table:table-cell>
          <table:table-cell office:value-type="float" office:value="-79.71111" calcext:value-type="float">
            <text:p>-79.71111</text:p>
          </table:table-cell>
          <table:table-cell office:value-type="float" office:value="323.6" calcext:value-type="float">
            <text:p>323.6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39.908733" calcext:value-type="float">
            <text:p>39.908733</text:p>
          </table:table-cell>
          <table:table-cell office:value-type="float" office:value="-79.71103" calcext:value-type="float">
            <text:p>-79.71103</text:p>
          </table:table-cell>
          <table:table-cell office:value-type="float" office:value="323.6" calcext:value-type="float">
            <text:p>323.6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39.908783" calcext:value-type="float">
            <text:p>39.908783</text:p>
          </table:table-cell>
          <table:table-cell office:value-type="float" office:value="-79.71095" calcext:value-type="float">
            <text:p>-79.71095</text:p>
          </table:table-cell>
          <table:table-cell office:value-type="float" office:value="323.6" calcext:value-type="float">
            <text:p>323.6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39.908833" calcext:value-type="float">
            <text:p>39.908833</text:p>
          </table:table-cell>
          <table:table-cell office:value-type="float" office:value="-79.71088" calcext:value-type="float">
            <text:p>-79.71088</text:p>
          </table:table-cell>
          <table:table-cell office:value-type="float" office:value="323.6" calcext:value-type="float">
            <text:p>323.6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39.90888" calcext:value-type="float">
            <text:p>39.90888</text:p>
          </table:table-cell>
          <table:table-cell office:value-type="float" office:value="-79.7108" calcext:value-type="float">
            <text:p>-79.7108</text:p>
          </table:table-cell>
          <table:table-cell office:value-type="float" office:value="323.7" calcext:value-type="float">
            <text:p>323.7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39.90894" calcext:value-type="float">
            <text:p>39.90894</text:p>
          </table:table-cell>
          <table:table-cell office:value-type="float" office:value="-79.71071" calcext:value-type="float">
            <text:p>-79.71071</text:p>
          </table:table-cell>
          <table:table-cell office:value-type="float" office:value="323.7" calcext:value-type="float">
            <text:p>323.7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39.908985" calcext:value-type="float">
            <text:p>39.908985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8" calcext:value-type="float">
            <text:p>323.8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39.909046" calcext:value-type="float">
            <text:p>39.909046</text:p>
          </table:table-cell>
          <table:table-cell office:value-type="float" office:value="-79.71056" calcext:value-type="float">
            <text:p>-79.71056</text:p>
          </table:table-cell>
          <table:table-cell office:value-type="float" office:value="323.9" calcext:value-type="float">
            <text:p>323.9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39.90912" calcext:value-type="float">
            <text:p>39.90912</text:p>
          </table:table-cell>
          <table:table-cell office:value-type="float" office:value="-79.71052" calcext:value-type="float">
            <text:p>-79.71052</text:p>
          </table:table-cell>
          <table:table-cell office:value-type="float" office:value="323.7" calcext:value-type="float">
            <text:p>323.7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39.90922" calcext:value-type="float">
            <text:p>39.90922</text:p>
          </table:table-cell>
          <table:table-cell office:value-type="float" office:value="-79.71052" calcext:value-type="float">
            <text:p>-79.71052</text:p>
          </table:table-cell>
          <table:table-cell office:value-type="float" office:value="323.5" calcext:value-type="float">
            <text:p>323.5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39.90922" calcext:value-type="float">
            <text:p>39.90922</text:p>
          </table:table-cell>
          <table:table-cell office:value-type="float" office:value="-79.71052" calcext:value-type="float">
            <text:p>-79.71052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39.9093" calcext:value-type="float">
            <text:p>39.9093</text:p>
          </table:table-cell>
          <table:table-cell office:value-type="float" office:value="-79.710556" calcext:value-type="float">
            <text:p>-79.710556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39.909367" calcext:value-type="float">
            <text:p>39.909367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39.909428" calcext:value-type="float">
            <text:p>39.909428</text:p>
          </table:table-cell>
          <table:table-cell office:value-type="float" office:value="-79.71068" calcext:value-type="float">
            <text:p>-79.71068</text:p>
          </table:table-cell>
          <table:table-cell office:value-type="float" office:value="323.9" calcext:value-type="float">
            <text:p>323.9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39.90948" calcext:value-type="float">
            <text:p>39.90948</text:p>
          </table:table-cell>
          <table:table-cell office:value-type="float" office:value="-79.71077" calcext:value-type="float">
            <text:p>-79.71077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39.9095" calcext:value-type="float">
            <text:p>39.9095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39.90951" calcext:value-type="float">
            <text:p>39.90951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39.909504" calcext:value-type="float">
            <text:p>39.909504</text:p>
          </table:table-cell>
          <table:table-cell office:value-type="float" office:value="-79.711075" calcext:value-type="float">
            <text:p>-79.711075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39.90948" calcext:value-type="float">
            <text:p>39.90948</text:p>
          </table:table-cell>
          <table:table-cell office:value-type="float" office:value="-79.71117" calcext:value-type="float">
            <text:p>-79.71117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39.909447" calcext:value-type="float">
            <text:p>39.909447</text:p>
          </table:table-cell>
          <table:table-cell office:value-type="float" office:value="-79.71125" calcext:value-type="float">
            <text:p>-79.711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39.9094" calcext:value-type="float">
            <text:p>39.9094</text:p>
          </table:table-cell>
          <table:table-cell office:value-type="float" office:value="-79.71133" calcext:value-type="float">
            <text:p>-79.71133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39.90935" calcext:value-type="float">
            <text:p>39.90935</text:p>
          </table:table-cell>
          <table:table-cell office:value-type="float" office:value="-79.711395" calcext:value-type="float">
            <text:p>-79.711395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39.909298" calcext:value-type="float">
            <text:p>39.909298</text:p>
          </table:table-cell>
          <table:table-cell office:value-type="float" office:value="-79.71147" calcext:value-type="float">
            <text:p>-79.71147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39.909298" calcext:value-type="float">
            <text:p>39.909298</text:p>
          </table:table-cell>
          <table:table-cell office:value-type="float" office:value="-79.71147" calcext:value-type="float">
            <text:p>-79.71147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39.909298" calcext:value-type="float">
            <text:p>39.909298</text:p>
          </table:table-cell>
          <table:table-cell office:value-type="float" office:value="-79.71147" calcext:value-type="float">
            <text:p>-79.71147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39.90925" calcext:value-type="float">
            <text:p>39.90925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39.909206" calcext:value-type="float">
            <text:p>39.909206</text:p>
          </table:table-cell>
          <table:table-cell office:value-type="float" office:value="-79.71161" calcext:value-type="float">
            <text:p>-79.71161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39.909206" calcext:value-type="float">
            <text:p>39.909206</text:p>
          </table:table-cell>
          <table:table-cell office:value-type="float" office:value="-79.71161" calcext:value-type="float">
            <text:p>-79.71161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39.909153" calcext:value-type="float">
            <text:p>39.909153</text:p>
          </table:table-cell>
          <table:table-cell office:value-type="float" office:value="-79.71171" calcext:value-type="float">
            <text:p>-79.71171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39.90909" calcext:value-type="float">
            <text:p>39.90909</text:p>
          </table:table-cell>
          <table:table-cell office:value-type="float" office:value="-79.71181" calcext:value-type="float">
            <text:p>-79.71181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39.90904" calcext:value-type="float">
            <text:p>39.90904</text:p>
          </table:table-cell>
          <table:table-cell office:value-type="float" office:value="-79.71188" calcext:value-type="float">
            <text:p>-79.71188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39.908993" calcext:value-type="float">
            <text:p>39.908993</text:p>
          </table:table-cell>
          <table:table-cell office:value-type="float" office:value="-79.71196" calcext:value-type="float">
            <text:p>-79.71196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39.908943" calcext:value-type="float">
            <text:p>39.908943</text:p>
          </table:table-cell>
          <table:table-cell office:value-type="float" office:value="-79.71202" calcext:value-type="float">
            <text:p>-79.71202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39.908894" calcext:value-type="float">
            <text:p>39.908894</text:p>
          </table:table-cell>
          <table:table-cell office:value-type="float" office:value="-79.71208" calcext:value-type="float">
            <text:p>-79.71208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39.908863" calcext:value-type="float">
            <text:p>39.908863</text:p>
          </table:table-cell>
          <table:table-cell office:value-type="float" office:value="-79.71215" calcext:value-type="float">
            <text:p>-79.71215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39.90879" calcext:value-type="float">
            <text:p>39.90879</text:p>
          </table:table-cell>
          <table:table-cell office:value-type="float" office:value="-79.71225" calcext:value-type="float">
            <text:p>-79.71225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39.908714" calcext:value-type="float">
            <text:p>39.908714</text:p>
          </table:table-cell>
          <table:table-cell office:value-type="float" office:value="-79.712296" calcext:value-type="float">
            <text:p>-79.712296</text:p>
          </table:table-cell>
          <table:table-cell office:value-type="float" office:value="323.9" calcext:value-type="float">
            <text:p>323.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39.908646" calcext:value-type="float">
            <text:p>39.908646</text:p>
          </table:table-cell>
          <table:table-cell office:value-type="float" office:value="-79.71231" calcext:value-type="float">
            <text:p>-79.71231</text:p>
          </table:table-cell>
          <table:table-cell office:value-type="float" office:value="323.9" calcext:value-type="float">
            <text:p>323.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39.908646" calcext:value-type="float">
            <text:p>39.908646</text:p>
          </table:table-cell>
          <table:table-cell office:value-type="float" office:value="-79.71231" calcext:value-type="float">
            <text:p>-79.71231</text:p>
          </table:table-cell>
          <table:table-cell office:value-type="float" office:value="323.9" calcext:value-type="float">
            <text:p>323.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39.908646" calcext:value-type="float">
            <text:p>39.908646</text:p>
          </table:table-cell>
          <table:table-cell office:value-type="float" office:value="-79.71231" calcext:value-type="float">
            <text:p>-79.71231</text:p>
          </table:table-cell>
          <table:table-cell office:value-type="float" office:value="323.9" calcext:value-type="float">
            <text:p>323.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39.90857" calcext:value-type="float">
            <text:p>39.90857</text:p>
          </table:table-cell>
          <table:table-cell office:value-type="float" office:value="-79.71231" calcext:value-type="float">
            <text:p>-79.71231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39.908493" calcext:value-type="float">
            <text:p>39.908493</text:p>
          </table:table-cell>
          <table:table-cell office:value-type="float" office:value="-79.71229" calcext:value-type="float">
            <text:p>-79.71229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39.908424" calcext:value-type="float">
            <text:p>39.908424</text:p>
          </table:table-cell>
          <table:table-cell office:value-type="float" office:value="-79.71226" calcext:value-type="float">
            <text:p>-79.71226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39.908367" calcext:value-type="float">
            <text:p>39.908367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39.908325" calcext:value-type="float">
            <text:p>39.908325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39.908295" calcext:value-type="float">
            <text:p>39.908295</text:p>
          </table:table-cell>
          <table:table-cell office:value-type="float" office:value="-79.71202" calcext:value-type="float">
            <text:p>-79.71202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39.90827" calcext:value-type="float">
            <text:p>39.90827</text:p>
          </table:table-cell>
          <table:table-cell office:value-type="float" office:value="-79.711914" calcext:value-type="float">
            <text:p>-79.711914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39.908276" calcext:value-type="float">
            <text:p>39.908276</text:p>
          </table:table-cell>
          <table:table-cell office:value-type="float" office:value="-79.71181" calcext:value-type="float">
            <text:p>-79.71181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39.90829" calcext:value-type="float">
            <text:p>39.90829</text:p>
          </table:table-cell>
          <table:table-cell office:value-type="float" office:value="-79.711716" calcext:value-type="float">
            <text:p>-79.711716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164" calcext:value-type="float">
            <text:p>-79.71164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39.908382" calcext:value-type="float">
            <text:p>39.908382</text:p>
          </table:table-cell>
          <table:table-cell office:value-type="float" office:value="-79.71158" calcext:value-type="float">
            <text:p>-79.71158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39.908436" calcext:value-type="float">
            <text:p>39.908436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39.908436" calcext:value-type="float">
            <text:p>39.908436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39.908436" calcext:value-type="float">
            <text:p>39.908436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39.908497" calcext:value-type="float">
            <text:p>39.908497</text:p>
          </table:table-cell>
          <table:table-cell office:value-type="float" office:value="-79.71141" calcext:value-type="float">
            <text:p>-79.71141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39.908558" calcext:value-type="float">
            <text:p>39.908558</text:p>
          </table:table-cell>
          <table:table-cell office:value-type="float" office:value="-79.711296" calcext:value-type="float">
            <text:p>-79.71129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39.90861" calcext:value-type="float">
            <text:p>39.90861</text:p>
          </table:table-cell>
          <table:table-cell office:value-type="float" office:value="-79.71121" calcext:value-type="float">
            <text:p>-79.71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39.908653" calcext:value-type="float">
            <text:p>39.908653</text:p>
          </table:table-cell>
          <table:table-cell office:value-type="float" office:value="-79.711136" calcext:value-type="float">
            <text:p>-79.711136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39.90871" calcext:value-type="float">
            <text:p>39.90871</text:p>
          </table:table-cell>
          <table:table-cell office:value-type="float" office:value="-79.711044" calcext:value-type="float">
            <text:p>-79.71104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39.908797" calcext:value-type="float">
            <text:p>39.908797</text:p>
          </table:table-cell>
          <table:table-cell office:value-type="float" office:value="-79.710915" calcext:value-type="float">
            <text:p>-79.710915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39.908831" calcext:value-type="float">
            <text:p>39.908831</text:p>
          </table:table-cell>
          <table:table-cell office:value-type="float" office:value="-79.710869" calcext:value-type="float">
            <text:p>-79.710869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39.908864" calcext:value-type="float">
            <text:p>39.908864</text:p>
          </table:table-cell>
          <table:table-cell office:value-type="float" office:value="-79.710824" calcext:value-type="float">
            <text:p>-79.7108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39.908897" calcext:value-type="float">
            <text:p>39.908897</text:p>
          </table:table-cell>
          <table:table-cell office:value-type="float" office:value="-79.710779" calcext:value-type="float">
            <text:p>-79.710779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39.90893" calcext:value-type="float">
            <text:p>39.90893</text:p>
          </table:table-cell>
          <table:table-cell office:value-type="float" office:value="-79.710734" calcext:value-type="float">
            <text:p>-79.7107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39.908964" calcext:value-type="float">
            <text:p>39.908964</text:p>
          </table:table-cell>
          <table:table-cell office:value-type="float" office:value="-79.710688" calcext:value-type="float">
            <text:p>-79.7106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39.908997" calcext:value-type="float">
            <text:p>39.908997</text:p>
          </table:table-cell>
          <table:table-cell office:value-type="float" office:value="-79.710643" calcext:value-type="float">
            <text:p>-79.710643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39.90917" calcext:value-type="float">
            <text:p>39.90917</text:p>
          </table:table-cell>
          <table:table-cell office:value-type="float" office:value="-79.71056" calcext:value-type="float">
            <text:p>-79.71056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9.90925" calcext:value-type="float">
            <text:p>39.90925</text:p>
          </table:table-cell>
          <table:table-cell office:value-type="float" office:value="-79.71056" calcext:value-type="float">
            <text:p>-79.71056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39.90931" calcext:value-type="float">
            <text:p>39.90931</text:p>
          </table:table-cell>
          <table:table-cell office:value-type="float" office:value="-79.71059" calcext:value-type="float">
            <text:p>-79.71059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9.90939" calcext:value-type="float">
            <text:p>39.90939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9" calcext:value-type="float">
            <text:p>323.9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39.90946" calcext:value-type="float">
            <text:p>39.90946</text:p>
          </table:table-cell>
          <table:table-cell office:value-type="float" office:value="-79.71071" calcext:value-type="float">
            <text:p>-79.71071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39.909504" calcext:value-type="float">
            <text:p>39.909504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39.90953" calcext:value-type="float">
            <text:p>39.90953</text:p>
          </table:table-cell>
          <table:table-cell office:value-type="float" office:value="-79.71088" calcext:value-type="float">
            <text:p>-79.71088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39.909534" calcext:value-type="float">
            <text:p>39.909534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39.90951" calcext:value-type="float">
            <text:p>39.90951</text:p>
          </table:table-cell>
          <table:table-cell office:value-type="float" office:value="-79.71109" calcext:value-type="float">
            <text:p>-79.71109</text:p>
          </table:table-cell>
          <table:table-cell office:value-type="float" office:value="323.4" calcext:value-type="float">
            <text:p>323.4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39.90945" calcext:value-type="float">
            <text:p>39.90945</text:p>
          </table:table-cell>
          <table:table-cell office:value-type="float" office:value="-79.711226" calcext:value-type="float">
            <text:p>-79.7112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39.90943" calcext:value-type="float">
            <text:p>39.90943</text:p>
          </table:table-cell>
          <table:table-cell office:value-type="float" office:value="-79.711262" calcext:value-type="float">
            <text:p>-79.711262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9.90941" calcext:value-type="float">
            <text:p>39.90941</text:p>
          </table:table-cell>
          <table:table-cell office:value-type="float" office:value="-79.711298" calcext:value-type="float">
            <text:p>-79.711298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9.90939" calcext:value-type="float">
            <text:p>39.90939</text:p>
          </table:table-cell>
          <table:table-cell office:value-type="float" office:value="-79.711334" calcext:value-type="float">
            <text:p>-79.7113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39.909348" calcext:value-type="float">
            <text:p>39.909348</text:p>
          </table:table-cell>
          <table:table-cell office:value-type="float" office:value="-79.71141" calcext:value-type="float">
            <text:p>-79.71141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39.9093" calcext:value-type="float">
            <text:p>39.9093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39.909252" calcext:value-type="float">
            <text:p>39.909252</text:p>
          </table:table-cell>
          <table:table-cell office:value-type="float" office:value="-79.71156" calcext:value-type="float">
            <text:p>-79.71156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39.909203" calcext:value-type="float">
            <text:p>39.909203</text:p>
          </table:table-cell>
          <table:table-cell office:value-type="float" office:value="-79.71165" calcext:value-type="float">
            <text:p>-79.711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39.909145" calcext:value-type="float">
            <text:p>39.909145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9.909092" calcext:value-type="float">
            <text:p>39.909092</text:p>
          </table:table-cell>
          <table:table-cell office:value-type="float" office:value="-79.71181" calcext:value-type="float">
            <text:p>-79.71181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39.909042" calcext:value-type="float">
            <text:p>39.909042</text:p>
          </table:table-cell>
          <table:table-cell office:value-type="float" office:value="-79.71189" calcext:value-type="float">
            <text:p>-79.71189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39.908997" calcext:value-type="float">
            <text:p>39.908997</text:p>
          </table:table-cell>
          <table:table-cell office:value-type="float" office:value="-79.711975" calcext:value-type="float">
            <text:p>-79.711975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39.908943" calcext:value-type="float">
            <text:p>39.908943</text:p>
          </table:table-cell>
          <table:table-cell office:value-type="float" office:value="-79.71206" calcext:value-type="float">
            <text:p>-79.71206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9.908886" calcext:value-type="float">
            <text:p>39.908886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39.908813" calcext:value-type="float">
            <text:p>39.908813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39.908785" calcext:value-type="float">
            <text:p>39.908785</text:p>
          </table:table-cell>
          <table:table-cell office:value-type="float" office:value="-79.712253" calcext:value-type="float">
            <text:p>-79.712253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39.908756" calcext:value-type="float">
            <text:p>39.908756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39.908684" calcext:value-type="float">
            <text:p>39.908684</text:p>
          </table:table-cell>
          <table:table-cell office:value-type="float" office:value="-79.712296" calcext:value-type="float">
            <text:p>-79.712296</text:p>
          </table:table-cell>
          <table:table-cell office:value-type="float" office:value="323.9" calcext:value-type="float">
            <text:p>323.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39.908604" calcext:value-type="float">
            <text:p>39.908604</text:p>
          </table:table-cell>
          <table:table-cell office:value-type="float" office:value="-79.71231" calcext:value-type="float">
            <text:p>-79.71231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39.908527" calcext:value-type="float">
            <text:p>39.908527</text:p>
          </table:table-cell>
          <table:table-cell office:value-type="float" office:value="-79.71232" calcext:value-type="float">
            <text:p>-79.71232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39.908455" calcext:value-type="float">
            <text:p>39.908455</text:p>
          </table:table-cell>
          <table:table-cell office:value-type="float" office:value="-79.712296" calcext:value-type="float">
            <text:p>-79.712296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39.908382" calcext:value-type="float">
            <text:p>39.908382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39.908318" calcext:value-type="float">
            <text:p>39.908318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39.908283" calcext:value-type="float">
            <text:p>39.908283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9.908264" calcext:value-type="float">
            <text:p>39.908264</text:p>
          </table:table-cell>
          <table:table-cell office:value-type="float" office:value="-79.71195" calcext:value-type="float">
            <text:p>-79.71195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39.908268" calcext:value-type="float">
            <text:p>39.908268</text:p>
          </table:table-cell>
          <table:table-cell office:value-type="float" office:value="-79.71185" calcext:value-type="float">
            <text:p>-79.71185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39.908295" calcext:value-type="float">
            <text:p>39.908295</text:p>
          </table:table-cell>
          <table:table-cell office:value-type="float" office:value="-79.71176" calcext:value-type="float">
            <text:p>-79.71176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39.90837" calcext:value-type="float">
            <text:p>39.90837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39.908424" calcext:value-type="float">
            <text:p>39.908424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39.908463" calcext:value-type="float">
            <text:p>39.908463</text:p>
          </table:table-cell>
          <table:table-cell office:value-type="float" office:value="-79.711464" calcext:value-type="float">
            <text:p>-79.711464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39.908512" calcext:value-type="float">
            <text:p>39.908512</text:p>
          </table:table-cell>
          <table:table-cell office:value-type="float" office:value="-79.71139" calcext:value-type="float">
            <text:p>-79.71139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39.90856" calcext:value-type="float">
            <text:p>39.90856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39.90861" calcext:value-type="float">
            <text:p>39.90861</text:p>
          </table:table-cell>
          <table:table-cell office:value-type="float" office:value="-79.71124" calcext:value-type="float">
            <text:p>-79.71124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9.90867" calcext:value-type="float">
            <text:p>39.90867</text:p>
          </table:table-cell>
          <table:table-cell office:value-type="float" office:value="-79.711174" calcext:value-type="float">
            <text:p>-79.711174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39.90872" calcext:value-type="float">
            <text:p>39.90872</text:p>
          </table:table-cell>
          <table:table-cell office:value-type="float" office:value="-79.71109" calcext:value-type="float">
            <text:p>-79.71109</text:p>
          </table:table-cell>
          <table:table-cell office:value-type="float" office:value="323.5" calcext:value-type="float">
            <text:p>323.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9.90876" calcext:value-type="float">
            <text:p>39.90876</text:p>
          </table:table-cell>
          <table:table-cell office:value-type="float" office:value="-79.71101" calcext:value-type="float">
            <text:p>-79.71101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39.90876" calcext:value-type="float">
            <text:p>39.90876</text:p>
          </table:table-cell>
          <table:table-cell office:value-type="float" office:value="-79.71101" calcext:value-type="float">
            <text:p>-79.71101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39.908836" calcext:value-type="float">
            <text:p>39.908836</text:p>
          </table:table-cell>
          <table:table-cell office:value-type="float" office:value="-79.71088" calcext:value-type="float">
            <text:p>-79.71088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39.908886" calcext:value-type="float">
            <text:p>39.908886</text:p>
          </table:table-cell>
          <table:table-cell office:value-type="float" office:value="-79.7108" calcext:value-type="float">
            <text:p>-79.7108</text:p>
          </table:table-cell>
          <table:table-cell office:value-type="float" office:value="323.5" calcext:value-type="float">
            <text:p>323.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39.908955" calcext:value-type="float">
            <text:p>39.908955</text:p>
          </table:table-cell>
          <table:table-cell office:value-type="float" office:value="-79.7107" calcext:value-type="float">
            <text:p>-79.7107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39.908955" calcext:value-type="float">
            <text:p>39.908955</text:p>
          </table:table-cell>
          <table:table-cell office:value-type="float" office:value="-79.7107" calcext:value-type="float">
            <text:p>-79.7107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39.90902" calcext:value-type="float">
            <text:p>39.90902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39.909084" calcext:value-type="float">
            <text:p>39.909084</text:p>
          </table:table-cell>
          <table:table-cell office:value-type="float" office:value="-79.71058" calcext:value-type="float">
            <text:p>-79.71058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39.909157" calcext:value-type="float">
            <text:p>39.909157</text:p>
          </table:table-cell>
          <table:table-cell office:value-type="float" office:value="-79.71056" calcext:value-type="float">
            <text:p>-79.71056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39.909237" calcext:value-type="float">
            <text:p>39.909237</text:p>
          </table:table-cell>
          <table:table-cell office:value-type="float" office:value="-79.710556" calcext:value-type="float">
            <text:p>-79.710556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39.909317" calcext:value-type="float">
            <text:p>39.909317</text:p>
          </table:table-cell>
          <table:table-cell office:value-type="float" office:value="-79.710556" calcext:value-type="float">
            <text:p>-79.710556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39.90939" calcext:value-type="float">
            <text:p>39.90939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39.90947" calcext:value-type="float">
            <text:p>39.90947</text:p>
          </table:table-cell>
          <table:table-cell office:value-type="float" office:value="-79.7107" calcext:value-type="float">
            <text:p>-79.7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39.9095" calcext:value-type="float">
            <text:p>39.9095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39.909534" calcext:value-type="float">
            <text:p>39.909534</text:p>
          </table:table-cell>
          <table:table-cell office:value-type="float" office:value="-79.71089" calcext:value-type="float">
            <text:p>-79.71089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39.909542" calcext:value-type="float">
            <text:p>39.909542</text:p>
          </table:table-cell>
          <table:table-cell office:value-type="float" office:value="-79.711" calcext:value-type="float">
            <text:p>-79.711</text:p>
          </table:table-cell>
          <table:table-cell office:value-type="float" office:value="322.7" calcext:value-type="float">
            <text:p>322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39.90954" calcext:value-type="float">
            <text:p>39.90954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2.2" calcext:value-type="float">
            <text:p>322.2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39.909508" calcext:value-type="float">
            <text:p>39.909508</text:p>
          </table:table-cell>
          <table:table-cell office:value-type="float" office:value="-79.71119" calcext:value-type="float">
            <text:p>-79.71119</text:p>
          </table:table-cell>
          <table:table-cell office:value-type="float" office:value="322" calcext:value-type="float">
            <text:p>322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39.909508" calcext:value-type="float">
            <text:p>39.909508</text:p>
          </table:table-cell>
          <table:table-cell office:value-type="float" office:value="-79.71119" calcext:value-type="float">
            <text:p>-79.71119</text:p>
          </table:table-cell>
          <table:table-cell office:value-type="float" office:value="322" calcext:value-type="float">
            <text:p>322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39.909454" calcext:value-type="float">
            <text:p>39.909454</text:p>
          </table:table-cell>
          <table:table-cell office:value-type="float" office:value="-79.71124" calcext:value-type="float">
            <text:p>-79.71124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39.909405" calcext:value-type="float">
            <text:p>39.909405</text:p>
          </table:table-cell>
          <table:table-cell office:value-type="float" office:value="-79.7113" calcext:value-type="float">
            <text:p>-79.71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39.909367" calcext:value-type="float">
            <text:p>39.909367</text:p>
          </table:table-cell>
          <table:table-cell office:value-type="float" office:value="-79.71137" calcext:value-type="float">
            <text:p>-79.71137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39.909298" calcext:value-type="float">
            <text:p>39.909298</text:p>
          </table:table-cell>
          <table:table-cell office:value-type="float" office:value="-79.71149" calcext:value-type="float">
            <text:p>-79.71149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39.90922" calcext:value-type="float">
            <text:p>39.90922</text:p>
          </table:table-cell>
          <table:table-cell office:value-type="float" office:value="-79.71161" calcext:value-type="float">
            <text:p>-79.71161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39.909176" calcext:value-type="float">
            <text:p>39.909176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175" calcext:value-type="float">
            <text:p>-79.7117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39.90907" calcext:value-type="float">
            <text:p>39.90907</text:p>
          </table:table-cell>
          <table:table-cell office:value-type="float" office:value="-79.711815" calcext:value-type="float">
            <text:p>-79.71181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39.909027" calcext:value-type="float">
            <text:p>39.909027</text:p>
          </table:table-cell>
          <table:table-cell office:value-type="float" office:value="-79.71188" calcext:value-type="float">
            <text:p>-79.71188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39.90899" calcext:value-type="float">
            <text:p>39.90899</text:p>
          </table:table-cell>
          <table:table-cell office:value-type="float" office:value="-79.711945" calcext:value-type="float">
            <text:p>-79.71194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39.908947" calcext:value-type="float">
            <text:p>39.908947</text:p>
          </table:table-cell>
          <table:table-cell office:value-type="float" office:value="-79.71201" calcext:value-type="float">
            <text:p>-79.71201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39.908905" calcext:value-type="float">
            <text:p>39.908905</text:p>
          </table:table-cell>
          <table:table-cell office:value-type="float" office:value="-79.71209" calcext:value-type="float">
            <text:p>-79.7120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39.908905" calcext:value-type="float">
            <text:p>39.908905</text:p>
          </table:table-cell>
          <table:table-cell office:value-type="float" office:value="-79.71209" calcext:value-type="float">
            <text:p>-79.71209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39.908844" calcext:value-type="float">
            <text:p>39.908844</text:p>
          </table:table-cell>
          <table:table-cell office:value-type="float" office:value="-79.71217" calcext:value-type="float">
            <text:p>-79.71217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39.908768" calcext:value-type="float">
            <text:p>39.908768</text:p>
          </table:table-cell>
          <table:table-cell office:value-type="float" office:value="-79.71226" calcext:value-type="float">
            <text:p>-79.71226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39.90867" calcext:value-type="float">
            <text:p>39.90867</text:p>
          </table:table-cell>
          <table:table-cell office:value-type="float" office:value="-79.71232" calcext:value-type="float">
            <text:p>-79.71232</text:p>
          </table:table-cell>
          <table:table-cell office:value-type="float" office:value="323.9" calcext:value-type="float">
            <text:p>323.9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39.908563" calcext:value-type="float">
            <text:p>39.908563</text:p>
          </table:table-cell>
          <table:table-cell office:value-type="float" office:value="-79.712272" calcext:value-type="float">
            <text:p>-79.712272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39.908535" calcext:value-type="float">
            <text:p>39.908535</text:p>
          </table:table-cell>
          <table:table-cell office:value-type="float" office:value="-79.712218" calcext:value-type="float">
            <text:p>-79.7122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39.908506" calcext:value-type="float">
            <text:p>39.908506</text:p>
          </table:table-cell>
          <table:table-cell office:value-type="float" office:value="-79.712163" calcext:value-type="float">
            <text:p>-79.712163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39.908478" calcext:value-type="float">
            <text:p>39.908478</text:p>
          </table:table-cell>
          <table:table-cell office:value-type="float" office:value="-79.712109" calcext:value-type="float">
            <text:p>-79.712109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39.908449" calcext:value-type="float">
            <text:p>39.908449</text:p>
          </table:table-cell>
          <table:table-cell office:value-type="float" office:value="-79.712055" calcext:value-type="float">
            <text:p>-79.7120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39.90842" calcext:value-type="float">
            <text:p>39.90842</text:p>
          </table:table-cell>
          <table:table-cell office:value-type="float" office:value="-79.712001" calcext:value-type="float">
            <text:p>-79.712001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39.908392" calcext:value-type="float">
            <text:p>39.908392</text:p>
          </table:table-cell>
          <table:table-cell office:value-type="float" office:value="-79.711947" calcext:value-type="float">
            <text:p>-79.711947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1892" calcext:value-type="float">
            <text:p>-79.711892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39.908335" calcext:value-type="float">
            <text:p>39.908335</text:p>
          </table:table-cell>
          <table:table-cell office:value-type="float" office:value="-79.711838" calcext:value-type="float">
            <text:p>-79.711838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39.908306" calcext:value-type="float">
            <text:p>39.908306</text:p>
          </table:table-cell>
          <table:table-cell office:value-type="float" office:value="-79.711784" calcext:value-type="float">
            <text:p>-79.71178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39.908344" calcext:value-type="float">
            <text:p>39.908344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39.908398" calcext:value-type="float">
            <text:p>39.908398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39.908443" calcext:value-type="float">
            <text:p>39.908443</text:p>
          </table:table-cell>
          <table:table-cell office:value-type="float" office:value="-79.7115" calcext:value-type="float">
            <text:p>-79.711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39.908497" calcext:value-type="float">
            <text:p>39.908497</text:p>
          </table:table-cell>
          <table:table-cell office:value-type="float" office:value="-79.71142" calcext:value-type="float">
            <text:p>-79.71142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39.908543" calcext:value-type="float">
            <text:p>39.908543</text:p>
          </table:table-cell>
          <table:table-cell office:value-type="float" office:value="-79.71135" calcext:value-type="float">
            <text:p>-79.7113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39.908585" calcext:value-type="float">
            <text:p>39.908585</text:p>
          </table:table-cell>
          <table:table-cell office:value-type="float" office:value="-79.71129" calcext:value-type="float">
            <text:p>-79.71129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39.90863" calcext:value-type="float">
            <text:p>39.90863</text:p>
          </table:table-cell>
          <table:table-cell office:value-type="float" office:value="-79.71122" calcext:value-type="float">
            <text:p>-79.711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39.908695" calcext:value-type="float">
            <text:p>39.908695</text:p>
          </table:table-cell>
          <table:table-cell office:value-type="float" office:value="-79.71111" calcext:value-type="float">
            <text:p>-79.711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39.908766" calcext:value-type="float">
            <text:p>39.908766</text:p>
          </table:table-cell>
          <table:table-cell office:value-type="float" office:value="-79.711003" calcext:value-type="float">
            <text:p>-79.7110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39.908794" calcext:value-type="float">
            <text:p>39.908794</text:p>
          </table:table-cell>
          <table:table-cell office:value-type="float" office:value="-79.710962" calcext:value-type="float">
            <text:p>-79.71096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39.908823" calcext:value-type="float">
            <text:p>39.908823</text:p>
          </table:table-cell>
          <table:table-cell office:value-type="float" office:value="-79.710922" calcext:value-type="float">
            <text:p>-79.71092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39.908851" calcext:value-type="float">
            <text:p>39.908851</text:p>
          </table:table-cell>
          <table:table-cell office:value-type="float" office:value="-79.710881" calcext:value-type="float">
            <text:p>-79.710881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39.90888" calcext:value-type="float">
            <text:p>39.90888</text:p>
          </table:table-cell>
          <table:table-cell office:value-type="float" office:value="-79.71084" calcext:value-type="float">
            <text:p>-79.71084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39.908928" calcext:value-type="float">
            <text:p>39.908928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39.908978" calcext:value-type="float">
            <text:p>39.908978</text:p>
          </table:table-cell>
          <table:table-cell office:value-type="float" office:value="-79.71068" calcext:value-type="float">
            <text:p>-79.71068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39.909046" calcext:value-type="float">
            <text:p>39.909046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056" calcext:value-type="float">
            <text:p>-79.71056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39.90921" calcext:value-type="float">
            <text:p>39.90921</text:p>
          </table:table-cell>
          <table:table-cell office:value-type="float" office:value="-79.71054" calcext:value-type="float">
            <text:p>-79.710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39.90927" calcext:value-type="float">
            <text:p>39.90927</text:p>
          </table:table-cell>
          <table:table-cell office:value-type="float" office:value="-79.71056" calcext:value-type="float">
            <text:p>-79.71056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39.90933" calcext:value-type="float">
            <text:p>39.90933</text:p>
          </table:table-cell>
          <table:table-cell office:value-type="float" office:value="-79.71059" calcext:value-type="float">
            <text:p>-79.71059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39.909393" calcext:value-type="float">
            <text:p>39.909393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9" calcext:value-type="float">
            <text:p>323.9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39.909447" calcext:value-type="float">
            <text:p>39.909447</text:p>
          </table:table-cell>
          <table:table-cell office:value-type="float" office:value="-79.71069" calcext:value-type="float">
            <text:p>-79.71069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39.90949" calcext:value-type="float">
            <text:p>39.90949</text:p>
          </table:table-cell>
          <table:table-cell office:value-type="float" office:value="-79.71077" calcext:value-type="float">
            <text:p>-79.71077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39.909515" calcext:value-type="float">
            <text:p>39.909515</text:p>
          </table:table-cell>
          <table:table-cell office:value-type="float" office:value="-79.71088" calcext:value-type="float">
            <text:p>-79.71088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39.909527" calcext:value-type="float">
            <text:p>39.909527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39.909523" calcext:value-type="float">
            <text:p>39.909523</text:p>
          </table:table-cell>
          <table:table-cell office:value-type="float" office:value="-79.71108" calcext:value-type="float">
            <text:p>-79.71108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39.909492" calcext:value-type="float">
            <text:p>39.909492</text:p>
          </table:table-cell>
          <table:table-cell office:value-type="float" office:value="-79.71119" calcext:value-type="float">
            <text:p>-79.71119</text:p>
          </table:table-cell>
          <table:table-cell office:value-type="float" office:value="323.3" calcext:value-type="float">
            <text:p>323.3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39.909409" calcext:value-type="float">
            <text:p>39.909409</text:p>
          </table:table-cell>
          <table:table-cell office:value-type="float" office:value="-79.711317" calcext:value-type="float">
            <text:p>-79.711317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39.909374" calcext:value-type="float">
            <text:p>39.909374</text:p>
          </table:table-cell>
          <table:table-cell office:value-type="float" office:value="-79.711364" calcext:value-type="float">
            <text:p>-79.711364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39.90934" calcext:value-type="float">
            <text:p>39.90934</text:p>
          </table:table-cell>
          <table:table-cell office:value-type="float" office:value="-79.711411" calcext:value-type="float">
            <text:p>-79.711411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39.909306" calcext:value-type="float">
            <text:p>39.909306</text:p>
          </table:table-cell>
          <table:table-cell office:value-type="float" office:value="-79.711459" calcext:value-type="float">
            <text:p>-79.711459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39.909272" calcext:value-type="float">
            <text:p>39.909272</text:p>
          </table:table-cell>
          <table:table-cell office:value-type="float" office:value="-79.711506" calcext:value-type="float">
            <text:p>-79.711506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39.909237" calcext:value-type="float">
            <text:p>39.909237</text:p>
          </table:table-cell>
          <table:table-cell office:value-type="float" office:value="-79.711553" calcext:value-type="float">
            <text:p>-79.711553</text:p>
          </table:table-cell>
          <table:table-cell office:value-type="float" office:value="323.7" calcext:value-type="float">
            <text:p>323.7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39.909203" calcext:value-type="float">
            <text:p>39.909203</text:p>
          </table:table-cell>
          <table:table-cell office:value-type="float" office:value="-79.7116" calcext:value-type="float">
            <text:p>-79.7116</text:p>
          </table:table-cell>
          <table:table-cell office:value-type="float" office:value="323.7" calcext:value-type="float">
            <text:p>323.7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39.909129" calcext:value-type="float">
            <text:p>39.909129</text:p>
          </table:table-cell>
          <table:table-cell office:value-type="float" office:value="-79.711737" calcext:value-type="float">
            <text:p>-79.711737</text:p>
          </table:table-cell>
          <table:table-cell office:value-type="float" office:value="323.7" calcext:value-type="float">
            <text:p>323.7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39.909101" calcext:value-type="float">
            <text:p>39.909101</text:p>
          </table:table-cell>
          <table:table-cell office:value-type="float" office:value="-79.711789" calcext:value-type="float">
            <text:p>-79.711789</text:p>
          </table:table-cell>
          <table:table-cell office:value-type="float" office:value="323.7" calcext:value-type="float">
            <text:p>323.7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39.909072" calcext:value-type="float">
            <text:p>39.909072</text:p>
          </table:table-cell>
          <table:table-cell office:value-type="float" office:value="-79.711841" calcext:value-type="float">
            <text:p>-79.711841</text:p>
          </table:table-cell>
          <table:table-cell office:value-type="float" office:value="323.8" calcext:value-type="float">
            <text:p>323.8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39.909044" calcext:value-type="float">
            <text:p>39.909044</text:p>
          </table:table-cell>
          <table:table-cell office:value-type="float" office:value="-79.711893" calcext:value-type="float">
            <text:p>-79.711893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39.909016" calcext:value-type="float">
            <text:p>39.909016</text:p>
          </table:table-cell>
          <table:table-cell office:value-type="float" office:value="-79.711945" calcext:value-type="float">
            <text:p>-79.71194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39.90896" calcext:value-type="float">
            <text:p>39.90896</text:p>
          </table:table-cell>
          <table:table-cell office:value-type="float" office:value="-79.712036" calcext:value-type="float">
            <text:p>-79.712036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39.908905" calcext:value-type="float">
            <text:p>39.908905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39.90885" calcext:value-type="float">
            <text:p>39.90885</text:p>
          </table:table-cell>
          <table:table-cell office:value-type="float" office:value="-79.7122" calcext:value-type="float">
            <text:p>-79.7122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39.908802" calcext:value-type="float">
            <text:p>39.908802</text:p>
          </table:table-cell>
          <table:table-cell office:value-type="float" office:value="-79.71226" calcext:value-type="float">
            <text:p>-79.71226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39.908737" calcext:value-type="float">
            <text:p>39.908737</text:p>
          </table:table-cell>
          <table:table-cell office:value-type="float" office:value="-79.71232" calcext:value-type="float">
            <text:p>-79.71232</text:p>
          </table:table-cell>
          <table:table-cell office:value-type="float" office:value="323.9" calcext:value-type="float">
            <text:p>323.9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39.908665" calcext:value-type="float">
            <text:p>39.908665</text:p>
          </table:table-cell>
          <table:table-cell office:value-type="float" office:value="-79.71235" calcext:value-type="float">
            <text:p>-79.71235</text:p>
          </table:table-cell>
          <table:table-cell office:value-type="float" office:value="323.9" calcext:value-type="float">
            <text:p>323.9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39.908573" calcext:value-type="float">
            <text:p>39.908573</text:p>
          </table:table-cell>
          <table:table-cell office:value-type="float" office:value="-79.71235" calcext:value-type="float">
            <text:p>-79.7123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39.908493" calcext:value-type="float">
            <text:p>39.908493</text:p>
          </table:table-cell>
          <table:table-cell office:value-type="float" office:value="-79.71232" calcext:value-type="float">
            <text:p>-79.71232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39.908413" calcext:value-type="float">
            <text:p>39.908413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166" calcext:value-type="float">
            <text:p>-79.712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39.908315" calcext:value-type="float">
            <text:p>39.908315</text:p>
          </table:table-cell>
          <table:table-cell office:value-type="float" office:value="-79.712123" calcext:value-type="float">
            <text:p>-79.712123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39.908298" calcext:value-type="float">
            <text:p>39.908298</text:p>
          </table:table-cell>
          <table:table-cell office:value-type="float" office:value="-79.712079" calcext:value-type="float">
            <text:p>-79.712079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39.90828" calcext:value-type="float">
            <text:p>39.90828</text:p>
          </table:table-cell>
          <table:table-cell office:value-type="float" office:value="-79.712036" calcext:value-type="float">
            <text:p>-79.712036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39.908268" calcext:value-type="float">
            <text:p>39.908268</text:p>
          </table:table-cell>
          <table:table-cell office:value-type="float" office:value="-79.71193" calcext:value-type="float">
            <text:p>-79.71193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39.90827" calcext:value-type="float">
            <text:p>39.90827</text:p>
          </table:table-cell>
          <table:table-cell office:value-type="float" office:value="-79.71184" calcext:value-type="float">
            <text:p>-79.71184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39.908283" calcext:value-type="float">
            <text:p>39.908283</text:p>
          </table:table-cell>
          <table:table-cell office:value-type="float" office:value="-79.71175" calcext:value-type="float">
            <text:p>-79.7117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39.908367" calcext:value-type="float">
            <text:p>39.908367</text:p>
          </table:table-cell>
          <table:table-cell office:value-type="float" office:value="-79.71161" calcext:value-type="float">
            <text:p>-79.71161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39.90842" calcext:value-type="float">
            <text:p>39.90842</text:p>
          </table:table-cell>
          <table:table-cell office:value-type="float" office:value="-79.711525" calcext:value-type="float">
            <text:p>-79.711525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39.908466" calcext:value-type="float">
            <text:p>39.908466</text:p>
          </table:table-cell>
          <table:table-cell office:value-type="float" office:value="-79.71144" calcext:value-type="float">
            <text:p>-79.7114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1365" calcext:value-type="float">
            <text:p>-79.7113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39.90856" calcext:value-type="float">
            <text:p>39.90856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39.90861" calcext:value-type="float">
            <text:p>39.90861</text:p>
          </table:table-cell>
          <table:table-cell office:value-type="float" office:value="-79.7112" calcext:value-type="float">
            <text:p>-79.7112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39.908676" calcext:value-type="float">
            <text:p>39.908676</text:p>
          </table:table-cell>
          <table:table-cell office:value-type="float" office:value="-79.711105" calcext:value-type="float">
            <text:p>-79.711105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39.908703" calcext:value-type="float">
            <text:p>39.908703</text:p>
          </table:table-cell>
          <table:table-cell office:value-type="float" office:value="-79.711063" calcext:value-type="float">
            <text:p>-79.711063</text:p>
          </table:table-cell>
          <table:table-cell office:value-type="float" office:value="323.5" calcext:value-type="float">
            <text:p>323.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39.90873" calcext:value-type="float">
            <text:p>39.90873</text:p>
          </table:table-cell>
          <table:table-cell office:value-type="float" office:value="-79.71102" calcext:value-type="float">
            <text:p>-79.71102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39.908832" calcext:value-type="float">
            <text:p>39.908832</text:p>
          </table:table-cell>
          <table:table-cell office:value-type="float" office:value="-79.71093" calcext:value-type="float">
            <text:p>-79.71093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39.908883" calcext:value-type="float">
            <text:p>39.908883</text:p>
          </table:table-cell>
          <table:table-cell office:value-type="float" office:value="-79.710909" calcext:value-type="float">
            <text:p>-79.710909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39.908935" calcext:value-type="float">
            <text:p>39.908935</text:p>
          </table:table-cell>
          <table:table-cell office:value-type="float" office:value="-79.710889" calcext:value-type="float">
            <text:p>-79.710889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39.908986" calcext:value-type="float">
            <text:p>39.908986</text:p>
          </table:table-cell>
          <table:table-cell office:value-type="float" office:value="-79.710869" calcext:value-type="float">
            <text:p>-79.710869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39.909038" calcext:value-type="float">
            <text:p>39.909038</text:p>
          </table:table-cell>
          <table:table-cell office:value-type="float" office:value="-79.710848" calcext:value-type="float">
            <text:p>-79.710848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39.909089" calcext:value-type="float">
            <text:p>39.909089</text:p>
          </table:table-cell>
          <table:table-cell office:value-type="float" office:value="-79.710828" calcext:value-type="float">
            <text:p>-79.710828</text:p>
          </table:table-cell>
          <table:table-cell office:value-type="float" office:value="323.9" calcext:value-type="float">
            <text:p>323.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39.909141" calcext:value-type="float">
            <text:p>39.909141</text:p>
          </table:table-cell>
          <table:table-cell office:value-type="float" office:value="-79.710808" calcext:value-type="float">
            <text:p>-79.710808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39.909192" calcext:value-type="float">
            <text:p>39.909192</text:p>
          </table:table-cell>
          <table:table-cell office:value-type="float" office:value="-79.710788" calcext:value-type="float">
            <text:p>-79.710788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39.909244" calcext:value-type="float">
            <text:p>39.909244</text:p>
          </table:table-cell>
          <table:table-cell office:value-type="float" office:value="-79.710767" calcext:value-type="float">
            <text:p>-79.710767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39.909295" calcext:value-type="float">
            <text:p>39.909295</text:p>
          </table:table-cell>
          <table:table-cell office:value-type="float" office:value="-79.710747" calcext:value-type="float">
            <text:p>-79.710747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39.909347" calcext:value-type="float">
            <text:p>39.909347</text:p>
          </table:table-cell>
          <table:table-cell office:value-type="float" office:value="-79.710727" calcext:value-type="float">
            <text:p>-79.710727</text:p>
          </table:table-cell>
          <table:table-cell office:value-type="float" office:value="323.5" calcext:value-type="float">
            <text:p>323.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39.909398" calcext:value-type="float">
            <text:p>39.909398</text:p>
          </table:table-cell>
          <table:table-cell office:value-type="float" office:value="-79.710706" calcext:value-type="float">
            <text:p>-79.7107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39.90945" calcext:value-type="float">
            <text:p>39.90945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39.909472" calcext:value-type="float">
            <text:p>39.909472</text:p>
          </table:table-cell>
          <table:table-cell office:value-type="float" office:value="-79.710831" calcext:value-type="float">
            <text:p>-79.710831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39.909447" calcext:value-type="float">
            <text:p>39.909447</text:p>
          </table:table-cell>
          <table:table-cell office:value-type="float" office:value="-79.710902" calcext:value-type="float">
            <text:p>-79.710902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39.909423" calcext:value-type="float">
            <text:p>39.909423</text:p>
          </table:table-cell>
          <table:table-cell office:value-type="float" office:value="-79.710973" calcext:value-type="float">
            <text:p>-79.710973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39.909399" calcext:value-type="float">
            <text:p>39.909399</text:p>
          </table:table-cell>
          <table:table-cell office:value-type="float" office:value="-79.711045" calcext:value-type="float">
            <text:p>-79.711045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39.909374" calcext:value-type="float">
            <text:p>39.909374</text:p>
          </table:table-cell>
          <table:table-cell office:value-type="float" office:value="-79.711116" calcext:value-type="float">
            <text:p>-79.711116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39.90935" calcext:value-type="float">
            <text:p>39.90935</text:p>
          </table:table-cell>
          <table:table-cell office:value-type="float" office:value="-79.711187" calcext:value-type="float">
            <text:p>-79.711187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39.909326" calcext:value-type="float">
            <text:p>39.909326</text:p>
          </table:table-cell>
          <table:table-cell office:value-type="float" office:value="-79.711258" calcext:value-type="float">
            <text:p>-79.711258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39.909302" calcext:value-type="float">
            <text:p>39.909302</text:p>
          </table:table-cell>
          <table:table-cell office:value-type="float" office:value="-79.711329" calcext:value-type="float">
            <text:p>-79.711329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39.909277" calcext:value-type="float">
            <text:p>39.909277</text:p>
          </table:table-cell>
          <table:table-cell office:value-type="float" office:value="-79.7114" calcext:value-type="float">
            <text:p>-79.7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39.909253" calcext:value-type="float">
            <text:p>39.909253</text:p>
          </table:table-cell>
          <table:table-cell office:value-type="float" office:value="-79.711472" calcext:value-type="float">
            <text:p>-79.711472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39.909229" calcext:value-type="float">
            <text:p>39.909229</text:p>
          </table:table-cell>
          <table:table-cell office:value-type="float" office:value="-79.711543" calcext:value-type="float">
            <text:p>-79.711543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39.909204" calcext:value-type="float">
            <text:p>39.909204</text:p>
          </table:table-cell>
          <table:table-cell office:value-type="float" office:value="-79.711614" calcext:value-type="float">
            <text:p>-79.711614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39.90918" calcext:value-type="float">
            <text:p>39.90918</text:p>
          </table:table-cell>
          <table:table-cell office:value-type="float" office:value="-79.711685" calcext:value-type="float">
            <text:p>-79.7116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39.90906" calcext:value-type="float">
            <text:p>39.90906</text:p>
          </table:table-cell>
          <table:table-cell office:value-type="float" office:value="-79.71186" calcext:value-type="float">
            <text:p>-79.71186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39.909008" calcext:value-type="float">
            <text:p>39.909008</text:p>
          </table:table-cell>
          <table:table-cell office:value-type="float" office:value="-79.71194" calcext:value-type="float">
            <text:p>-79.7119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39.908955" calcext:value-type="float">
            <text:p>39.908955</text:p>
          </table:table-cell>
          <table:table-cell office:value-type="float" office:value="-79.71202" calcext:value-type="float">
            <text:p>-79.71202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2105" calcext:value-type="float">
            <text:p>-79.71210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39.908867" calcext:value-type="float">
            <text:p>39.908867</text:p>
          </table:table-cell>
          <table:table-cell office:value-type="float" office:value="-79.7122" calcext:value-type="float">
            <text:p>-79.7122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39.908813" calcext:value-type="float">
            <text:p>39.908813</text:p>
          </table:table-cell>
          <table:table-cell office:value-type="float" office:value="-79.71225" calcext:value-type="float">
            <text:p>-79.7122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39.908745" calcext:value-type="float">
            <text:p>39.908745</text:p>
          </table:table-cell>
          <table:table-cell office:value-type="float" office:value="-79.7123" calcext:value-type="float">
            <text:p>-79.7123</text:p>
          </table:table-cell>
          <table:table-cell office:value-type="float" office:value="323.9" calcext:value-type="float">
            <text:p>323.9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39.908665" calcext:value-type="float">
            <text:p>39.908665</text:p>
          </table:table-cell>
          <table:table-cell office:value-type="float" office:value="-79.712326" calcext:value-type="float">
            <text:p>-79.712326</text:p>
          </table:table-cell>
          <table:table-cell office:value-type="float" office:value="323.9" calcext:value-type="float">
            <text:p>323.9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39.908573" calcext:value-type="float">
            <text:p>39.908573</text:p>
          </table:table-cell>
          <table:table-cell office:value-type="float" office:value="-79.71234" calcext:value-type="float">
            <text:p>-79.71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39.908467" calcext:value-type="float">
            <text:p>39.908467</text:p>
          </table:table-cell>
          <table:table-cell office:value-type="float" office:value="-79.712311" calcext:value-type="float">
            <text:p>-79.712311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39.908448" calcext:value-type="float">
            <text:p>39.908448</text:p>
          </table:table-cell>
          <table:table-cell office:value-type="float" office:value="-79.712295" calcext:value-type="float">
            <text:p>-79.712295</text:p>
          </table:table-cell>
          <table:table-cell office:value-type="float" office:value="323.6" calcext:value-type="float">
            <text:p>323.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39.90843" calcext:value-type="float">
            <text:p>39.90843</text:p>
          </table:table-cell>
          <table:table-cell office:value-type="float" office:value="-79.71228" calcext:value-type="float">
            <text:p>-79.71228</text:p>
          </table:table-cell>
          <table:table-cell office:value-type="float" office:value="323.7" calcext:value-type="float">
            <text:p>323.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39.9084" calcext:value-type="float">
            <text:p>39.9084</text:p>
          </table:table-cell>
          <table:table-cell office:value-type="float" office:value="-79.712163" calcext:value-type="float">
            <text:p>-79.712163</text:p>
          </table:table-cell>
          <table:table-cell office:value-type="float" office:value="323.7" calcext:value-type="float">
            <text:p>323.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39.908414" calcext:value-type="float">
            <text:p>39.908414</text:p>
          </table:table-cell>
          <table:table-cell office:value-type="float" office:value="-79.712092" calcext:value-type="float">
            <text:p>-79.712092</text:p>
          </table:table-cell>
          <table:table-cell office:value-type="float" office:value="323.6" calcext:value-type="float">
            <text:p>323.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39.908428" calcext:value-type="float">
            <text:p>39.908428</text:p>
          </table:table-cell>
          <table:table-cell office:value-type="float" office:value="-79.712021" calcext:value-type="float">
            <text:p>-79.712021</text:p>
          </table:table-cell>
          <table:table-cell office:value-type="float" office:value="323.8" calcext:value-type="float">
            <text:p>323.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39.908443" calcext:value-type="float">
            <text:p>39.908443</text:p>
          </table:table-cell>
          <table:table-cell office:value-type="float" office:value="-79.71195" calcext:value-type="float">
            <text:p>-79.71195</text:p>
          </table:table-cell>
          <table:table-cell office:value-type="float" office:value="323.9" calcext:value-type="float">
            <text:p>323.9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39.908457" calcext:value-type="float">
            <text:p>39.908457</text:p>
          </table:table-cell>
          <table:table-cell office:value-type="float" office:value="-79.711879" calcext:value-type="float">
            <text:p>-79.711879</text:p>
          </table:table-cell>
          <table:table-cell office:value-type="float" office:value="323.8" calcext:value-type="float">
            <text:p>323.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39.908471" calcext:value-type="float">
            <text:p>39.908471</text:p>
          </table:table-cell>
          <table:table-cell office:value-type="float" office:value="-79.711808" calcext:value-type="float">
            <text:p>-79.711808</text:p>
          </table:table-cell>
          <table:table-cell office:value-type="float" office:value="323.8" calcext:value-type="float">
            <text:p>323.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39.908485" calcext:value-type="float">
            <text:p>39.908485</text:p>
          </table:table-cell>
          <table:table-cell office:value-type="float" office:value="-79.711736" calcext:value-type="float">
            <text:p>-79.711736</text:p>
          </table:table-cell>
          <table:table-cell office:value-type="float" office:value="323.8" calcext:value-type="float">
            <text:p>323.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39.908499" calcext:value-type="float">
            <text:p>39.908499</text:p>
          </table:table-cell>
          <table:table-cell office:value-type="float" office:value="-79.711665" calcext:value-type="float">
            <text:p>-79.711665</text:p>
          </table:table-cell>
          <table:table-cell office:value-type="float" office:value="323.8" calcext:value-type="float">
            <text:p>323.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39.908513" calcext:value-type="float">
            <text:p>39.908513</text:p>
          </table:table-cell>
          <table:table-cell office:value-type="float" office:value="-79.711594" calcext:value-type="float">
            <text:p>-79.711594</text:p>
          </table:table-cell>
          <table:table-cell office:value-type="float" office:value="323.6" calcext:value-type="float">
            <text:p>323.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39.908528" calcext:value-type="float">
            <text:p>39.908528</text:p>
          </table:table-cell>
          <table:table-cell office:value-type="float" office:value="-79.711523" calcext:value-type="float">
            <text:p>-79.711523</text:p>
          </table:table-cell>
          <table:table-cell office:value-type="float" office:value="323.6" calcext:value-type="float">
            <text:p>323.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39.908542" calcext:value-type="float">
            <text:p>39.908542</text:p>
          </table:table-cell>
          <table:table-cell office:value-type="float" office:value="-79.711452" calcext:value-type="float">
            <text:p>-79.711452</text:p>
          </table:table-cell>
          <table:table-cell office:value-type="float" office:value="323.6" calcext:value-type="float">
            <text:p>323.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39.908556" calcext:value-type="float">
            <text:p>39.908556</text:p>
          </table:table-cell>
          <table:table-cell office:value-type="float" office:value="-79.711381" calcext:value-type="float">
            <text:p>-79.711381</text:p>
          </table:table-cell>
          <table:table-cell office:value-type="float" office:value="323.9" calcext:value-type="float">
            <text:p>323.9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9.90857" calcext:value-type="float">
            <text:p>39.90857</text:p>
          </table:table-cell>
          <table:table-cell office:value-type="float" office:value="-79.71131" calcext:value-type="float">
            <text:p>-79.71131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39.908615" calcext:value-type="float">
            <text:p>39.908615</text:p>
          </table:table-cell>
          <table:table-cell office:value-type="float" office:value="-79.71124" calcext:value-type="float">
            <text:p>-79.711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39.908665" calcext:value-type="float">
            <text:p>39.908665</text:p>
          </table:table-cell>
          <table:table-cell office:value-type="float" office:value="-79.71117" calcext:value-type="float">
            <text:p>-79.71117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39.90871" calcext:value-type="float">
            <text:p>39.90871</text:p>
          </table:table-cell>
          <table:table-cell office:value-type="float" office:value="-79.711105" calcext:value-type="float">
            <text:p>-79.711105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39.908764" calcext:value-type="float">
            <text:p>39.908764</text:p>
          </table:table-cell>
          <table:table-cell office:value-type="float" office:value="-79.71102" calcext:value-type="float">
            <text:p>-79.71102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39.90881" calcext:value-type="float">
            <text:p>39.90881</text:p>
          </table:table-cell>
          <table:table-cell office:value-type="float" office:value="-79.710945" calcext:value-type="float">
            <text:p>-79.710945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39.908844" calcext:value-type="float">
            <text:p>39.908844</text:p>
          </table:table-cell>
          <table:table-cell office:value-type="float" office:value="-79.71088" calcext:value-type="float">
            <text:p>-79.71088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39.90889" calcext:value-type="float">
            <text:p>39.90889</text:p>
          </table:table-cell>
          <table:table-cell office:value-type="float" office:value="-79.71078" calcext:value-type="float">
            <text:p>-79.710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39.908962" calcext:value-type="float">
            <text:p>39.908962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39.90905" calcext:value-type="float">
            <text:p>39.90905</text:p>
          </table:table-cell>
          <table:table-cell office:value-type="float" office:value="-79.71058" calcext:value-type="float">
            <text:p>-79.71058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39.909171" calcext:value-type="float">
            <text:p>39.909171</text:p>
          </table:table-cell>
          <table:table-cell office:value-type="float" office:value="-79.71054" calcext:value-type="float">
            <text:p>-79.71054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39.909212" calcext:value-type="float">
            <text:p>39.909212</text:p>
          </table:table-cell>
          <table:table-cell office:value-type="float" office:value="-79.71054" calcext:value-type="float">
            <text:p>-79.710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9.909253" calcext:value-type="float">
            <text:p>39.909253</text:p>
          </table:table-cell>
          <table:table-cell office:value-type="float" office:value="-79.71054" calcext:value-type="float">
            <text:p>-79.7105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9.909294" calcext:value-type="float">
            <text:p>39.909294</text:p>
          </table:table-cell>
          <table:table-cell office:value-type="float" office:value="-79.71054" calcext:value-type="float">
            <text:p>-79.71054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39.909374" calcext:value-type="float">
            <text:p>39.909374</text:p>
          </table:table-cell>
          <table:table-cell office:value-type="float" office:value="-79.71059" calcext:value-type="float">
            <text:p>-79.71059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39.909435" calcext:value-type="float">
            <text:p>39.909435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39.909473" calcext:value-type="float">
            <text:p>39.909473</text:p>
          </table:table-cell>
          <table:table-cell office:value-type="float" office:value="-79.71072" calcext:value-type="float">
            <text:p>-79.71072</text:p>
          </table:table-cell>
          <table:table-cell office:value-type="float" office:value="323.3" calcext:value-type="float">
            <text:p>323.3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39.9095" calcext:value-type="float">
            <text:p>39.9095</text:p>
          </table:table-cell>
          <table:table-cell office:value-type="float" office:value="-79.7108" calcext:value-type="float">
            <text:p>-79.7108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39.909504" calcext:value-type="float">
            <text:p>39.909504</text:p>
          </table:table-cell>
          <table:table-cell office:value-type="float" office:value="-79.71088" calcext:value-type="float">
            <text:p>-79.710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39.909504" calcext:value-type="float">
            <text:p>39.909504</text:p>
          </table:table-cell>
          <table:table-cell office:value-type="float" office:value="-79.71092" calcext:value-type="float">
            <text:p>-79.71092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39.909504" calcext:value-type="float">
            <text:p>39.909504</text:p>
          </table:table-cell>
          <table:table-cell office:value-type="float" office:value="-79.71104" calcext:value-type="float">
            <text:p>-79.71104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9.909462" calcext:value-type="float">
            <text:p>39.909462</text:p>
          </table:table-cell>
          <table:table-cell office:value-type="float" office:value="-79.71116" calcext:value-type="float">
            <text:p>-79.71116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39.90941" calcext:value-type="float">
            <text:p>39.90941</text:p>
          </table:table-cell>
          <table:table-cell office:value-type="float" office:value="-79.711266" calcext:value-type="float">
            <text:p>-79.711266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39.909333" calcext:value-type="float">
            <text:p>39.909333</text:p>
          </table:table-cell>
          <table:table-cell office:value-type="float" office:value="-79.711386" calcext:value-type="float">
            <text:p>-79.7113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39.909305" calcext:value-type="float">
            <text:p>39.909305</text:p>
          </table:table-cell>
          <table:table-cell office:value-type="float" office:value="-79.711422" calcext:value-type="float">
            <text:p>-79.711422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39.909278" calcext:value-type="float">
            <text:p>39.909278</text:p>
          </table:table-cell>
          <table:table-cell office:value-type="float" office:value="-79.711458" calcext:value-type="float">
            <text:p>-79.711458</text:p>
          </table:table-cell>
          <table:table-cell office:value-type="float" office:value="323.7" calcext:value-type="float">
            <text:p>323.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39.90925" calcext:value-type="float">
            <text:p>39.90925</text:p>
          </table:table-cell>
          <table:table-cell office:value-type="float" office:value="-79.711494" calcext:value-type="float">
            <text:p>-79.711494</text:p>
          </table:table-cell>
          <table:table-cell office:value-type="float" office:value="323.7" calcext:value-type="float">
            <text:p>323.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39.909206" calcext:value-type="float">
            <text:p>39.909206</text:p>
          </table:table-cell>
          <table:table-cell office:value-type="float" office:value="-79.71157" calcext:value-type="float">
            <text:p>-79.71157</text:p>
          </table:table-cell>
          <table:table-cell office:value-type="float" office:value="323.7" calcext:value-type="float">
            <text:p>323.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39.90917" calcext:value-type="float">
            <text:p>39.90917</text:p>
          </table:table-cell>
          <table:table-cell office:value-type="float" office:value="-79.71164" calcext:value-type="float">
            <text:p>-79.71164</text:p>
          </table:table-cell>
          <table:table-cell office:value-type="float" office:value="323.6" calcext:value-type="float">
            <text:p>323.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39.909122" calcext:value-type="float">
            <text:p>39.909122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8" calcext:value-type="float">
            <text:p>323.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39.90908" calcext:value-type="float">
            <text:p>39.90908</text:p>
          </table:table-cell>
          <table:table-cell office:value-type="float" office:value="-79.71181" calcext:value-type="float">
            <text:p>-79.71181</text:p>
          </table:table-cell>
          <table:table-cell office:value-type="float" office:value="323.7" calcext:value-type="float">
            <text:p>323.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39.90904" calcext:value-type="float">
            <text:p>39.90904</text:p>
          </table:table-cell>
          <table:table-cell office:value-type="float" office:value="-79.7119" calcext:value-type="float">
            <text:p>-79.7119</text:p>
          </table:table-cell>
          <table:table-cell office:value-type="float" office:value="323.8" calcext:value-type="float">
            <text:p>323.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39.908985" calcext:value-type="float">
            <text:p>39.908985</text:p>
          </table:table-cell>
          <table:table-cell office:value-type="float" office:value="-79.71198" calcext:value-type="float">
            <text:p>-79.71198</text:p>
          </table:table-cell>
          <table:table-cell office:value-type="float" office:value="323.7" calcext:value-type="float">
            <text:p>323.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39.908928" calcext:value-type="float">
            <text:p>39.908928</text:p>
          </table:table-cell>
          <table:table-cell office:value-type="float" office:value="-79.71207" calcext:value-type="float">
            <text:p>-79.71207</text:p>
          </table:table-cell>
          <table:table-cell office:value-type="float" office:value="323.8" calcext:value-type="float">
            <text:p>323.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39.908845" calcext:value-type="float">
            <text:p>39.908845</text:p>
          </table:table-cell>
          <table:table-cell office:value-type="float" office:value="-79.712161" calcext:value-type="float">
            <text:p>-79.712161</text:p>
          </table:table-cell>
          <table:table-cell office:value-type="float" office:value="323.7" calcext:value-type="float">
            <text:p>323.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39.90882" calcext:value-type="float">
            <text:p>39.90882</text:p>
          </table:table-cell>
          <table:table-cell office:value-type="float" office:value="-79.712181" calcext:value-type="float">
            <text:p>-79.712181</text:p>
          </table:table-cell>
          <table:table-cell office:value-type="float" office:value="323.8" calcext:value-type="float">
            <text:p>323.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39.908796" calcext:value-type="float">
            <text:p>39.908796</text:p>
          </table:table-cell>
          <table:table-cell office:value-type="float" office:value="-79.712202" calcext:value-type="float">
            <text:p>-79.712202</text:p>
          </table:table-cell>
          <table:table-cell office:value-type="float" office:value="323.7" calcext:value-type="float">
            <text:p>323.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39.908771" calcext:value-type="float">
            <text:p>39.908771</text:p>
          </table:table-cell>
          <table:table-cell office:value-type="float" office:value="-79.712222" calcext:value-type="float">
            <text:p>-79.71222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39.908746" calcext:value-type="float">
            <text:p>39.908746</text:p>
          </table:table-cell>
          <table:table-cell office:value-type="float" office:value="-79.712243" calcext:value-type="float">
            <text:p>-79.712243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39.90856" calcext:value-type="float">
            <text:p>39.90856</text:p>
          </table:table-cell>
          <table:table-cell office:value-type="float" office:value="-79.71229" calcext:value-type="float">
            <text:p>-79.7122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39.908466" calcext:value-type="float">
            <text:p>39.908466</text:p>
          </table:table-cell>
          <table:table-cell office:value-type="float" office:value="-79.71226" calcext:value-type="float">
            <text:p>-79.71226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39.908394" calcext:value-type="float">
            <text:p>39.908394</text:p>
          </table:table-cell>
          <table:table-cell office:value-type="float" office:value="-79.71221" calcext:value-type="float">
            <text:p>-79.712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9.908344" calcext:value-type="float">
            <text:p>39.908344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39.90831" calcext:value-type="float">
            <text:p>39.90831</text:p>
          </table:table-cell>
          <table:table-cell office:value-type="float" office:value="-79.71206" calcext:value-type="float">
            <text:p>-79.7120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39.90829" calcext:value-type="float">
            <text:p>39.90829</text:p>
          </table:table-cell>
          <table:table-cell office:value-type="float" office:value="-79.711975" calcext:value-type="float">
            <text:p>-79.71197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39.908287" calcext:value-type="float">
            <text:p>39.908287</text:p>
          </table:table-cell>
          <table:table-cell office:value-type="float" office:value="-79.71188" calcext:value-type="float">
            <text:p>-79.711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39.90829" calcext:value-type="float">
            <text:p>39.90829</text:p>
          </table:table-cell>
          <table:table-cell office:value-type="float" office:value="-79.7118" calcext:value-type="float">
            <text:p>-79.71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39.90831" calcext:value-type="float">
            <text:p>39.90831</text:p>
          </table:table-cell>
          <table:table-cell office:value-type="float" office:value="-79.711716" calcext:value-type="float">
            <text:p>-79.711716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39.908337" calcext:value-type="float">
            <text:p>39.908337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39.908375" calcext:value-type="float">
            <text:p>39.908375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39.908375" calcext:value-type="float">
            <text:p>39.908375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39.908398" calcext:value-type="float">
            <text:p>39.908398</text:p>
          </table:table-cell>
          <table:table-cell office:value-type="float" office:value="-79.711553" calcext:value-type="float">
            <text:p>-79.711553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39.908512" calcext:value-type="float">
            <text:p>39.908512</text:p>
          </table:table-cell>
          <table:table-cell office:value-type="float" office:value="-79.71137" calcext:value-type="float">
            <text:p>-79.71137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39.90857" calcext:value-type="float">
            <text:p>39.90857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39.908663" calcext:value-type="float">
            <text:p>39.908663</text:p>
          </table:table-cell>
          <table:table-cell office:value-type="float" office:value="-79.711171" calcext:value-type="float">
            <text:p>-79.711171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39.908702" calcext:value-type="float">
            <text:p>39.908702</text:p>
          </table:table-cell>
          <table:table-cell office:value-type="float" office:value="-79.711112" calcext:value-type="float">
            <text:p>-79.71111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39.908742" calcext:value-type="float">
            <text:p>39.908742</text:p>
          </table:table-cell>
          <table:table-cell office:value-type="float" office:value="-79.711053" calcext:value-type="float">
            <text:p>-79.711053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39.908782" calcext:value-type="float">
            <text:p>39.908782</text:p>
          </table:table-cell>
          <table:table-cell office:value-type="float" office:value="-79.710994" calcext:value-type="float">
            <text:p>-79.71099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39.908822" calcext:value-type="float">
            <text:p>39.908822</text:p>
          </table:table-cell>
          <table:table-cell office:value-type="float" office:value="-79.710935" calcext:value-type="float">
            <text:p>-79.71093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39.908861" calcext:value-type="float">
            <text:p>39.908861</text:p>
          </table:table-cell>
          <table:table-cell office:value-type="float" office:value="-79.710875" calcext:value-type="float">
            <text:p>-79.71087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39.908901" calcext:value-type="float">
            <text:p>39.908901</text:p>
          </table:table-cell>
          <table:table-cell office:value-type="float" office:value="-79.710816" calcext:value-type="float">
            <text:p>-79.710816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39.908941" calcext:value-type="float">
            <text:p>39.908941</text:p>
          </table:table-cell>
          <table:table-cell office:value-type="float" office:value="-79.710757" calcext:value-type="float">
            <text:p>-79.710757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39.908981" calcext:value-type="float">
            <text:p>39.908981</text:p>
          </table:table-cell>
          <table:table-cell office:value-type="float" office:value="-79.710698" calcext:value-type="float">
            <text:p>-79.710698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39.90902" calcext:value-type="float">
            <text:p>39.90902</text:p>
          </table:table-cell>
          <table:table-cell office:value-type="float" office:value="-79.710639" calcext:value-type="float">
            <text:p>-79.710639</text:p>
          </table:table-cell>
          <table:table-cell office:value-type="float" office:value="323.7" calcext:value-type="float">
            <text:p>323.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9.90906" calcext:value-type="float">
            <text:p>39.90906</text:p>
          </table:table-cell>
          <table:table-cell office:value-type="float" office:value="-79.71058" calcext:value-type="float">
            <text:p>-79.71058</text:p>
          </table:table-cell>
          <table:table-cell office:value-type="float" office:value="323.6" calcext:value-type="float">
            <text:p>323.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39.909157" calcext:value-type="float">
            <text:p>39.909157</text:p>
          </table:table-cell>
          <table:table-cell office:value-type="float" office:value="-79.71054" calcext:value-type="float">
            <text:p>-79.71054</text:p>
          </table:table-cell>
          <table:table-cell office:value-type="float" office:value="323.7" calcext:value-type="float">
            <text:p>323.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39.909252" calcext:value-type="float">
            <text:p>39.909252</text:p>
          </table:table-cell>
          <table:table-cell office:value-type="float" office:value="-79.71055" calcext:value-type="float">
            <text:p>-79.71055</text:p>
          </table:table-cell>
          <table:table-cell office:value-type="float" office:value="323.7" calcext:value-type="float">
            <text:p>323.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39.909322" calcext:value-type="float">
            <text:p>39.909322</text:p>
          </table:table-cell>
          <table:table-cell office:value-type="float" office:value="-79.710645" calcext:value-type="float">
            <text:p>-79.710645</text:p>
          </table:table-cell>
          <table:table-cell office:value-type="float" office:value="323.6" calcext:value-type="float">
            <text:p>323.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39.909332" calcext:value-type="float">
            <text:p>39.909332</text:p>
          </table:table-cell>
          <table:table-cell office:value-type="float" office:value="-79.71071" calcext:value-type="float">
            <text:p>-79.71071</text:p>
          </table:table-cell>
          <table:table-cell office:value-type="float" office:value="323.6" calcext:value-type="float">
            <text:p>323.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39.909341" calcext:value-type="float">
            <text:p>39.909341</text:p>
          </table:table-cell>
          <table:table-cell office:value-type="float" office:value="-79.710775" calcext:value-type="float">
            <text:p>-79.710775</text:p>
          </table:table-cell>
          <table:table-cell office:value-type="float" office:value="323.8" calcext:value-type="float">
            <text:p>323.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39.90935" calcext:value-type="float">
            <text:p>39.90935</text:p>
          </table:table-cell>
          <table:table-cell office:value-type="float" office:value="-79.71084" calcext:value-type="float">
            <text:p>-79.71084</text:p>
          </table:table-cell>
          <table:table-cell office:value-type="float" office:value="323.8" calcext:value-type="float">
            <text:p>323.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39.90936" calcext:value-type="float">
            <text:p>39.90936</text:p>
          </table:table-cell>
          <table:table-cell office:value-type="float" office:value="-79.710905" calcext:value-type="float">
            <text:p>-79.710905</text:p>
          </table:table-cell>
          <table:table-cell office:value-type="float" office:value="323.9" calcext:value-type="float">
            <text:p>323.9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39.909369" calcext:value-type="float">
            <text:p>39.909369</text:p>
          </table:table-cell>
          <table:table-cell office:value-type="float" office:value="-79.710971" calcext:value-type="float">
            <text:p>-79.710971</text:p>
          </table:table-cell>
          <table:table-cell office:value-type="float" office:value="323.8" calcext:value-type="float">
            <text:p>323.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39.909379" calcext:value-type="float">
            <text:p>39.909379</text:p>
          </table:table-cell>
          <table:table-cell office:value-type="float" office:value="-79.711036" calcext:value-type="float">
            <text:p>-79.711036</text:p>
          </table:table-cell>
          <table:table-cell office:value-type="float" office:value="323.5" calcext:value-type="float">
            <text:p>323.5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39.909388" calcext:value-type="float">
            <text:p>39.909388</text:p>
          </table:table-cell>
          <table:table-cell office:value-type="float" office:value="-79.711101" calcext:value-type="float">
            <text:p>-79.711101</text:p>
          </table:table-cell>
          <table:table-cell office:value-type="float" office:value="323.5" calcext:value-type="float">
            <text:p>323.5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39.909397" calcext:value-type="float">
            <text:p>39.909397</text:p>
          </table:table-cell>
          <table:table-cell office:value-type="float" office:value="-79.711166" calcext:value-type="float">
            <text:p>-79.711166</text:p>
          </table:table-cell>
          <table:table-cell office:value-type="float" office:value="323.5" calcext:value-type="float">
            <text:p>323.5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39.909407" calcext:value-type="float">
            <text:p>39.909407</text:p>
          </table:table-cell>
          <table:table-cell office:value-type="float" office:value="-79.711231" calcext:value-type="float">
            <text:p>-79.711231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39.909416" calcext:value-type="float">
            <text:p>39.909416</text:p>
          </table:table-cell>
          <table:table-cell office:value-type="float" office:value="-79.711296" calcext:value-type="float">
            <text:p>-79.711296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39.909416" calcext:value-type="float">
            <text:p>39.909416</text:p>
          </table:table-cell>
          <table:table-cell office:value-type="float" office:value="-79.711296" calcext:value-type="float">
            <text:p>-79.711296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39.90936" calcext:value-type="float">
            <text:p>39.90936</text:p>
          </table:table-cell>
          <table:table-cell office:value-type="float" office:value="-79.71138" calcext:value-type="float">
            <text:p>-79.71138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39.909306" calcext:value-type="float">
            <text:p>39.909306</text:p>
          </table:table-cell>
          <table:table-cell office:value-type="float" office:value="-79.71145" calcext:value-type="float">
            <text:p>-79.71145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39.909256" calcext:value-type="float">
            <text:p>39.909256</text:p>
          </table:table-cell>
          <table:table-cell office:value-type="float" office:value="-79.711525" calcext:value-type="float">
            <text:p>-79.711525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39.9092" calcext:value-type="float">
            <text:p>39.9092</text:p>
          </table:table-cell>
          <table:table-cell office:value-type="float" office:value="-79.711624" calcext:value-type="float">
            <text:p>-79.711624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39.909134" calcext:value-type="float">
            <text:p>39.909134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39.909057" calcext:value-type="float">
            <text:p>39.909057</text:p>
          </table:table-cell>
          <table:table-cell office:value-type="float" office:value="-79.711873" calcext:value-type="float">
            <text:p>-79.711873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39.909018" calcext:value-type="float">
            <text:p>39.909018</text:p>
          </table:table-cell>
          <table:table-cell office:value-type="float" office:value="-79.711931" calcext:value-type="float">
            <text:p>-79.711931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9.908979" calcext:value-type="float">
            <text:p>39.908979</text:p>
          </table:table-cell>
          <table:table-cell office:value-type="float" office:value="-79.711989" calcext:value-type="float">
            <text:p>-79.711989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39.90894" calcext:value-type="float">
            <text:p>39.90894</text:p>
          </table:table-cell>
          <table:table-cell office:value-type="float" office:value="-79.712048" calcext:value-type="float">
            <text:p>-79.712048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39.9089" calcext:value-type="float">
            <text:p>39.9089</text:p>
          </table:table-cell>
          <table:table-cell office:value-type="float" office:value="-79.712106" calcext:value-type="float">
            <text:p>-79.712106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39.908861" calcext:value-type="float">
            <text:p>39.908861</text:p>
          </table:table-cell>
          <table:table-cell office:value-type="float" office:value="-79.712164" calcext:value-type="float">
            <text:p>-79.712164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39.908822" calcext:value-type="float">
            <text:p>39.908822</text:p>
          </table:table-cell>
          <table:table-cell office:value-type="float" office:value="-79.712222" calcext:value-type="float">
            <text:p>-79.712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39.908783" calcext:value-type="float">
            <text:p>39.908783</text:p>
          </table:table-cell>
          <table:table-cell office:value-type="float" office:value="-79.71228" calcext:value-type="float">
            <text:p>-79.71228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39.908703" calcext:value-type="float">
            <text:p>39.908703</text:p>
          </table:table-cell>
          <table:table-cell office:value-type="float" office:value="-79.712326" calcext:value-type="float">
            <text:p>-79.712326</text:p>
          </table:table-cell>
          <table:table-cell office:value-type="float" office:value="323.9" calcext:value-type="float">
            <text:p>323.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39.90862" calcext:value-type="float">
            <text:p>39.90862</text:p>
          </table:table-cell>
          <table:table-cell office:value-type="float" office:value="-79.71235" calcext:value-type="float">
            <text:p>-79.71235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39.90862" calcext:value-type="float">
            <text:p>39.90862</text:p>
          </table:table-cell>
          <table:table-cell office:value-type="float" office:value="-79.71235" calcext:value-type="float">
            <text:p>-79.71235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39.908527" calcext:value-type="float">
            <text:p>39.908527</text:p>
          </table:table-cell>
          <table:table-cell office:value-type="float" office:value="-79.712276" calcext:value-type="float">
            <text:p>-79.712276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39.908511" calcext:value-type="float">
            <text:p>39.908511</text:p>
          </table:table-cell>
          <table:table-cell office:value-type="float" office:value="-79.712213" calcext:value-type="float">
            <text:p>-79.712213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39.908495" calcext:value-type="float">
            <text:p>39.908495</text:p>
          </table:table-cell>
          <table:table-cell office:value-type="float" office:value="-79.712149" calcext:value-type="float">
            <text:p>-79.712149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39.908479" calcext:value-type="float">
            <text:p>39.908479</text:p>
          </table:table-cell>
          <table:table-cell office:value-type="float" office:value="-79.712085" calcext:value-type="float">
            <text:p>-79.712085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39.908463" calcext:value-type="float">
            <text:p>39.908463</text:p>
          </table:table-cell>
          <table:table-cell office:value-type="float" office:value="-79.712022" calcext:value-type="float">
            <text:p>-79.712022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39.908447" calcext:value-type="float">
            <text:p>39.908447</text:p>
          </table:table-cell>
          <table:table-cell office:value-type="float" office:value="-79.711958" calcext:value-type="float">
            <text:p>-79.711958</text:p>
          </table:table-cell>
          <table:table-cell office:value-type="float" office:value="323.9" calcext:value-type="float">
            <text:p>323.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39.908431" calcext:value-type="float">
            <text:p>39.908431</text:p>
          </table:table-cell>
          <table:table-cell office:value-type="float" office:value="-79.711895" calcext:value-type="float">
            <text:p>-79.711895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39.908415" calcext:value-type="float">
            <text:p>39.908415</text:p>
          </table:table-cell>
          <table:table-cell office:value-type="float" office:value="-79.711831" calcext:value-type="float">
            <text:p>-79.711831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39.908399" calcext:value-type="float">
            <text:p>39.908399</text:p>
          </table:table-cell>
          <table:table-cell office:value-type="float" office:value="-79.711767" calcext:value-type="float">
            <text:p>-79.711767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39.908383" calcext:value-type="float">
            <text:p>39.908383</text:p>
          </table:table-cell>
          <table:table-cell office:value-type="float" office:value="-79.711704" calcext:value-type="float">
            <text:p>-79.711704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39.908367" calcext:value-type="float">
            <text:p>39.908367</text:p>
          </table:table-cell>
          <table:table-cell office:value-type="float" office:value="-79.71164" calcext:value-type="float">
            <text:p>-79.71164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39.90841" calcext:value-type="float">
            <text:p>39.90841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39.908463" calcext:value-type="float">
            <text:p>39.908463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5" calcext:value-type="float">
            <text:p>323.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39.908527" calcext:value-type="float">
            <text:p>39.908527</text:p>
          </table:table-cell>
          <table:table-cell office:value-type="float" office:value="-79.71142" calcext:value-type="float">
            <text:p>-79.71142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9.90859" calcext:value-type="float">
            <text:p>39.90859</text:p>
          </table:table-cell>
          <table:table-cell office:value-type="float" office:value="-79.711296" calcext:value-type="float">
            <text:p>-79.711296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39.90863" calcext:value-type="float">
            <text:p>39.90863</text:p>
          </table:table-cell>
          <table:table-cell office:value-type="float" office:value="-79.711205" calcext:value-type="float">
            <text:p>-79.711205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39.908672" calcext:value-type="float">
            <text:p>39.908672</text:p>
          </table:table-cell>
          <table:table-cell office:value-type="float" office:value="-79.71112" calcext:value-type="float">
            <text:p>-79.71112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39.90871" calcext:value-type="float">
            <text:p>39.90871</text:p>
          </table:table-cell>
          <table:table-cell office:value-type="float" office:value="-79.71101" calcext:value-type="float">
            <text:p>-79.71101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39.90876" calcext:value-type="float">
            <text:p>39.90876</text:p>
          </table:table-cell>
          <table:table-cell office:value-type="float" office:value="-79.710945" calcext:value-type="float">
            <text:p>-79.710945</text:p>
          </table:table-cell>
          <table:table-cell office:value-type="float" office:value="323.5" calcext:value-type="float">
            <text:p>323.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39.908817" calcext:value-type="float">
            <text:p>39.908817</text:p>
          </table:table-cell>
          <table:table-cell office:value-type="float" office:value="-79.71089" calcext:value-type="float">
            <text:p>-79.71089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39.908817" calcext:value-type="float">
            <text:p>39.908817</text:p>
          </table:table-cell>
          <table:table-cell office:value-type="float" office:value="-79.71089" calcext:value-type="float">
            <text:p>-79.71089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39.908875" calcext:value-type="float">
            <text:p>39.908875</text:p>
          </table:table-cell>
          <table:table-cell office:value-type="float" office:value="-79.7108" calcext:value-type="float">
            <text:p>-79.7108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071" calcext:value-type="float">
            <text:p>-79.71071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071" calcext:value-type="float">
            <text:p>-79.71071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071" calcext:value-type="float">
            <text:p>-79.71071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39.908974" calcext:value-type="float">
            <text:p>39.908974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39.909035" calcext:value-type="float">
            <text:p>39.909035</text:p>
          </table:table-cell>
          <table:table-cell office:value-type="float" office:value="-79.71059" calcext:value-type="float">
            <text:p>-79.71059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39.90911" calcext:value-type="float">
            <text:p>39.90911</text:p>
          </table:table-cell>
          <table:table-cell office:value-type="float" office:value="-79.71054" calcext:value-type="float">
            <text:p>-79.71054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39.90919" calcext:value-type="float">
            <text:p>39.90919</text:p>
          </table:table-cell>
          <table:table-cell office:value-type="float" office:value="-79.71053" calcext:value-type="float">
            <text:p>-79.71053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39.90929" calcext:value-type="float">
            <text:p>39.90929</text:p>
          </table:table-cell>
          <table:table-cell office:value-type="float" office:value="-79.71055" calcext:value-type="float">
            <text:p>-79.71055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39.909369" calcext:value-type="float">
            <text:p>39.909369</text:p>
          </table:table-cell>
          <table:table-cell office:value-type="float" office:value="-79.710657" calcext:value-type="float">
            <text:p>-79.710657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39.909388" calcext:value-type="float">
            <text:p>39.909388</text:p>
          </table:table-cell>
          <table:table-cell office:value-type="float" office:value="-79.71072" calcext:value-type="float">
            <text:p>-79.71072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39.909406" calcext:value-type="float">
            <text:p>39.909406</text:p>
          </table:table-cell>
          <table:table-cell office:value-type="float" office:value="-79.710784" calcext:value-type="float">
            <text:p>-79.710784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39.909425" calcext:value-type="float">
            <text:p>39.909425</text:p>
          </table:table-cell>
          <table:table-cell office:value-type="float" office:value="-79.710847" calcext:value-type="float">
            <text:p>-79.710847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39.909444" calcext:value-type="float">
            <text:p>39.909444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39.909463" calcext:value-type="float">
            <text:p>39.909463</text:p>
          </table:table-cell>
          <table:table-cell office:value-type="float" office:value="-79.710973" calcext:value-type="float">
            <text:p>-79.710973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39.909481" calcext:value-type="float">
            <text:p>39.909481</text:p>
          </table:table-cell>
          <table:table-cell office:value-type="float" office:value="-79.711037" calcext:value-type="float">
            <text:p>-79.711037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39.9095" calcext:value-type="float">
            <text:p>39.9095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39.90947" calcext:value-type="float">
            <text:p>39.90947</text:p>
          </table:table-cell>
          <table:table-cell office:value-type="float" office:value="-79.71119" calcext:value-type="float">
            <text:p>-79.71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39.909416" calcext:value-type="float">
            <text:p>39.909416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39.909367" calcext:value-type="float">
            <text:p>39.909367</text:p>
          </table:table-cell>
          <table:table-cell office:value-type="float" office:value="-79.71135" calcext:value-type="float">
            <text:p>-79.7113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39.909325" calcext:value-type="float">
            <text:p>39.909325</text:p>
          </table:table-cell>
          <table:table-cell office:value-type="float" office:value="-79.71141" calcext:value-type="float">
            <text:p>-79.71141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39.909283" calcext:value-type="float">
            <text:p>39.909283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39.90924" calcext:value-type="float">
            <text:p>39.90924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39.909187" calcext:value-type="float">
            <text:p>39.909187</text:p>
          </table:table-cell>
          <table:table-cell office:value-type="float" office:value="-79.71163" calcext:value-type="float">
            <text:p>-79.71163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39.909134" calcext:value-type="float">
            <text:p>39.909134</text:p>
          </table:table-cell>
          <table:table-cell office:value-type="float" office:value="-79.71171" calcext:value-type="float">
            <text:p>-79.71171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39.90909" calcext:value-type="float">
            <text:p>39.90909</text:p>
          </table:table-cell>
          <table:table-cell office:value-type="float" office:value="-79.71179" calcext:value-type="float">
            <text:p>-79.71179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39.90904" calcext:value-type="float">
            <text:p>39.90904</text:p>
          </table:table-cell>
          <table:table-cell office:value-type="float" office:value="-79.71186" calcext:value-type="float">
            <text:p>-79.71186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39.909004" calcext:value-type="float">
            <text:p>39.909004</text:p>
          </table:table-cell>
          <table:table-cell office:value-type="float" office:value="-79.71192" calcext:value-type="float">
            <text:p>-79.71192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39.908985" calcext:value-type="float">
            <text:p>39.908985</text:p>
          </table:table-cell>
          <table:table-cell office:value-type="float" office:value="-79.711955" calcext:value-type="float">
            <text:p>-79.7119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39.908966" calcext:value-type="float">
            <text:p>39.908966</text:p>
          </table:table-cell>
          <table:table-cell office:value-type="float" office:value="-79.71199" calcext:value-type="float">
            <text:p>-79.71199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39.908916" calcext:value-type="float">
            <text:p>39.908916</text:p>
          </table:table-cell>
          <table:table-cell office:value-type="float" office:value="-79.71206" calcext:value-type="float">
            <text:p>-79.71206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39.90888" calcext:value-type="float">
            <text:p>39.90888</text:p>
          </table:table-cell>
          <table:table-cell office:value-type="float" office:value="-79.712135" calcext:value-type="float">
            <text:p>-79.712135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39.90882" calcext:value-type="float">
            <text:p>39.90882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39.908752" calcext:value-type="float">
            <text:p>39.908752</text:p>
          </table:table-cell>
          <table:table-cell office:value-type="float" office:value="-79.71228" calcext:value-type="float">
            <text:p>-79.71228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39.90867" calcext:value-type="float">
            <text:p>39.90867</text:p>
          </table:table-cell>
          <table:table-cell office:value-type="float" office:value="-79.7123" calcext:value-type="float">
            <text:p>-79.7123</text:p>
          </table:table-cell>
          <table:table-cell office:value-type="float" office:value="323.9" calcext:value-type="float">
            <text:p>323.9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39.908566" calcext:value-type="float">
            <text:p>39.908566</text:p>
          </table:table-cell>
          <table:table-cell office:value-type="float" office:value="-79.7123" calcext:value-type="float">
            <text:p>-79.7123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39.908474" calcext:value-type="float">
            <text:p>39.908474</text:p>
          </table:table-cell>
          <table:table-cell office:value-type="float" office:value="-79.71227" calcext:value-type="float">
            <text:p>-79.71227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2172" calcext:value-type="float">
            <text:p>-79.712172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39.908361" calcext:value-type="float">
            <text:p>39.908361</text:p>
          </table:table-cell>
          <table:table-cell office:value-type="float" office:value="-79.712113" calcext:value-type="float">
            <text:p>-79.7121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9.908337" calcext:value-type="float">
            <text:p>39.908337</text:p>
          </table:table-cell>
          <table:table-cell office:value-type="float" office:value="-79.712055" calcext:value-type="float">
            <text:p>-79.7120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39.908313" calcext:value-type="float">
            <text:p>39.908313</text:p>
          </table:table-cell>
          <table:table-cell office:value-type="float" office:value="-79.711997" calcext:value-type="float">
            <text:p>-79.711997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39.908288" calcext:value-type="float">
            <text:p>39.908288</text:p>
          </table:table-cell>
          <table:table-cell office:value-type="float" office:value="-79.711938" calcext:value-type="float">
            <text:p>-79.711938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39.908264" calcext:value-type="float">
            <text:p>39.908264</text:p>
          </table:table-cell>
          <table:table-cell office:value-type="float" office:value="-79.71188" calcext:value-type="float">
            <text:p>-79.71188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39.908276" calcext:value-type="float">
            <text:p>39.908276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39.908306" calcext:value-type="float">
            <text:p>39.908306</text:p>
          </table:table-cell>
          <table:table-cell office:value-type="float" office:value="-79.71169" calcext:value-type="float">
            <text:p>-79.71169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39.90833" calcext:value-type="float">
            <text:p>39.90833</text:p>
          </table:table-cell>
          <table:table-cell office:value-type="float" office:value="-79.71165" calcext:value-type="float">
            <text:p>-79.71165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39.908382" calcext:value-type="float">
            <text:p>39.908382</text:p>
          </table:table-cell>
          <table:table-cell office:value-type="float" office:value="-79.71158" calcext:value-type="float">
            <text:p>-79.71158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39.908455" calcext:value-type="float">
            <text:p>39.908455</text:p>
          </table:table-cell>
          <table:table-cell office:value-type="float" office:value="-79.71147" calcext:value-type="float">
            <text:p>-79.71147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39.908527" calcext:value-type="float">
            <text:p>39.908527</text:p>
          </table:table-cell>
          <table:table-cell office:value-type="float" office:value="-79.71136" calcext:value-type="float">
            <text:p>-79.71136</text:p>
          </table:table-cell>
          <table:table-cell office:value-type="float" office:value="323.8" calcext:value-type="float">
            <text:p>323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39.908612" calcext:value-type="float">
            <text:p>39.908612</text:p>
          </table:table-cell>
          <table:table-cell office:value-type="float" office:value="-79.711213" calcext:value-type="float">
            <text:p>-79.711213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39.908647" calcext:value-type="float">
            <text:p>39.908647</text:p>
          </table:table-cell>
          <table:table-cell office:value-type="float" office:value="-79.711157" calcext:value-type="float">
            <text:p>-79.711157</text:p>
          </table:table-cell>
          <table:table-cell office:value-type="float" office:value="323.7" calcext:value-type="float">
            <text:p>323.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39.908682" calcext:value-type="float">
            <text:p>39.908682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39.908717" calcext:value-type="float">
            <text:p>39.908717</text:p>
          </table:table-cell>
          <table:table-cell office:value-type="float" office:value="-79.711043" calcext:value-type="float">
            <text:p>-79.711043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39.908752" calcext:value-type="float">
            <text:p>39.908752</text:p>
          </table:table-cell>
          <table:table-cell office:value-type="float" office:value="-79.710987" calcext:value-type="float">
            <text:p>-79.710987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39.908787" calcext:value-type="float">
            <text:p>39.908787</text:p>
          </table:table-cell>
          <table:table-cell office:value-type="float" office:value="-79.71093" calcext:value-type="float">
            <text:p>-79.71093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39.908836" calcext:value-type="float">
            <text:p>39.908836</text:p>
          </table:table-cell>
          <table:table-cell office:value-type="float" office:value="-79.71085" calcext:value-type="float">
            <text:p>-79.710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39.908894" calcext:value-type="float">
            <text:p>39.908894</text:p>
          </table:table-cell>
          <table:table-cell office:value-type="float" office:value="-79.71077" calcext:value-type="float">
            <text:p>-79.71077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39.908955" calcext:value-type="float">
            <text:p>39.908955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39.90904" calcext:value-type="float">
            <text:p>39.90904</text:p>
          </table:table-cell>
          <table:table-cell office:value-type="float" office:value="-79.71059" calcext:value-type="float">
            <text:p>-79.71059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39.909115" calcext:value-type="float">
            <text:p>39.909115</text:p>
          </table:table-cell>
          <table:table-cell office:value-type="float" office:value="-79.71055" calcext:value-type="float">
            <text:p>-79.7105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39.909206" calcext:value-type="float">
            <text:p>39.909206</text:p>
          </table:table-cell>
          <table:table-cell office:value-type="float" office:value="-79.71053" calcext:value-type="float">
            <text:p>-79.71053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39.90929" calcext:value-type="float">
            <text:p>39.90929</text:p>
          </table:table-cell>
          <table:table-cell office:value-type="float" office:value="-79.71054" calcext:value-type="float">
            <text:p>-79.71054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39.909363" calcext:value-type="float">
            <text:p>39.909363</text:p>
          </table:table-cell>
          <table:table-cell office:value-type="float" office:value="-79.71057" calcext:value-type="float">
            <text:p>-79.71057</text:p>
          </table:table-cell>
          <table:table-cell office:value-type="float" office:value="323.4" calcext:value-type="float">
            <text:p>323.4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39.909424" calcext:value-type="float">
            <text:p>39.909424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39.909473" calcext:value-type="float">
            <text:p>39.909473</text:p>
          </table:table-cell>
          <table:table-cell office:value-type="float" office:value="-79.7107" calcext:value-type="float">
            <text:p>-79.7107</text:p>
          </table:table-cell>
          <table:table-cell office:value-type="float" office:value="322.5" calcext:value-type="float">
            <text:p>322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39.909473" calcext:value-type="float">
            <text:p>39.909473</text:p>
          </table:table-cell>
          <table:table-cell office:value-type="float" office:value="-79.7107" calcext:value-type="float">
            <text:p>-79.7107</text:p>
          </table:table-cell>
          <table:table-cell office:value-type="float" office:value="322.5" calcext:value-type="float">
            <text:p>322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39.909473" calcext:value-type="float">
            <text:p>39.909473</text:p>
          </table:table-cell>
          <table:table-cell office:value-type="float" office:value="-79.7107" calcext:value-type="float">
            <text:p>-79.7107</text:p>
          </table:table-cell>
          <table:table-cell office:value-type="float" office:value="322.5" calcext:value-type="float">
            <text:p>322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39.909515" calcext:value-type="float">
            <text:p>39.909515</text:p>
          </table:table-cell>
          <table:table-cell office:value-type="float" office:value="-79.71088" calcext:value-type="float">
            <text:p>-79.71088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39.909515" calcext:value-type="float">
            <text:p>39.909515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39.909504" calcext:value-type="float">
            <text:p>39.909504</text:p>
          </table:table-cell>
          <table:table-cell office:value-type="float" office:value="-79.71107" calcext:value-type="float">
            <text:p>-79.71107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39.909473" calcext:value-type="float">
            <text:p>39.909473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39.909424" calcext:value-type="float">
            <text:p>39.909424</text:p>
          </table:table-cell>
          <table:table-cell office:value-type="float" office:value="-79.71123" calcext:value-type="float">
            <text:p>-79.71123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39.90935" calcext:value-type="float">
            <text:p>39.90935</text:p>
          </table:table-cell>
          <table:table-cell office:value-type="float" office:value="-79.71134" calcext:value-type="float">
            <text:p>-79.7113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39.90929" calcext:value-type="float">
            <text:p>39.90929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39.909224" calcext:value-type="float">
            <text:p>39.909224</text:p>
          </table:table-cell>
          <table:table-cell office:value-type="float" office:value="-79.711548" calcext:value-type="float">
            <text:p>-79.711548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39.909196" calcext:value-type="float">
            <text:p>39.909196</text:p>
          </table:table-cell>
          <table:table-cell office:value-type="float" office:value="-79.711597" calcext:value-type="float">
            <text:p>-79.711597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39.909168" calcext:value-type="float">
            <text:p>39.909168</text:p>
          </table:table-cell>
          <table:table-cell office:value-type="float" office:value="-79.711645" calcext:value-type="float">
            <text:p>-79.711645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float" office:value="39.90914" calcext:value-type="float">
            <text:p>39.90914</text:p>
          </table:table-cell>
          <table:table-cell office:value-type="float" office:value="-79.711693" calcext:value-type="float">
            <text:p>-79.711693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39.909112" calcext:value-type="float">
            <text:p>39.909112</text:p>
          </table:table-cell>
          <table:table-cell office:value-type="float" office:value="-79.711742" calcext:value-type="float">
            <text:p>-79.711742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39.909084" calcext:value-type="float">
            <text:p>39.909084</text:p>
          </table:table-cell>
          <table:table-cell office:value-type="float" office:value="-79.71179" calcext:value-type="float">
            <text:p>-79.71179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39.90904" calcext:value-type="float">
            <text:p>39.90904</text:p>
          </table:table-cell>
          <table:table-cell office:value-type="float" office:value="-79.71186" calcext:value-type="float">
            <text:p>-79.71186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39.908997" calcext:value-type="float">
            <text:p>39.908997</text:p>
          </table:table-cell>
          <table:table-cell office:value-type="float" office:value="-79.711914" calcext:value-type="float">
            <text:p>-79.71191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39.908943" calcext:value-type="float">
            <text:p>39.908943</text:p>
          </table:table-cell>
          <table:table-cell office:value-type="float" office:value="-79.71199" calcext:value-type="float">
            <text:p>-79.71199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39.908886" calcext:value-type="float">
            <text:p>39.908886</text:p>
          </table:table-cell>
          <table:table-cell office:value-type="float" office:value="-79.71208" calcext:value-type="float">
            <text:p>-79.71208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39.908836" calcext:value-type="float">
            <text:p>39.908836</text:p>
          </table:table-cell>
          <table:table-cell office:value-type="float" office:value="-79.71216" calcext:value-type="float">
            <text:p>-79.71216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39.908787" calcext:value-type="float">
            <text:p>39.908787</text:p>
          </table:table-cell>
          <table:table-cell office:value-type="float" office:value="-79.71223" calcext:value-type="float">
            <text:p>-79.71223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39.90871" calcext:value-type="float">
            <text:p>39.90871</text:p>
          </table:table-cell>
          <table:table-cell office:value-type="float" office:value="-79.71228" calcext:value-type="float">
            <text:p>-79.71228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39.90862" calcext:value-type="float">
            <text:p>39.90862</text:p>
          </table:table-cell>
          <table:table-cell office:value-type="float" office:value="-79.71231" calcext:value-type="float">
            <text:p>-79.71231</text:p>
          </table:table-cell>
          <table:table-cell office:value-type="float" office:value="323.9" calcext:value-type="float">
            <text:p>323.9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39.908527" calcext:value-type="float">
            <text:p>39.908527</text:p>
          </table:table-cell>
          <table:table-cell office:value-type="float" office:value="-79.7123" calcext:value-type="float">
            <text:p>-79.7123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39.90847" calcext:value-type="float">
            <text:p>39.90847</text:p>
          </table:table-cell>
          <table:table-cell office:value-type="float" office:value="-79.71227" calcext:value-type="float">
            <text:p>-79.71227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39.90842" calcext:value-type="float">
            <text:p>39.90842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39.90842" calcext:value-type="float">
            <text:p>39.90842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39.90842" calcext:value-type="float">
            <text:p>39.90842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39.908348" calcext:value-type="float">
            <text:p>39.908348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203" calcext:value-type="float">
            <text:p>-79.71203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39.90829" calcext:value-type="float">
            <text:p>39.90829</text:p>
          </table:table-cell>
          <table:table-cell office:value-type="float" office:value="-79.711914" calcext:value-type="float">
            <text:p>-79.711914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39.908283" calcext:value-type="float">
            <text:p>39.908283</text:p>
          </table:table-cell>
          <table:table-cell office:value-type="float" office:value="-79.71181" calcext:value-type="float">
            <text:p>-79.71181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39.908306" calcext:value-type="float">
            <text:p>39.908306</text:p>
          </table:table-cell>
          <table:table-cell office:value-type="float" office:value="-79.7117" calcext:value-type="float">
            <text:p>-79.7117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39.908356" calcext:value-type="float">
            <text:p>39.908356</text:p>
          </table:table-cell>
          <table:table-cell office:value-type="float" office:value="-79.7116" calcext:value-type="float">
            <text:p>-79.7116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39.908398" calcext:value-type="float">
            <text:p>39.908398</text:p>
          </table:table-cell>
          <table:table-cell office:value-type="float" office:value="-79.71157" calcext:value-type="float">
            <text:p>-79.71157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39.908447" calcext:value-type="float">
            <text:p>39.908447</text:p>
          </table:table-cell>
          <table:table-cell office:value-type="float" office:value="-79.711494" calcext:value-type="float">
            <text:p>-79.711494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39.908497" calcext:value-type="float">
            <text:p>39.908497</text:p>
          </table:table-cell>
          <table:table-cell office:value-type="float" office:value="-79.7114" calcext:value-type="float">
            <text:p>-79.7114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39.908566" calcext:value-type="float">
            <text:p>39.908566</text:p>
          </table:table-cell>
          <table:table-cell office:value-type="float" office:value="-79.7113" calcext:value-type="float">
            <text:p>-79.7113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39.908621" calcext:value-type="float">
            <text:p>39.908621</text:p>
          </table:table-cell>
          <table:table-cell office:value-type="float" office:value="-79.711197" calcext:value-type="float">
            <text:p>-79.711197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39.908636" calcext:value-type="float">
            <text:p>39.908636</text:p>
          </table:table-cell>
          <table:table-cell office:value-type="float" office:value="-79.711173" calcext:value-type="float">
            <text:p>-79.711173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39.90865" calcext:value-type="float">
            <text:p>39.90865</text:p>
          </table:table-cell>
          <table:table-cell office:value-type="float" office:value="-79.71115" calcext:value-type="float">
            <text:p>-79.71115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39.90869" calcext:value-type="float">
            <text:p>39.90869</text:p>
          </table:table-cell>
          <table:table-cell office:value-type="float" office:value="-79.71107" calcext:value-type="float">
            <text:p>-79.71107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39.908737" calcext:value-type="float">
            <text:p>39.908737</text:p>
          </table:table-cell>
          <table:table-cell office:value-type="float" office:value="-79.71098" calcext:value-type="float">
            <text:p>-79.7109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39.908775" calcext:value-type="float">
            <text:p>39.908775</text:p>
          </table:table-cell>
          <table:table-cell office:value-type="float" office:value="-79.71093" calcext:value-type="float">
            <text:p>-79.71093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39.908813" calcext:value-type="float">
            <text:p>39.908813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39.90887" calcext:value-type="float">
            <text:p>39.90887</text:p>
          </table:table-cell>
          <table:table-cell office:value-type="float" office:value="-79.71081" calcext:value-type="float">
            <text:p>-79.71081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39.90893" calcext:value-type="float">
            <text:p>39.90893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39.908978" calcext:value-type="float">
            <text:p>39.908978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39.909035" calcext:value-type="float">
            <text:p>39.909035</text:p>
          </table:table-cell>
          <table:table-cell office:value-type="float" office:value="-79.71058" calcext:value-type="float">
            <text:p>-79.71058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053" calcext:value-type="float">
            <text:p>-79.71053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39.909223" calcext:value-type="float">
            <text:p>39.909223</text:p>
          </table:table-cell>
          <table:table-cell office:value-type="float" office:value="-79.710534" calcext:value-type="float">
            <text:p>-79.71053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39.909255" calcext:value-type="float">
            <text:p>39.909255</text:p>
          </table:table-cell>
          <table:table-cell office:value-type="float" office:value="-79.710543" calcext:value-type="float">
            <text:p>-79.710543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39.909288" calcext:value-type="float">
            <text:p>39.909288</text:p>
          </table:table-cell>
          <table:table-cell office:value-type="float" office:value="-79.710551" calcext:value-type="float">
            <text:p>-79.710551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39.90932" calcext:value-type="float">
            <text:p>39.90932</text:p>
          </table:table-cell>
          <table:table-cell office:value-type="float" office:value="-79.71056" calcext:value-type="float">
            <text:p>-79.71056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39.909386" calcext:value-type="float">
            <text:p>39.909386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9" calcext:value-type="float">
            <text:p>323.9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39.909454" calcext:value-type="float">
            <text:p>39.909454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39.909496" calcext:value-type="float">
            <text:p>39.909496</text:p>
          </table:table-cell>
          <table:table-cell office:value-type="float" office:value="-79.71077" calcext:value-type="float">
            <text:p>-79.71077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39.909527" calcext:value-type="float">
            <text:p>39.909527</text:p>
          </table:table-cell>
          <table:table-cell office:value-type="float" office:value="-79.710884" calcext:value-type="float">
            <text:p>-79.710884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39.909504" calcext:value-type="float">
            <text:p>39.909504</text:p>
          </table:table-cell>
          <table:table-cell office:value-type="float" office:value="-79.711048" calcext:value-type="float">
            <text:p>-79.711048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39.909477" calcext:value-type="float">
            <text:p>39.909477</text:p>
          </table:table-cell>
          <table:table-cell office:value-type="float" office:value="-79.711106" calcext:value-type="float">
            <text:p>-79.711106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39.909451" calcext:value-type="float">
            <text:p>39.909451</text:p>
          </table:table-cell>
          <table:table-cell office:value-type="float" office:value="-79.711164" calcext:value-type="float">
            <text:p>-79.711164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39.909425" calcext:value-type="float">
            <text:p>39.909425</text:p>
          </table:table-cell>
          <table:table-cell office:value-type="float" office:value="-79.711222" calcext:value-type="float">
            <text:p>-79.711222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39.909399" calcext:value-type="float">
            <text:p>39.909399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float" office:value="39.909372" calcext:value-type="float">
            <text:p>39.909372</text:p>
          </table:table-cell>
          <table:table-cell office:value-type="float" office:value="-79.711338" calcext:value-type="float">
            <text:p>-79.711338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39.909346" calcext:value-type="float">
            <text:p>39.909346</text:p>
          </table:table-cell>
          <table:table-cell office:value-type="float" office:value="-79.711396" calcext:value-type="float">
            <text:p>-79.711396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39.90932" calcext:value-type="float">
            <text:p>39.90932</text:p>
          </table:table-cell>
          <table:table-cell office:value-type="float" office:value="-79.711454" calcext:value-type="float">
            <text:p>-79.711454</text:p>
          </table:table-cell>
          <table:table-cell office:value-type="float" office:value="323.8" calcext:value-type="float">
            <text:p>323.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39.909293" calcext:value-type="float">
            <text:p>39.909293</text:p>
          </table:table-cell>
          <table:table-cell office:value-type="float" office:value="-79.711512" calcext:value-type="float">
            <text:p>-79.711512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39.909267" calcext:value-type="float">
            <text:p>39.909267</text:p>
          </table:table-cell>
          <table:table-cell office:value-type="float" office:value="-79.71157" calcext:value-type="float">
            <text:p>-79.71157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39.90921" calcext:value-type="float">
            <text:p>39.90921</text:p>
          </table:table-cell>
          <table:table-cell office:value-type="float" office:value="-79.711655" calcext:value-type="float">
            <text:p>-79.711655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39.909164" calcext:value-type="float">
            <text:p>39.909164</text:p>
          </table:table-cell>
          <table:table-cell office:value-type="float" office:value="-79.71171" calcext:value-type="float">
            <text:p>-79.71171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39.90911" calcext:value-type="float">
            <text:p>39.90911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39.90906" calcext:value-type="float">
            <text:p>39.90906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39.909023" calcext:value-type="float">
            <text:p>39.909023</text:p>
          </table:table-cell>
          <table:table-cell office:value-type="float" office:value="-79.71191" calcext:value-type="float">
            <text:p>-79.71191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39.908978" calcext:value-type="float">
            <text:p>39.908978</text:p>
          </table:table-cell>
          <table:table-cell office:value-type="float" office:value="-79.711975" calcext:value-type="float">
            <text:p>-79.711975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39.90893" calcext:value-type="float">
            <text:p>39.90893</text:p>
          </table:table-cell>
          <table:table-cell office:value-type="float" office:value="-79.71206" calcext:value-type="float">
            <text:p>-79.71206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39.908875" calcext:value-type="float">
            <text:p>39.908875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8" calcext:value-type="float">
            <text:p>323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39.908802" calcext:value-type="float">
            <text:p>39.908802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39.908703" calcext:value-type="float">
            <text:p>39.908703</text:p>
          </table:table-cell>
          <table:table-cell office:value-type="float" office:value="-79.712304" calcext:value-type="float">
            <text:p>-79.712304</text:p>
          </table:table-cell>
          <table:table-cell office:value-type="float" office:value="323.9" calcext:value-type="float">
            <text:p>323.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39.908669" calcext:value-type="float">
            <text:p>39.908669</text:p>
          </table:table-cell>
          <table:table-cell office:value-type="float" office:value="-79.712311" calcext:value-type="float">
            <text:p>-79.712311</text:p>
          </table:table-cell>
          <table:table-cell office:value-type="float" office:value="323.9" calcext:value-type="float">
            <text:p>323.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39.908634" calcext:value-type="float">
            <text:p>39.908634</text:p>
          </table:table-cell>
          <table:table-cell office:value-type="float" office:value="-79.712319" calcext:value-type="float">
            <text:p>-79.712319</text:p>
          </table:table-cell>
          <table:table-cell office:value-type="float" office:value="323.9" calcext:value-type="float">
            <text:p>323.9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39.9086" calcext:value-type="float">
            <text:p>39.9086</text:p>
          </table:table-cell>
          <table:table-cell office:value-type="float" office:value="-79.712326" calcext:value-type="float">
            <text:p>-79.712326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23" calcext:value-type="float">
            <text:p>-79.7123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39.908417" calcext:value-type="float">
            <text:p>39.908417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39.908365" calcext:value-type="float">
            <text:p>39.908365</text:p>
          </table:table-cell>
          <table:table-cell office:value-type="float" office:value="-79.712105" calcext:value-type="float">
            <text:p>-79.71210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39.908374" calcext:value-type="float">
            <text:p>39.908374</text:p>
          </table:table-cell>
          <table:table-cell office:value-type="float" office:value="-79.712041" calcext:value-type="float">
            <text:p>-79.712041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39.908383" calcext:value-type="float">
            <text:p>39.908383</text:p>
          </table:table-cell>
          <table:table-cell office:value-type="float" office:value="-79.711976" calcext:value-type="float">
            <text:p>-79.71197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39.908392" calcext:value-type="float">
            <text:p>39.908392</text:p>
          </table:table-cell>
          <table:table-cell office:value-type="float" office:value="-79.711912" calcext:value-type="float">
            <text:p>-79.711912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39.908401" calcext:value-type="float">
            <text:p>39.908401</text:p>
          </table:table-cell>
          <table:table-cell office:value-type="float" office:value="-79.711847" calcext:value-type="float">
            <text:p>-79.711847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39.90841" calcext:value-type="float">
            <text:p>39.90841</text:p>
          </table:table-cell>
          <table:table-cell office:value-type="float" office:value="-79.711783" calcext:value-type="float">
            <text:p>-79.711783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39.908419" calcext:value-type="float">
            <text:p>39.908419</text:p>
          </table:table-cell>
          <table:table-cell office:value-type="float" office:value="-79.711718" calcext:value-type="float">
            <text:p>-79.711718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39.908428" calcext:value-type="float">
            <text:p>39.908428</text:p>
          </table:table-cell>
          <table:table-cell office:value-type="float" office:value="-79.711654" calcext:value-type="float">
            <text:p>-79.7116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39.908437" calcext:value-type="float">
            <text:p>39.908437</text:p>
          </table:table-cell>
          <table:table-cell office:value-type="float" office:value="-79.711589" calcext:value-type="float">
            <text:p>-79.711589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39.908446" calcext:value-type="float">
            <text:p>39.908446</text:p>
          </table:table-cell>
          <table:table-cell office:value-type="float" office:value="-79.711525" calcext:value-type="float">
            <text:p>-79.71152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39.908455" calcext:value-type="float">
            <text:p>39.908455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39.90849" calcext:value-type="float">
            <text:p>39.90849</text:p>
          </table:table-cell>
          <table:table-cell office:value-type="float" office:value="-79.71139" calcext:value-type="float">
            <text:p>-79.7113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float" office:value="39.908527" calcext:value-type="float">
            <text:p>39.908527</text:p>
          </table:table-cell>
          <table:table-cell office:value-type="float" office:value="-79.71133" calcext:value-type="float">
            <text:p>-79.7113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39.908596" calcext:value-type="float">
            <text:p>39.908596</text:p>
          </table:table-cell>
          <table:table-cell office:value-type="float" office:value="-79.711235" calcext:value-type="float">
            <text:p>-79.71123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39.908657" calcext:value-type="float">
            <text:p>39.908657</text:p>
          </table:table-cell>
          <table:table-cell office:value-type="float" office:value="-79.71115" calcext:value-type="float">
            <text:p>-79.7111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39.9087" calcext:value-type="float">
            <text:p>39.9087</text:p>
          </table:table-cell>
          <table:table-cell office:value-type="float" office:value="-79.71108" calcext:value-type="float">
            <text:p>-79.71108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39.908802" calcext:value-type="float">
            <text:p>39.908802</text:p>
          </table:table-cell>
          <table:table-cell office:value-type="float" office:value="-79.71093" calcext:value-type="float">
            <text:p>-79.71093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39.90885" calcext:value-type="float">
            <text:p>39.90885</text:p>
          </table:table-cell>
          <table:table-cell office:value-type="float" office:value="-79.710846" calcext:value-type="float">
            <text:p>-79.71084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39.908897" calcext:value-type="float">
            <text:p>39.908897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39.908947" calcext:value-type="float">
            <text:p>39.908947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39.909" calcext:value-type="float">
            <text:p>39.909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39.909" calcext:value-type="float">
            <text:p>39.909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39.909023" calcext:value-type="float">
            <text:p>39.909023</text:p>
          </table:table-cell>
          <table:table-cell office:value-type="float" office:value="-79.710609" calcext:value-type="float">
            <text:p>-79.710609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39.90921" calcext:value-type="float">
            <text:p>39.90921</text:p>
          </table:table-cell>
          <table:table-cell office:value-type="float" office:value="-79.71052" calcext:value-type="float">
            <text:p>-79.71052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39.909267" calcext:value-type="float">
            <text:p>39.909267</text:p>
          </table:table-cell>
          <table:table-cell office:value-type="float" office:value="-79.71054" calcext:value-type="float">
            <text:p>-79.7105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39.909317" calcext:value-type="float">
            <text:p>39.909317</text:p>
          </table:table-cell>
          <table:table-cell office:value-type="float" office:value="-79.71056" calcext:value-type="float">
            <text:p>-79.71056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39.909363" calcext:value-type="float">
            <text:p>39.909363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39.909405" calcext:value-type="float">
            <text:p>39.909405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9" calcext:value-type="float">
            <text:p>323.9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39.909447" calcext:value-type="float">
            <text:p>39.909447</text:p>
          </table:table-cell>
          <table:table-cell office:value-type="float" office:value="-79.71069" calcext:value-type="float">
            <text:p>-79.71069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39.909447" calcext:value-type="float">
            <text:p>39.909447</text:p>
          </table:table-cell>
          <table:table-cell office:value-type="float" office:value="-79.71069" calcext:value-type="float">
            <text:p>-79.71069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39.9095" calcext:value-type="float">
            <text:p>39.9095</text:p>
          </table:table-cell>
          <table:table-cell office:value-type="float" office:value="-79.710815" calcext:value-type="float">
            <text:p>-79.71081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39.909508" calcext:value-type="float">
            <text:p>39.909508</text:p>
          </table:table-cell>
          <table:table-cell office:value-type="float" office:value="-79.71089" calcext:value-type="float">
            <text:p>-79.71089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39.90951" calcext:value-type="float">
            <text:p>39.90951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39.90951" calcext:value-type="float">
            <text:p>39.90951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39.909508" calcext:value-type="float">
            <text:p>39.909508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4" calcext:value-type="float">
            <text:p>323.4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39.909496" calcext:value-type="float">
            <text:p>39.909496</text:p>
          </table:table-cell>
          <table:table-cell office:value-type="float" office:value="-79.71116" calcext:value-type="float">
            <text:p>-79.71116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39.90943" calcext:value-type="float">
            <text:p>39.90943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8" calcext:value-type="float">
            <text:p>323.8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39.90939" calcext:value-type="float">
            <text:p>39.90939</text:p>
          </table:table-cell>
          <table:table-cell office:value-type="float" office:value="-79.71135" calcext:value-type="float">
            <text:p>-79.71135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39.90934" calcext:value-type="float">
            <text:p>39.90934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39.909306" calcext:value-type="float">
            <text:p>39.909306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39.909267" calcext:value-type="float">
            <text:p>39.909267</text:p>
          </table:table-cell>
          <table:table-cell office:value-type="float" office:value="-79.71161" calcext:value-type="float">
            <text:p>-79.71161</text:p>
          </table:table-cell>
          <table:table-cell office:value-type="float" office:value="323.5" calcext:value-type="float">
            <text:p>323.5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float" office:value="39.90921" calcext:value-type="float">
            <text:p>39.90921</text:p>
          </table:table-cell>
          <table:table-cell office:value-type="float" office:value="-79.711716" calcext:value-type="float">
            <text:p>-79.711716</text:p>
          </table:table-cell>
          <table:table-cell office:value-type="float" office:value="323.2" calcext:value-type="float">
            <text:p>323.2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39.90921" calcext:value-type="float">
            <text:p>39.90921</text:p>
          </table:table-cell>
          <table:table-cell office:value-type="float" office:value="-79.711716" calcext:value-type="float">
            <text:p>-79.711716</text:p>
          </table:table-cell>
          <table:table-cell office:value-type="float" office:value="323.2" calcext:value-type="float">
            <text:p>323.2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39.909172" calcext:value-type="float">
            <text:p>39.909172</text:p>
          </table:table-cell>
          <table:table-cell office:value-type="float" office:value="-79.71176" calcext:value-type="float">
            <text:p>-79.71176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39.909172" calcext:value-type="float">
            <text:p>39.909172</text:p>
          </table:table-cell>
          <table:table-cell office:value-type="float" office:value="-79.71176" calcext:value-type="float">
            <text:p>-79.71176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39.909103" calcext:value-type="float">
            <text:p>39.909103</text:p>
          </table:table-cell>
          <table:table-cell office:value-type="float" office:value="-79.71187" calcext:value-type="float">
            <text:p>-79.71187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39.909073" calcext:value-type="float">
            <text:p>39.909073</text:p>
          </table:table-cell>
          <table:table-cell office:value-type="float" office:value="-79.71193" calcext:value-type="float">
            <text:p>-79.71193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39.90904" calcext:value-type="float">
            <text:p>39.90904</text:p>
          </table:table-cell>
          <table:table-cell office:value-type="float" office:value="-79.71199" calcext:value-type="float">
            <text:p>-79.71199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float" office:value="39.908962" calcext:value-type="float">
            <text:p>39.908962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39.908905" calcext:value-type="float">
            <text:p>39.908905</text:p>
          </table:table-cell>
          <table:table-cell office:value-type="float" office:value="-79.712166" calcext:value-type="float">
            <text:p>-79.712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float" office:value="39.90884" calcext:value-type="float">
            <text:p>39.90884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39.90882" calcext:value-type="float">
            <text:p>39.90882</text:p>
          </table:table-cell>
          <table:table-cell office:value-type="float" office:value="-79.71221" calcext:value-type="float">
            <text:p>-79.71221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5T13:40:33.837000000</dc:date>
    <meta:editing-duration>PT6M16S</meta:editing-duration>
    <meta:editing-cycles>2</meta:editing-cycles>
    <meta:generator>LibreOffice/6.0.5.2$Windows_X86_64 LibreOffice_project/54c8cbb85f300ac59db32fe8a675ff7683cd5a16</meta:generator>
    <meta:document-statistic meta:table-count="1" meta:cell-count="70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5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8cm" svg:height="16.762cm" xlink:href=".." xlink:type="simple" chart:class="chart:scatter" chart:style-name="ch1">
        <chart:title svg:x="9.312cm" svg:y="0.471cm" chart:style-name="ch2">
          <text:p>MAF Walk/Run</text:p>
        </chart:title>
        <chart:subtitle svg:x="7.013cm" svg:y="1.16cm" chart:style-name="ch3">
          <text:p>2018-08-04_MAF-WalkRun-Samsung-Watch</text:p>
        </chart:subtitle>
        <chart:legend svg:x="3.506cm" svg:y="15.737cm" style:legend-expansion="custom" chartooo:width="14.384cm" chartooo:height="0.824cm" style:legend-expansion-aspect-ratio="17.4563106796117" chart:style-name="ch4"/>
        <chart:plot-area chart:style-name="ch5" table:cell-range-address="MAF_5_mile_Baseline_2_Samsung_Watch__CR.A1:MAF_5_mile_Baseline_2_Samsung_Watch__CR.A1010 MAF_5_mile_Baseline_2_Samsung_Watch__CR.E1:MAF_5_mile_Baseline_2_Samsung_Watch__CR.G1010" chart:data-source-has-labels="row" svg:x="0.454cm" svg:y="2.029cm" svg:width="20.695cm" svg:height="12.666cm">
          <chartooo:coordinate-region svg:x="1.261cm" svg:y="2.228cm" svg:width="19.516cm" svg:height="11.82cm"/>
          <chart:axis chart:dimension="x" chart:name="primary-x" chart:style-name="ch6">
            <chart:title svg:x="9.884cm" svg:y="15.03cm" chart:style-name="ch7">
              <text:p>Time (Secs)</text:p>
            </chart:title>
            <chart:grid chart:style-name="ch8" chart:class="major"/>
          </chart:axis>
          <chart:axis chart:dimension="y" chart:name="primary-y" chart:style-name="ch9">
            <chart:title svg:x="0cm" svg:y="9.663cm" chart:style-name="ch10">
              <text:p>Heart Rate (bpm)</text:p>
            </chart:title>
            <chart:grid chart:style-name="ch8" chart:class="major"/>
          </chart:axis>
          <chart:series chart:style-name="ch11" chart:values-cell-range-address="MAF_5_mile_Baseline_2_Samsung_Watch__CR.E2:MAF_5_mile_Baseline_2_Samsung_Watch__CR.E1010" chart:label-cell-address="MAF_5_mile_Baseline_2_Samsung_Watch__CR.E1:MAF_5_mile_Baseline_2_Samsung_Watch__CR.E1" chart:class="chart:scatter">
            <chart:domain table:cell-range-address="MAF_5_mile_Baseline_2_Samsung_Watch__CR.A2:MAF_5_mile_Baseline_2_Samsung_Watch__CR.A1010"/>
            <chart:data-point chart:repeated="1009"/>
          </chart:series>
          <chart:series chart:style-name="ch12" chart:values-cell-range-address="MAF_5_mile_Baseline_2_Samsung_Watch__CR.F2:MAF_5_mile_Baseline_2_Samsung_Watch__CR.F1010" chart:label-cell-address="MAF_5_mile_Baseline_2_Samsung_Watch__CR.F1:MAF_5_mile_Baseline_2_Samsung_Watch__CR.F1" chart:class="chart:scatter">
            <chart:data-point chart:repeated="1009"/>
          </chart:series>
          <chart:series chart:style-name="ch13" chart:values-cell-range-address="MAF_5_mile_Baseline_2_Samsung_Watch__CR.G2:MAF_5_mile_Baseline_2_Samsung_Watch__CR.G1010" chart:label-cell-address="MAF_5_mile_Baseline_2_Samsung_Watch__CR.G1:MAF_5_mile_Baseline_2_Samsung_Watch__CR.G1" chart:class="chart:scatter">
            <chart:data-point chart:repeated="100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rt_Rate (bpm)</text:p>
                <draw:g>
                  <svg:desc>MAF_5_mile_Baseline_2_Samsung_Watch__CR.E1:MAF_5_mile_Baseline_2_Samsung_Watch__CR.E1</svg:desc>
                </draw:g>
              </table:table-cell>
              <table:table-cell office:value-type="string">
                <text:p>HRmax (bpm)</text:p>
                <draw:g>
                  <svg:desc>MAF_5_mile_Baseline_2_Samsung_Watch__CR.F1:MAF_5_mile_Baseline_2_Samsung_Watch__CR.F1</svg:desc>
                </draw:g>
              </table:table-cell>
              <table:table-cell office:value-type="string">
                <text:p>HRmin (bpm)</text:p>
                <draw:g>
                  <svg:desc>MAF_5_mile_Baseline_2_Samsung_Watch__CR.G1:MAF_5_mile_Baseline_2_Samsung_Watch__CR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AF_5_mile_Baseline_2_Samsung_Watch__CR.A2:MAF_5_mile_Baseline_2_Samsung_Watch__CR.A1010</svg:desc>
                </draw:g>
              </table:table-cell>
              <table:table-cell office:value-type="float" office:value="83">
                <text:p>83</text:p>
                <draw:g>
                  <svg:desc>MAF_5_mile_Baseline_2_Samsung_Watch__CR.E2:MAF_5_mile_Baseline_2_Samsung_Watch__CR.E1010</svg:desc>
                </draw:g>
              </table:table-cell>
              <table:table-cell office:value-type="float" office:value="122">
                <text:p>122</text:p>
                <draw:g>
                  <svg:desc>MAF_5_mile_Baseline_2_Samsung_Watch__CR.F2:MAF_5_mile_Baseline_2_Samsung_Watch__CR.F1010</svg:desc>
                </draw:g>
              </table:table-cell>
              <table:table-cell office:value-type="float" office:value="112">
                <text:p>112</text:p>
                <draw:g>
                  <svg:desc>MAF_5_mile_Baseline_2_Samsung_Watch__CR.G2:MAF_5_mile_Baseline_2_Samsung_Watch__CR.G10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">
                <text:p>67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">
                <text:p>102</text:p>
              </table:table-cell>
              <table:table-cell office:value-type="float" office:value="79">
                <text:p>7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">
                <text:p>102</text:p>
              </table:table-cell>
              <table:table-cell office:value-type="float" office:value="79">
                <text:p>7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">
                <text:p>107</text:p>
              </table:table-cell>
              <table:table-cell office:value-type="float" office:value="79">
                <text:p>7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7">
                <text:p>117</text:p>
              </table:table-cell>
              <table:table-cell office:value-type="float" office:value="79">
                <text:p>7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9">
                <text:p>119</text:p>
              </table:table-cell>
              <table:table-cell office:value-type="float" office:value="84">
                <text:p>8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2">
                <text:p>122</text:p>
              </table:table-cell>
              <table:table-cell office:value-type="float" office:value="84">
                <text:p>8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7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">
                <text:p>134</text:p>
              </table:table-cell>
              <table:table-cell office:value-type="float" office:value="84">
                <text:p>8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9">
                <text:p>139</text:p>
              </table:table-cell>
              <table:table-cell office:value-type="float" office:value="84">
                <text:p>8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9">
                <text:p>149</text:p>
              </table:table-cell>
              <table:table-cell office:value-type="float" office:value="84">
                <text:p>8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">
                <text:p>154</text:p>
              </table:table-cell>
              <table:table-cell office:value-type="float" office:value="84">
                <text:p>8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">
                <text:p>160</text:p>
              </table:table-cell>
              <table:table-cell office:value-type="float" office:value="84">
                <text:p>8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">
                <text:p>165</text:p>
              </table:table-cell>
              <table:table-cell office:value-type="float" office:value="84">
                <text:p>8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4">
                <text:p>174</text:p>
              </table:table-cell>
              <table:table-cell office:value-type="float" office:value="84">
                <text:p>8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9">
                <text:p>179</text:p>
              </table:table-cell>
              <table:table-cell office:value-type="float" office:value="88">
                <text:p>8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1">
                <text:p>181</text:p>
              </table:table-cell>
              <table:table-cell office:value-type="float" office:value="88">
                <text:p>8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1">
                <text:p>191</text:p>
              </table:table-cell>
              <table:table-cell office:value-type="float" office:value="88">
                <text:p>8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6">
                <text:p>196</text:p>
              </table:table-cell>
              <table:table-cell office:value-type="float" office:value="88">
                <text:p>8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">
                <text:p>201</text:p>
              </table:table-cell>
              <table:table-cell office:value-type="float" office:value="88">
                <text:p>8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6">
                <text:p>206</text:p>
              </table:table-cell>
              <table:table-cell office:value-type="float" office:value="88">
                <text:p>8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1">
                <text:p>211</text:p>
              </table:table-cell>
              <table:table-cell office:value-type="float" office:value="88">
                <text:p>8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6">
                <text:p>216</text:p>
              </table:table-cell>
              <table:table-cell office:value-type="float" office:value="88">
                <text:p>8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4">
                <text:p>224</text:p>
              </table:table-cell>
              <table:table-cell office:value-type="float" office:value="88">
                <text:p>8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9">
                <text:p>229</text:p>
              </table:table-cell>
              <table:table-cell office:value-type="float" office:value="88">
                <text:p>8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4">
                <text:p>234</text:p>
              </table:table-cell>
              <table:table-cell office:value-type="float" office:value="88">
                <text:p>8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">
                <text:p>238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9">
                <text:p>239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4">
                <text:p>244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9">
                <text:p>249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3">
                <text:p>253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1">
                <text:p>261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1">
                <text:p>271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6">
                <text:p>276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1">
                <text:p>281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6">
                <text:p>286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6">
                <text:p>296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8">
                <text:p>298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1">
                <text:p>301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6">
                <text:p>306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1">
                <text:p>311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6">
                <text:p>316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5">
                <text:p>325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">
                <text:p>330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5">
                <text:p>335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0">
                <text:p>340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5">
                <text:p>345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0">
                <text:p>350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5">
                <text:p>355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8">
                <text:p>358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0">
                <text:p>360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5">
                <text:p>365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2">
                <text:p>37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8">
                <text:p>378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3">
                <text:p>383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8">
                <text:p>388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3">
                <text:p>393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0">
                <text:p>400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5">
                <text:p>405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0">
                <text:p>410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5">
                <text:p>415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8">
                <text:p>418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0">
                <text:p>420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8">
                <text:p>428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2">
                <text:p>432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1">
                <text:p>441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6">
                <text:p>446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1">
                <text:p>451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6">
                <text:p>456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6">
                <text:p>466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1">
                <text:p>471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7">
                <text:p>477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8">
                <text:p>478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2">
                <text:p>482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2">
                <text:p>492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7">
                <text:p>497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4">
                <text:p>504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0">
                <text:p>510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3">
                <text:p>513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8">
                <text:p>518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3">
                <text:p>523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8">
                <text:p>528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3">
                <text:p>533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9">
                <text:p>539</text:p>
              </table:table-cell>
              <table:table-cell office:value-type="float" office:value="95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">
                <text:p>541</text:p>
              </table:table-cell>
              <table:table-cell office:value-type="float" office:value="95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6">
                <text:p>546</text:p>
              </table:table-cell>
              <table:table-cell office:value-type="float" office:value="95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1">
                <text:p>551</text:p>
              </table:table-cell>
              <table:table-cell office:value-type="float" office:value="95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6">
                <text:p>556</text:p>
              </table:table-cell>
              <table:table-cell office:value-type="float" office:value="95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2">
                <text:p>562</text:p>
              </table:table-cell>
              <table:table-cell office:value-type="float" office:value="95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7">
                <text:p>567</text:p>
              </table:table-cell>
              <table:table-cell office:value-type="float" office:value="95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2">
                <text:p>572</text:p>
              </table:table-cell>
              <table:table-cell office:value-type="float" office:value="95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7">
                <text:p>577</text:p>
              </table:table-cell>
              <table:table-cell office:value-type="float" office:value="95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2">
                <text:p>582</text:p>
              </table:table-cell>
              <table:table-cell office:value-type="float" office:value="95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7">
                <text:p>587</text:p>
              </table:table-cell>
              <table:table-cell office:value-type="float" office:value="95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5">
                <text:p>595</text:p>
              </table:table-cell>
              <table:table-cell office:value-type="float" office:value="95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9">
                <text:p>599</text:p>
              </table:table-cell>
              <table:table-cell office:value-type="float" office:value="104">
                <text:p>10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0">
                <text:p>600</text:p>
              </table:table-cell>
              <table:table-cell office:value-type="float" office:value="104">
                <text:p>10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7">
                <text:p>607</text:p>
              </table:table-cell>
              <table:table-cell office:value-type="float" office:value="104">
                <text:p>10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2">
                <text:p>612</text:p>
              </table:table-cell>
              <table:table-cell office:value-type="float" office:value="104">
                <text:p>10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7">
                <text:p>617</text:p>
              </table:table-cell>
              <table:table-cell office:value-type="float" office:value="104">
                <text:p>10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20">
                <text:p>620</text:p>
              </table:table-cell>
              <table:table-cell office:value-type="float" office:value="104">
                <text:p>10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6">
                <text:p>626</text:p>
              </table:table-cell>
              <table:table-cell office:value-type="float" office:value="104">
                <text:p>10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31">
                <text:p>631</text:p>
              </table:table-cell>
              <table:table-cell office:value-type="float" office:value="104">
                <text:p>10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36">
                <text:p>636</text:p>
              </table:table-cell>
              <table:table-cell office:value-type="float" office:value="104">
                <text:p>10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1">
                <text:p>641</text:p>
              </table:table-cell>
              <table:table-cell office:value-type="float" office:value="104">
                <text:p>10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6">
                <text:p>646</text:p>
              </table:table-cell>
              <table:table-cell office:value-type="float" office:value="104">
                <text:p>10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2">
                <text:p>652</text:p>
              </table:table-cell>
              <table:table-cell office:value-type="float" office:value="104">
                <text:p>10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8">
                <text:p>658</text:p>
              </table:table-cell>
              <table:table-cell office:value-type="float" office:value="104">
                <text:p>10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9">
                <text:p>659</text:p>
              </table:table-cell>
              <table:table-cell office:value-type="float" office:value="108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0">
                <text:p>660</text:p>
              </table:table-cell>
              <table:table-cell office:value-type="float" office:value="108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5">
                <text:p>665</text:p>
              </table:table-cell>
              <table:table-cell office:value-type="float" office:value="108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70">
                <text:p>670</text:p>
              </table:table-cell>
              <table:table-cell office:value-type="float" office:value="108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79">
                <text:p>679</text:p>
              </table:table-cell>
              <table:table-cell office:value-type="float" office:value="108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4">
                <text:p>684</text:p>
              </table:table-cell>
              <table:table-cell office:value-type="float" office:value="108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1">
                <text:p>691</text:p>
              </table:table-cell>
              <table:table-cell office:value-type="float" office:value="108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0">
                <text:p>700</text:p>
              </table:table-cell>
              <table:table-cell office:value-type="float" office:value="108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9">
                <text:p>709</text:p>
              </table:table-cell>
              <table:table-cell office:value-type="float" office:value="108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4">
                <text:p>714</text:p>
              </table:table-cell>
              <table:table-cell office:value-type="float" office:value="108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18">
                <text:p>718</text:p>
              </table:table-cell>
              <table:table-cell office:value-type="float" office:value="108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20">
                <text:p>72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3">
                <text:p>72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8">
                <text:p>728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33">
                <text:p>73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38">
                <text:p>738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43">
                <text:p>74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48">
                <text:p>748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53">
                <text:p>75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58">
                <text:p>758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63">
                <text:p>76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68">
                <text:p>768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73">
                <text:p>77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78">
                <text:p>778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79">
                <text:p>77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83">
                <text:p>783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88">
                <text:p>78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93">
                <text:p>793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98">
                <text:p>79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03">
                <text:p>803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8">
                <text:p>80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13">
                <text:p>813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18">
                <text:p>81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23">
                <text:p>823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28">
                <text:p>82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1">
                <text:p>831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6">
                <text:p>836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9">
                <text:p>839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1">
                <text:p>841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46">
                <text:p>846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51">
                <text:p>851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56">
                <text:p>856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61">
                <text:p>861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6">
                <text:p>866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71">
                <text:p>871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76">
                <text:p>876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81">
                <text:p>881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87">
                <text:p>887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92">
                <text:p>892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99">
                <text:p>899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0">
                <text:p>900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05">
                <text:p>905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10">
                <text:p>910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15">
                <text:p>915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20">
                <text:p>920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25">
                <text:p>925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30">
                <text:p>930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35">
                <text:p>935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0">
                <text:p>940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45">
                <text:p>945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4">
                <text:p>954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9">
                <text:p>95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59">
                <text:p>95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64">
                <text:p>964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69">
                <text:p>96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74">
                <text:p>974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79">
                <text:p>97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84">
                <text:p>984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89">
                <text:p>98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94">
                <text:p>994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99">
                <text:p>99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4">
                <text:p>1004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9">
                <text:p>100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14">
                <text:p>1014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19">
                <text:p>101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9">
                <text:p>101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24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29">
                <text:p>102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34">
                <text:p>1034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39">
                <text:p>103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44">
                <text:p>1044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49">
                <text:p>104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54">
                <text:p>1054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59">
                <text:p>105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64">
                <text:p>1064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69">
                <text:p>106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74">
                <text:p>1074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79">
                <text:p>107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9">
                <text:p>107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84">
                <text:p>108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9">
                <text:p>108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94">
                <text:p>109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8">
                <text:p>109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9">
                <text:p>109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4">
                <text:p>110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9">
                <text:p>110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4">
                <text:p>111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9">
                <text:p>111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4">
                <text:p>112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9">
                <text:p>112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4">
                <text:p>113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9">
                <text:p>113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9">
                <text:p>113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4">
                <text:p>1144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9">
                <text:p>114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4">
                <text:p>1154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9">
                <text:p>115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4">
                <text:p>1164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9">
                <text:p>116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4">
                <text:p>1174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9">
                <text:p>117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4">
                <text:p>1184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9">
                <text:p>118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4">
                <text:p>1194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9">
                <text:p>119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99">
                <text:p>119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4">
                <text:p>120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09">
                <text:p>120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4">
                <text:p>121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19">
                <text:p>121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4">
                <text:p>122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29">
                <text:p>122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4">
                <text:p>123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39">
                <text:p>123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4">
                <text:p>124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0">
                <text:p>1250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">
                <text:p>1255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59">
                <text:p>125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0">
                <text:p>126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65">
                <text:p>126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0">
                <text:p>127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75">
                <text:p>127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0">
                <text:p>128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85">
                <text:p>128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0">
                <text:p>129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95">
                <text:p>129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0">
                <text:p>130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05">
                <text:p>130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0">
                <text:p>131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19">
                <text:p>131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0">
                <text:p>132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20">
                <text:p>132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25">
                <text:p>132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30">
                <text:p>133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35">
                <text:p>133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40">
                <text:p>134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45">
                <text:p>134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50">
                <text:p>135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55">
                <text:p>135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65">
                <text:p>136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0">
                <text:p>137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75">
                <text:p>137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79">
                <text:p>137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80">
                <text:p>138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85">
                <text:p>138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90">
                <text:p>139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95">
                <text:p>139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04">
                <text:p>1404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09">
                <text:p>140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4">
                <text:p>1414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0">
                <text:p>14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25">
                <text:p>142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0">
                <text:p>143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35">
                <text:p>143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39">
                <text:p>143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40">
                <text:p>144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45">
                <text:p>144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50">
                <text:p>145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55">
                <text:p>145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60">
                <text:p>146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65">
                <text:p>146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70">
                <text:p>147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75">
                <text:p>147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80">
                <text:p>148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85">
                <text:p>148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90">
                <text:p>149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95">
                <text:p>149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99">
                <text:p>149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00">
                <text:p>150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05">
                <text:p>150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10">
                <text:p>151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15">
                <text:p>151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20">
                <text:p>152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25">
                <text:p>152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30">
                <text:p>153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35">
                <text:p>153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40">
                <text:p>154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45">
                <text:p>154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50">
                <text:p>155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55">
                <text:p>155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59">
                <text:p>155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60">
                <text:p>156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65">
                <text:p>156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70">
                <text:p>157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75">
                <text:p>157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80">
                <text:p>158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85">
                <text:p>158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90">
                <text:p>159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95">
                <text:p>159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00">
                <text:p>160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05">
                <text:p>160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10">
                <text:p>161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15">
                <text:p>161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19">
                <text:p>161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20">
                <text:p>162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25">
                <text:p>162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30">
                <text:p>163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35">
                <text:p>163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40">
                <text:p>164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45">
                <text:p>164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50">
                <text:p>165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55">
                <text:p>165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60">
                <text:p>166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65">
                <text:p>166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70">
                <text:p>167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75">
                <text:p>167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79">
                <text:p>167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80">
                <text:p>168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85">
                <text:p>168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90">
                <text:p>169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95">
                <text:p>169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00">
                <text:p>170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05">
                <text:p>170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10">
                <text:p>171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15">
                <text:p>171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20">
                <text:p>172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25">
                <text:p>172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30">
                <text:p>173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35">
                <text:p>173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39">
                <text:p>1739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40">
                <text:p>174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45">
                <text:p>174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50">
                <text:p>175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55">
                <text:p>175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60">
                <text:p>176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65">
                <text:p>176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70">
                <text:p>177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75">
                <text:p>177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85">
                <text:p>178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93">
                <text:p>1793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98">
                <text:p>1798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99">
                <text:p>179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03">
                <text:p>1803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08">
                <text:p>180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13">
                <text:p>1813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18">
                <text:p>181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23">
                <text:p>1823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28">
                <text:p>182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34">
                <text:p>183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39">
                <text:p>183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44">
                <text:p>184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49">
                <text:p>184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54">
                <text:p>185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59">
                <text:p>1859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59">
                <text:p>1859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64">
                <text:p>1864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69">
                <text:p>1869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77">
                <text:p>1877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82">
                <text:p>1882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87">
                <text:p>1887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92">
                <text:p>1892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97">
                <text:p>1897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02">
                <text:p>1902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07">
                <text:p>1907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12">
                <text:p>1912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17">
                <text:p>1917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19">
                <text:p>191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22">
                <text:p>192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27">
                <text:p>192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32">
                <text:p>193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37">
                <text:p>193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42">
                <text:p>194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47">
                <text:p>194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52">
                <text:p>195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57">
                <text:p>195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62">
                <text:p>196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67">
                <text:p>196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72">
                <text:p>197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77">
                <text:p>197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79">
                <text:p>197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82">
                <text:p>1982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87">
                <text:p>1987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92">
                <text:p>1992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97">
                <text:p>1997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02">
                <text:p>2002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07">
                <text:p>2007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12">
                <text:p>2012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17">
                <text:p>2017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23">
                <text:p>2023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28">
                <text:p>202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33">
                <text:p>2033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38">
                <text:p>203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39">
                <text:p>2039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43">
                <text:p>2043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48">
                <text:p>2048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53">
                <text:p>2053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58">
                <text:p>2058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63">
                <text:p>2063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68">
                <text:p>2068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73">
                <text:p>2073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78">
                <text:p>2078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83">
                <text:p>2083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88">
                <text:p>2088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93">
                <text:p>2093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98">
                <text:p>2098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99">
                <text:p>209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03">
                <text:p>2103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08">
                <text:p>210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13">
                <text:p>2113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18">
                <text:p>211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23">
                <text:p>2123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28">
                <text:p>212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33">
                <text:p>2133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38">
                <text:p>213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43">
                <text:p>2143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148">
                <text:p>214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153">
                <text:p>2153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158">
                <text:p>215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158">
                <text:p>215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59">
                <text:p>215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63">
                <text:p>2163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68">
                <text:p>216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68">
                <text:p>216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173">
                <text:p>2173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78">
                <text:p>217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183">
                <text:p>2183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188">
                <text:p>218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193">
                <text:p>2193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198">
                <text:p>219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03">
                <text:p>2203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08">
                <text:p>220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13">
                <text:p>2213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18">
                <text:p>221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18">
                <text:p>221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21">
                <text:p>2221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23">
                <text:p>2223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228">
                <text:p>2228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233">
                <text:p>2233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238">
                <text:p>2238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243">
                <text:p>2243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248">
                <text:p>2248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253">
                <text:p>2253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258">
                <text:p>2258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263">
                <text:p>2263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268">
                <text:p>2268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273">
                <text:p>2273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278">
                <text:p>2278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278">
                <text:p>2278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79">
                <text:p>227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83">
                <text:p>228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288">
                <text:p>228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93">
                <text:p>229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298">
                <text:p>229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03">
                <text:p>230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10">
                <text:p>231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15">
                <text:p>231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320">
                <text:p>232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325">
                <text:p>232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330">
                <text:p>233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339">
                <text:p>233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340">
                <text:p>234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45">
                <text:p>234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50">
                <text:p>235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355">
                <text:p>235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60">
                <text:p>236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65">
                <text:p>236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370">
                <text:p>237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375">
                <text:p>237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80">
                <text:p>238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385">
                <text:p>238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390">
                <text:p>239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95">
                <text:p>239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00">
                <text:p>2400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00">
                <text:p>2400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05">
                <text:p>2405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10">
                <text:p>2410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415">
                <text:p>2415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420">
                <text:p>2420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425">
                <text:p>2425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430">
                <text:p>2430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435">
                <text:p>2435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440">
                <text:p>2440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445">
                <text:p>2445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450">
                <text:p>2450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455">
                <text:p>2455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459">
                <text:p>245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60">
                <text:p>246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465">
                <text:p>246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470">
                <text:p>247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475">
                <text:p>247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80">
                <text:p>248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85">
                <text:p>248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90">
                <text:p>249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495">
                <text:p>249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00">
                <text:p>250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05">
                <text:p>250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510">
                <text:p>251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515">
                <text:p>251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18">
                <text:p>251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520">
                <text:p>252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525">
                <text:p>252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530">
                <text:p>253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35">
                <text:p>253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540">
                <text:p>254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45">
                <text:p>254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50">
                <text:p>255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555">
                <text:p>255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560">
                <text:p>256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562">
                <text:p>2562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68">
                <text:p>256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73">
                <text:p>2573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578">
                <text:p>257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579">
                <text:p>257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83">
                <text:p>258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88">
                <text:p>258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593">
                <text:p>259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598">
                <text:p>259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03">
                <text:p>260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608">
                <text:p>260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613">
                <text:p>261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618">
                <text:p>261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623">
                <text:p>262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628">
                <text:p>262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633">
                <text:p>263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638">
                <text:p>263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639">
                <text:p>263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643">
                <text:p>264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648">
                <text:p>264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653">
                <text:p>265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658">
                <text:p>265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63">
                <text:p>266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668">
                <text:p>266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673">
                <text:p>267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678">
                <text:p>267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83">
                <text:p>268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688">
                <text:p>268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693">
                <text:p>269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698">
                <text:p>269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698">
                <text:p>269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03">
                <text:p>270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708">
                <text:p>270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713">
                <text:p>271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18">
                <text:p>271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723">
                <text:p>272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728">
                <text:p>272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733">
                <text:p>273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738">
                <text:p>273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743">
                <text:p>274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48">
                <text:p>274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754">
                <text:p>2754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759">
                <text:p>275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759">
                <text:p>275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764">
                <text:p>276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69">
                <text:p>276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774">
                <text:p>277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79">
                <text:p>277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784">
                <text:p>278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89">
                <text:p>278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94">
                <text:p>279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799">
                <text:p>279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804">
                <text:p>280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809">
                <text:p>280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814">
                <text:p>281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819">
                <text:p>281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819">
                <text:p>281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824">
                <text:p>282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829">
                <text:p>282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834">
                <text:p>283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839">
                <text:p>283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844">
                <text:p>284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849">
                <text:p>284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854">
                <text:p>285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859">
                <text:p>285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864">
                <text:p>286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869">
                <text:p>286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874">
                <text:p>287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879">
                <text:p>287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884">
                <text:p>288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889">
                <text:p>288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894">
                <text:p>289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899">
                <text:p>289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904">
                <text:p>290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909">
                <text:p>290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914">
                <text:p>291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918">
                <text:p>2918</text:p>
              </table:table-cell>
              <table:table-cell office:value-type="float" office:value="133">
                <text:p>13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919">
                <text:p>2919</text:p>
              </table:table-cell>
              <table:table-cell office:value-type="float" office:value="133">
                <text:p>13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924">
                <text:p>2924</text:p>
              </table:table-cell>
              <table:table-cell office:value-type="float" office:value="133">
                <text:p>13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929">
                <text:p>2929</text:p>
              </table:table-cell>
              <table:table-cell office:value-type="float" office:value="133">
                <text:p>13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934">
                <text:p>2934</text:p>
              </table:table-cell>
              <table:table-cell office:value-type="float" office:value="133">
                <text:p>13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939">
                <text:p>293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939">
                <text:p>293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44">
                <text:p>294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949">
                <text:p>294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954">
                <text:p>295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959">
                <text:p>295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964">
                <text:p>296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969">
                <text:p>296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974">
                <text:p>297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979">
                <text:p>297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984">
                <text:p>298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989">
                <text:p>298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994">
                <text:p>299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999">
                <text:p>299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999">
                <text:p>299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004">
                <text:p>300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09">
                <text:p>300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014">
                <text:p>301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019">
                <text:p>301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024">
                <text:p>302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029">
                <text:p>302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034">
                <text:p>303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039">
                <text:p>303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044">
                <text:p>304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049">
                <text:p>304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054">
                <text:p>305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59">
                <text:p>305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059">
                <text:p>305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064">
                <text:p>3064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069">
                <text:p>306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074">
                <text:p>3074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079">
                <text:p>307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084">
                <text:p>3084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089">
                <text:p>308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094">
                <text:p>3094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099">
                <text:p>309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104">
                <text:p>3104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109">
                <text:p>310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114">
                <text:p>3114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119">
                <text:p>311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119">
                <text:p>311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124">
                <text:p>312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129">
                <text:p>312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134">
                <text:p>313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139">
                <text:p>313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144">
                <text:p>314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149">
                <text:p>314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154">
                <text:p>315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159">
                <text:p>315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164">
                <text:p>316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169">
                <text:p>316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174">
                <text:p>317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179">
                <text:p>317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179">
                <text:p>317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184">
                <text:p>318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189">
                <text:p>318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194">
                <text:p>319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199">
                <text:p>319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204">
                <text:p>320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209">
                <text:p>320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214">
                <text:p>321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219">
                <text:p>321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224">
                <text:p>322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229">
                <text:p>322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234">
                <text:p>323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239">
                <text:p>3239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239">
                <text:p>3239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244">
                <text:p>3244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249">
                <text:p>3249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254">
                <text:p>3254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259">
                <text:p>3259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264">
                <text:p>3264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269">
                <text:p>3269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274">
                <text:p>3274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279">
                <text:p>3279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284">
                <text:p>3284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289">
                <text:p>3289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295">
                <text:p>329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299">
                <text:p>329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300">
                <text:p>330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305">
                <text:p>330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310">
                <text:p>331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315">
                <text:p>331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320">
                <text:p>332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325">
                <text:p>332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330">
                <text:p>333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335">
                <text:p>333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340">
                <text:p>334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345">
                <text:p>334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350">
                <text:p>335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355">
                <text:p>335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360">
                <text:p>336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360">
                <text:p>336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365">
                <text:p>336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370">
                <text:p>337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375">
                <text:p>337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380">
                <text:p>338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385">
                <text:p>338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390">
                <text:p>339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395">
                <text:p>339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400">
                <text:p>340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405">
                <text:p>340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410">
                <text:p>341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415">
                <text:p>341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419">
                <text:p>3419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420">
                <text:p>342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425">
                <text:p>342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430">
                <text:p>343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435">
                <text:p>343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440">
                <text:p>344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445">
                <text:p>344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450">
                <text:p>345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455">
                <text:p>345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460">
                <text:p>346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465">
                <text:p>346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470">
                <text:p>347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479">
                <text:p>347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480">
                <text:p>348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485">
                <text:p>348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490">
                <text:p>349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495">
                <text:p>349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500">
                <text:p>350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505">
                <text:p>350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510">
                <text:p>351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515">
                <text:p>351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520">
                <text:p>352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525">
                <text:p>352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530">
                <text:p>353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535">
                <text:p>353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539">
                <text:p>353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540">
                <text:p>354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545">
                <text:p>354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550">
                <text:p>355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555">
                <text:p>355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560">
                <text:p>356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565">
                <text:p>356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570">
                <text:p>357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575">
                <text:p>357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580">
                <text:p>358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585">
                <text:p>358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590">
                <text:p>359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595">
                <text:p>359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599">
                <text:p>3599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600">
                <text:p>360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605">
                <text:p>360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610">
                <text:p>361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615">
                <text:p>361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620">
                <text:p>362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625">
                <text:p>362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630">
                <text:p>363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635">
                <text:p>363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640">
                <text:p>364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645">
                <text:p>364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650">
                <text:p>3650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655">
                <text:p>365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659">
                <text:p>365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660">
                <text:p>366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660">
                <text:p>366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665">
                <text:p>366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670">
                <text:p>367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675">
                <text:p>367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680">
                <text:p>368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685">
                <text:p>368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690">
                <text:p>369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695">
                <text:p>369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700">
                <text:p>370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705">
                <text:p>370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710">
                <text:p>3710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715">
                <text:p>371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719">
                <text:p>37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720">
                <text:p>37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725">
                <text:p>372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730">
                <text:p>373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730">
                <text:p>373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735">
                <text:p>373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740">
                <text:p>374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745">
                <text:p>374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750">
                <text:p>375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755">
                <text:p>375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760">
                <text:p>376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765">
                <text:p>376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770">
                <text:p>377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775">
                <text:p>377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779">
                <text:p>377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780">
                <text:p>378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785">
                <text:p>378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790">
                <text:p>379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795">
                <text:p>379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800">
                <text:p>380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805">
                <text:p>380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810">
                <text:p>381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815">
                <text:p>381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820">
                <text:p>382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825">
                <text:p>382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829">
                <text:p>382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831">
                <text:p>3831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836">
                <text:p>3836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839">
                <text:p>383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841">
                <text:p>3841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844">
                <text:p>3844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849">
                <text:p>384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854">
                <text:p>3854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859">
                <text:p>385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864">
                <text:p>3864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869">
                <text:p>386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874">
                <text:p>3874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879">
                <text:p>387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884">
                <text:p>3884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889">
                <text:p>388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894">
                <text:p>3894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898">
                <text:p>389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899">
                <text:p>389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904">
                <text:p>390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909">
                <text:p>390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914">
                <text:p>391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919">
                <text:p>391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924">
                <text:p>392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929">
                <text:p>392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934">
                <text:p>393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939">
                <text:p>393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944">
                <text:p>394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949">
                <text:p>394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954">
                <text:p>395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959">
                <text:p>395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959">
                <text:p>395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964">
                <text:p>396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969">
                <text:p>396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974">
                <text:p>397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979">
                <text:p>397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984">
                <text:p>398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990">
                <text:p>399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995">
                <text:p>399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000">
                <text:p>400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005">
                <text:p>400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010">
                <text:p>401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015">
                <text:p>401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019">
                <text:p>401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020">
                <text:p>402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025">
                <text:p>402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030">
                <text:p>403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035">
                <text:p>403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040">
                <text:p>404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045">
                <text:p>404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050">
                <text:p>405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055">
                <text:p>405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060">
                <text:p>406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065">
                <text:p>406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075">
                <text:p>407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079">
                <text:p>407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080">
                <text:p>408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085">
                <text:p>408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090">
                <text:p>409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095">
                <text:p>409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105">
                <text:p>410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110">
                <text:p>411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115">
                <text:p>411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120">
                <text:p>412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125">
                <text:p>412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130">
                <text:p>413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135">
                <text:p>413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138">
                <text:p>413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139">
                <text:p>413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144">
                <text:p>414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149">
                <text:p>414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154">
                <text:p>415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159">
                <text:p>415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164">
                <text:p>416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169">
                <text:p>416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174">
                <text:p>417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179">
                <text:p>417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184">
                <text:p>418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189">
                <text:p>418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194">
                <text:p>419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199">
                <text:p>419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199">
                <text:p>419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204">
                <text:p>420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209">
                <text:p>420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214">
                <text:p>421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219">
                <text:p>421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224">
                <text:p>422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229">
                <text:p>422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234">
                <text:p>423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239">
                <text:p>423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244">
                <text:p>424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249">
                <text:p>424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254">
                <text:p>425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259">
                <text:p>425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259">
                <text:p>425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264">
                <text:p>426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269">
                <text:p>426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274">
                <text:p>427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279">
                <text:p>427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284">
                <text:p>428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289">
                <text:p>428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294">
                <text:p>429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299">
                <text:p>429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304">
                <text:p>430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309">
                <text:p>430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314">
                <text:p>431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319">
                <text:p>431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319">
                <text:p>431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324">
                <text:p>432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329">
                <text:p>432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334">
                <text:p>433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339">
                <text:p>433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344">
                <text:p>434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349">
                <text:p>434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354">
                <text:p>435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359">
                <text:p>435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364">
                <text:p>436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369">
                <text:p>436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374">
                <text:p>437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379">
                <text:p>437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379">
                <text:p>437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384">
                <text:p>438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389">
                <text:p>438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394">
                <text:p>439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399">
                <text:p>439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404">
                <text:p>440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409">
                <text:p>440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414">
                <text:p>441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419">
                <text:p>441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424">
                <text:p>442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429">
                <text:p>442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434">
                <text:p>443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438">
                <text:p>4438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439">
                <text:p>443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439">
                <text:p>443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444">
                <text:p>4444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449">
                <text:p>444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454">
                <text:p>4454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459">
                <text:p>445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464">
                <text:p>4464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469">
                <text:p>446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474">
                <text:p>4474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479">
                <text:p>447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484">
                <text:p>4484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489">
                <text:p>448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494">
                <text:p>4494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499">
                <text:p>449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499">
                <text:p>449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504">
                <text:p>450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509">
                <text:p>450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514">
                <text:p>451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519">
                <text:p>451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524">
                <text:p>452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529">
                <text:p>452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534">
                <text:p>453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539">
                <text:p>453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544">
                <text:p>454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549">
                <text:p>454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554">
                <text:p>455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559">
                <text:p>455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559">
                <text:p>455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564">
                <text:p>456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569">
                <text:p>456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574">
                <text:p>457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579">
                <text:p>457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584">
                <text:p>458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594">
                <text:p>459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599">
                <text:p>459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604">
                <text:p>460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609">
                <text:p>460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614">
                <text:p>461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618">
                <text:p>461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619">
                <text:p>461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627">
                <text:p>462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632">
                <text:p>463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637">
                <text:p>463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642">
                <text:p>464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647">
                <text:p>464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652">
                <text:p>465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657">
                <text:p>465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662">
                <text:p>466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667">
                <text:p>466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672">
                <text:p>467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679">
                <text:p>4679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682">
                <text:p>4682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687">
                <text:p>4687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697">
                <text:p>4697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705">
                <text:p>4705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712">
                <text:p>4712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722">
                <text:p>4722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727">
                <text:p>4727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737">
                <text:p>4737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738">
                <text:p>473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742">
                <text:p>474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742">
                <text:p>474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752">
                <text:p>475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757">
                <text:p>475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762">
                <text:p>476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772">
                <text:p>477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777">
                <text:p>477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782">
                <text:p>478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785">
                <text:p>478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